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1" svg:font-family="'DejaVu Sans Mono'" style:font-pitch="fixed"/>
    <style:font-face style:name="DejaVu Sans Mono2"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text-properties officeooo:rsid="00142b26" officeooo:paragraph-rsid="0016567d"/>
    </style:style>
    <style:style style:name="P3" style:family="paragraph" style:parent-style-name="Text_20_body">
      <style:text-properties officeooo:rsid="0016567d" officeooo:paragraph-rsid="00196d23"/>
    </style:style>
    <style:style style:name="P4" style:family="paragraph" style:parent-style-name="Text_20_body">
      <style:text-properties officeooo:rsid="0016567d" officeooo:paragraph-rsid="002e34fd"/>
    </style:style>
    <style:style style:name="P5" style:family="paragraph" style:parent-style-name="Text_20_body">
      <style:text-properties officeooo:rsid="002228cb" officeooo:paragraph-rsid="002228cb"/>
    </style:style>
    <style:style style:name="P6" style:family="paragraph" style:parent-style-name="Text_20_body">
      <style:text-properties officeooo:rsid="0026ff23" officeooo:paragraph-rsid="0026ff23"/>
    </style:style>
    <style:style style:name="P7" style:family="paragraph" style:parent-style-name="Text_20_body">
      <style:text-properties officeooo:rsid="004693fb" officeooo:paragraph-rsid="0079f1c4"/>
    </style:style>
    <style:style style:name="P8" style:family="paragraph" style:parent-style-name="Text_20_body">
      <style:text-properties officeooo:rsid="005155b8" officeooo:paragraph-rsid="0079f1c4"/>
    </style:style>
    <style:style style:name="P9" style:family="paragraph" style:parent-style-name="Text_20_body">
      <style:text-properties officeooo:rsid="005383a3" officeooo:paragraph-rsid="007899b2"/>
    </style:style>
    <style:style style:name="P10" style:family="paragraph" style:parent-style-name="Text_20_body">
      <style:text-properties officeooo:rsid="0054ba05" officeooo:paragraph-rsid="0054ba05"/>
    </style:style>
    <style:style style:name="P11" style:family="paragraph" style:parent-style-name="Text_20_body">
      <style:text-properties officeooo:rsid="0057499f" officeooo:paragraph-rsid="0057499f"/>
    </style:style>
    <style:style style:name="P12" style:family="paragraph" style:parent-style-name="Text_20_body">
      <style:text-properties officeooo:rsid="00a3f604" officeooo:paragraph-rsid="00a49adb"/>
    </style:style>
    <style:style style:name="P13" style:family="paragraph" style:parent-style-name="Text_20_body">
      <style:text-properties officeooo:rsid="00a4f4a9" officeooo:paragraph-rsid="00a4f4a9"/>
    </style:style>
    <style:style style:name="P14" style:family="paragraph" style:parent-style-name="Text_20_body">
      <style:text-properties officeooo:rsid="00b7f70c" officeooo:paragraph-rsid="00bd5bcb"/>
    </style:style>
    <style:style style:name="P15" style:family="paragraph" style:parent-style-name="Text_20_body">
      <style:text-properties officeooo:rsid="00bf0641" officeooo:paragraph-rsid="00bf0641"/>
    </style:style>
    <style:style style:name="P16" style:family="paragraph" style:parent-style-name="Standard">
      <style:paragraph-properties fo:text-align="justify" style:justify-single-word="false"/>
      <style:text-properties officeooo:rsid="00bf0641" officeooo:paragraph-rsid="00bf0641"/>
    </style:style>
    <style:style style:name="P17" style:family="paragraph" style:parent-style-name="Text_20_body" style:list-style-name="L1">
      <style:text-properties officeooo:rsid="0015eba2" officeooo:paragraph-rsid="0016567d"/>
    </style:style>
    <style:style style:name="P18" style:family="paragraph" style:parent-style-name="Text_20_body" style:list-style-name="L6">
      <style:text-properties officeooo:rsid="0015eba2" officeooo:paragraph-rsid="00c76e74"/>
    </style:style>
    <style:style style:name="P19" style:family="paragraph" style:parent-style-name="Text_20_body" style:list-style-name="L7">
      <style:text-properties officeooo:rsid="0015eba2" officeooo:paragraph-rsid="01552de9"/>
    </style:style>
    <style:style style:name="P20" style:family="paragraph" style:parent-style-name="Text_20_body" style:list-style-name="L1">
      <style:text-properties officeooo:rsid="001c43ce" officeooo:paragraph-rsid="001c43ce"/>
    </style:style>
    <style:style style:name="P21" style:family="paragraph" style:parent-style-name="Text_20_body" style:list-style-name="L6">
      <style:text-properties officeooo:rsid="001c43ce" officeooo:paragraph-rsid="00c76e74"/>
    </style:style>
    <style:style style:name="P22" style:family="paragraph" style:parent-style-name="Text_20_body" style:list-style-name="L7">
      <style:text-properties officeooo:rsid="001c43ce" officeooo:paragraph-rsid="01552de9"/>
    </style:style>
    <style:style style:name="P23" style:family="paragraph" style:parent-style-name="Text_20_body" style:list-style-name="L1">
      <style:text-properties officeooo:rsid="0016567d" officeooo:paragraph-rsid="001c43ce"/>
    </style:style>
    <style:style style:name="P24" style:family="paragraph" style:parent-style-name="Text_20_body">
      <style:text-properties officeooo:rsid="0016567d" officeooo:paragraph-rsid="001cc74e"/>
    </style:style>
    <style:style style:name="P25" style:family="paragraph" style:parent-style-name="Text_20_body" style:list-style-name="L6">
      <style:text-properties officeooo:rsid="0016567d" officeooo:paragraph-rsid="00c76e74"/>
    </style:style>
    <style:style style:name="P26" style:family="paragraph" style:parent-style-name="Text_20_body">
      <style:text-properties officeooo:rsid="0016567d" officeooo:paragraph-rsid="001c083a"/>
    </style:style>
    <style:style style:name="P27" style:family="paragraph" style:parent-style-name="Text_20_body" style:list-style-name="L7">
      <style:text-properties officeooo:rsid="0016567d" officeooo:paragraph-rsid="01552de9"/>
    </style:style>
    <style:style style:name="P28" style:family="paragraph" style:parent-style-name="Text_20_body">
      <style:text-properties officeooo:rsid="0016567d" officeooo:paragraph-rsid="01cf04c6"/>
    </style:style>
    <style:style style:name="P29" style:family="paragraph" style:parent-style-name="Text_20_body" style:list-style-name="L2">
      <style:text-properties officeooo:rsid="002068d9" officeooo:paragraph-rsid="002068d9"/>
    </style:style>
    <style:style style:name="P30" style:family="paragraph" style:parent-style-name="Text_20_body" style:list-style-name="L3">
      <style:text-properties officeooo:rsid="002228cb" officeooo:paragraph-rsid="002228cb"/>
    </style:style>
    <style:style style:name="P31" style:family="paragraph" style:parent-style-name="Text_20_body" style:list-style-name="L4">
      <style:text-properties officeooo:rsid="00268d9a" officeooo:paragraph-rsid="001d91f7"/>
    </style:style>
    <style:style style:name="P32" style:family="paragraph" style:parent-style-name="Text_20_body" style:list-style-name="L4">
      <style:text-properties officeooo:rsid="002409d6" officeooo:paragraph-rsid="002409d6"/>
    </style:style>
    <style:style style:name="P33" style:family="paragraph" style:parent-style-name="Text_20_body" style:list-style-name="L4">
      <style:text-properties officeooo:rsid="001d91f7" officeooo:paragraph-rsid="001d91f7"/>
    </style:style>
    <style:style style:name="P34" style:family="paragraph" style:parent-style-name="Text_20_body">
      <style:text-properties officeooo:rsid="009c0b02" officeooo:paragraph-rsid="00eed0cd"/>
    </style:style>
    <style:style style:name="P35" style:family="paragraph" style:parent-style-name="Text_20_body">
      <style:text-properties officeooo:rsid="006d437d" officeooo:paragraph-rsid="0079f1c4"/>
    </style:style>
    <style:style style:name="P36" style:family="paragraph" style:parent-style-name="Text_20_body" style:list-style-name="L5">
      <style:text-properties officeooo:paragraph-rsid="007899b2"/>
    </style:style>
    <style:style style:name="P37" style:family="paragraph" style:parent-style-name="Text_20_body" style:list-style-name="L5">
      <style:text-properties officeooo:rsid="00603ea1" officeooo:paragraph-rsid="007899b2"/>
    </style:style>
    <style:style style:name="P38" style:family="paragraph" style:parent-style-name="Text_20_body" style:list-style-name="L5">
      <style:text-properties officeooo:rsid="005383a3" officeooo:paragraph-rsid="007899b2"/>
    </style:style>
    <style:style style:name="P39" style:family="paragraph" style:parent-style-name="Text_20_body" style:list-style-name="L5">
      <style:text-properties officeooo:rsid="00450fae" officeooo:paragraph-rsid="007899b2"/>
    </style:style>
    <style:style style:name="P40" style:family="paragraph" style:parent-style-name="Text_20_body">
      <style:text-properties officeooo:rsid="00450fae" officeooo:paragraph-rsid="0111c6da"/>
    </style:style>
    <style:style style:name="P41" style:family="paragraph" style:parent-style-name="Text_20_body">
      <style:text-properties officeooo:rsid="0070ff1a" officeooo:paragraph-rsid="0112d830"/>
    </style:style>
    <style:style style:name="P42" style:family="paragraph" style:parent-style-name="Text_20_body">
      <style:text-properties officeooo:rsid="00450f67" officeooo:paragraph-rsid="00a4f4a9"/>
    </style:style>
    <style:style style:name="P43" style:family="paragraph" style:parent-style-name="Text_20_body">
      <style:text-properties officeooo:rsid="00a4f4a9" officeooo:paragraph-rsid="00a4f4a9"/>
    </style:style>
    <style:style style:name="P44" style:family="paragraph" style:parent-style-name="Text_20_body">
      <style:text-properties officeooo:rsid="00a4f4a9" officeooo:paragraph-rsid="00c17bfe"/>
    </style:style>
    <style:style style:name="P45" style:family="paragraph" style:parent-style-name="Text_20_body">
      <style:text-properties officeooo:rsid="007d1d94" officeooo:paragraph-rsid="00c0a3de"/>
    </style:style>
    <style:style style:name="P46" style:family="paragraph" style:parent-style-name="Text_20_body">
      <style:text-properties officeooo:rsid="00c0a3de" officeooo:paragraph-rsid="00c0a3de"/>
    </style:style>
    <style:style style:name="P47" style:family="paragraph" style:parent-style-name="Text_20_body">
      <style:text-properties officeooo:rsid="00a49adb" officeooo:paragraph-rsid="00a49adb"/>
    </style:style>
    <style:style style:name="P48" style:family="paragraph" style:parent-style-name="Text_20_body">
      <style:text-properties officeooo:rsid="00a8ce4d" officeooo:paragraph-rsid="0168bb81"/>
    </style:style>
    <style:style style:name="P49" style:family="paragraph" style:parent-style-name="Text_20_body">
      <style:text-properties officeooo:rsid="00a8ce4d" officeooo:paragraph-rsid="016dcaaf"/>
    </style:style>
    <style:style style:name="P50" style:family="paragraph" style:parent-style-name="Text_20_body">
      <style:text-properties officeooo:rsid="00c76e74" officeooo:paragraph-rsid="00c76e74"/>
    </style:style>
    <style:style style:name="P51" style:family="paragraph" style:parent-style-name="Text_20_body" style:list-style-name="L6">
      <style:text-properties officeooo:rsid="00c98752" officeooo:paragraph-rsid="00c98752"/>
    </style:style>
    <style:style style:name="P52"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53" style:family="paragraph" style:parent-style-name="Text_20_body">
      <style:text-properties officeooo:paragraph-rsid="00196d23"/>
    </style:style>
    <style:style style:name="P54" style:family="paragraph" style:parent-style-name="Text_20_body">
      <style:text-properties officeooo:paragraph-rsid="00d4c607"/>
    </style:style>
    <style:style style:name="P55" style:family="paragraph" style:parent-style-name="Text_20_body">
      <style:text-properties officeooo:rsid="00d4c607" officeooo:paragraph-rsid="00d4c607"/>
    </style:style>
    <style:style style:name="P56" style:family="paragraph" style:parent-style-name="Text_20_body">
      <style:text-properties officeooo:paragraph-rsid="002068d9"/>
    </style:style>
    <style:style style:name="P57" style:family="paragraph" style:parent-style-name="Text_20_body">
      <style:text-properties officeooo:paragraph-rsid="002228cb"/>
    </style:style>
    <style:style style:name="P58" style:family="paragraph" style:parent-style-name="Text_20_body">
      <style:text-properties officeooo:rsid="00d85518" officeooo:paragraph-rsid="00d85518"/>
    </style:style>
    <style:style style:name="P59" style:family="paragraph" style:parent-style-name="Text_20_body">
      <style:text-properties officeooo:rsid="00e868c2" officeooo:paragraph-rsid="00e868c2"/>
    </style:style>
    <style:style style:name="P60" style:family="paragraph" style:parent-style-name="Text_20_body">
      <style:text-properties officeooo:rsid="00e9f530" officeooo:paragraph-rsid="011905ce"/>
    </style:style>
    <style:style style:name="P61" style:family="paragraph" style:parent-style-name="Text_20_body">
      <style:text-properties officeooo:rsid="00edf732" officeooo:paragraph-rsid="00f4170e"/>
    </style:style>
    <style:style style:name="P62" style:family="paragraph" style:parent-style-name="Text_20_body">
      <style:text-properties officeooo:rsid="00eed0cd" officeooo:paragraph-rsid="00eed0cd"/>
    </style:style>
    <style:style style:name="P63" style:family="paragraph" style:parent-style-name="Text_20_body">
      <style:text-properties officeooo:rsid="00eed0cd" officeooo:paragraph-rsid="0187660b"/>
    </style:style>
    <style:style style:name="P64" style:family="paragraph" style:parent-style-name="Text_20_body">
      <style:text-properties officeooo:rsid="00af287b" officeooo:paragraph-rsid="00af287b"/>
    </style:style>
    <style:style style:name="P65" style:family="paragraph" style:parent-style-name="Text_20_body">
      <style:text-properties officeooo:paragraph-rsid="00f4170e"/>
    </style:style>
    <style:style style:name="P66" style:family="paragraph" style:parent-style-name="Text_20_body">
      <style:text-properties officeooo:rsid="010842f1" officeooo:paragraph-rsid="010842f1"/>
    </style:style>
    <style:style style:name="P67" style:family="paragraph" style:parent-style-name="Text_20_body">
      <style:text-properties officeooo:rsid="010842f1" officeooo:paragraph-rsid="0108b400"/>
    </style:style>
    <style:style style:name="P68" style:family="paragraph" style:parent-style-name="Text_20_body">
      <style:text-properties officeooo:rsid="010842f1" officeooo:paragraph-rsid="010e6877"/>
    </style:style>
    <style:style style:name="P69" style:family="paragraph" style:parent-style-name="Text_20_body">
      <style:text-properties officeooo:paragraph-rsid="007899b2"/>
    </style:style>
    <style:style style:name="P70" style:family="paragraph" style:parent-style-name="Text_20_body">
      <style:text-properties officeooo:rsid="004693fb" officeooo:paragraph-rsid="0079f1c4"/>
    </style:style>
    <style:style style:name="P71" style:family="paragraph" style:parent-style-name="Text_20_body">
      <style:text-properties officeooo:rsid="012257ad" officeooo:paragraph-rsid="012257ad"/>
    </style:style>
    <style:style style:name="P72" style:family="paragraph" style:parent-style-name="Text_20_body">
      <style:text-properties officeooo:rsid="012408af" officeooo:paragraph-rsid="0128651b"/>
    </style:style>
    <style:style style:name="P73" style:family="paragraph" style:parent-style-name="Text_20_body">
      <style:text-properties officeooo:rsid="01275a12" officeooo:paragraph-rsid="01275a12"/>
    </style:style>
    <style:style style:name="P74" style:family="paragraph" style:parent-style-name="Text_20_body">
      <style:text-properties officeooo:paragraph-rsid="01275a12"/>
    </style:style>
    <style:style style:name="P75" style:family="paragraph" style:parent-style-name="Text_20_body">
      <style:text-properties officeooo:paragraph-rsid="01290e03"/>
    </style:style>
    <style:style style:name="P76" style:family="paragraph" style:parent-style-name="Text_20_body">
      <style:text-properties officeooo:rsid="001c083a" officeooo:paragraph-rsid="002228cb"/>
    </style:style>
    <style:style style:name="P77" style:family="paragraph" style:parent-style-name="Text_20_body">
      <style:text-properties officeooo:paragraph-rsid="003f04ba"/>
    </style:style>
    <style:style style:name="P78" style:family="paragraph" style:parent-style-name="Text_20_body">
      <style:text-properties officeooo:rsid="014938eb" officeooo:paragraph-rsid="014938eb"/>
    </style:style>
    <style:style style:name="P79" style:family="paragraph" style:parent-style-name="Text_20_body">
      <style:text-properties officeooo:rsid="003df808" officeooo:paragraph-rsid="0153ba04"/>
    </style:style>
    <style:style style:name="P80" style:family="paragraph" style:parent-style-name="Text_20_body">
      <style:text-properties officeooo:rsid="003df808" officeooo:paragraph-rsid="00450f67"/>
    </style:style>
    <style:style style:name="P81" style:family="paragraph" style:parent-style-name="Text_20_body" style:list-style-name="L7">
      <style:text-properties officeooo:rsid="01552de9" officeooo:paragraph-rsid="01552de9"/>
    </style:style>
    <style:style style:name="P82" style:family="paragraph" style:parent-style-name="Text_20_body" style:list-style-name="L6">
      <style:text-properties officeooo:rsid="015858b7" officeooo:paragraph-rsid="015858b7"/>
    </style:style>
    <style:style style:name="P83" style:family="paragraph" style:parent-style-name="Text_20_body">
      <style:text-properties officeooo:rsid="016987ab" officeooo:paragraph-rsid="016987ab"/>
    </style:style>
    <style:style style:name="P84" style:family="paragraph" style:parent-style-name="Text_20_body">
      <style:text-properties officeooo:rsid="00bd5bcb" officeooo:paragraph-rsid="00bd5bcb"/>
    </style:style>
    <style:style style:name="P85" style:family="paragraph" style:parent-style-name="Text_20_body">
      <style:text-properties officeooo:rsid="01a2eb53" officeooo:paragraph-rsid="02881cf0"/>
    </style:style>
    <style:style style:name="P86" style:family="paragraph" style:parent-style-name="Text_20_body">
      <style:text-properties officeooo:rsid="01ac1a75" officeooo:paragraph-rsid="01ac1a75"/>
    </style:style>
    <style:style style:name="P87" style:family="paragraph" style:parent-style-name="Text_20_body" style:list-style-name="L8">
      <style:text-properties officeooo:rsid="01ac1a75" officeooo:paragraph-rsid="01ac1a75"/>
    </style:style>
    <style:style style:name="P88" style:family="paragraph" style:parent-style-name="Text_20_body" style:list-style-name="L8">
      <style:text-properties officeooo:rsid="01ac1a75" officeooo:paragraph-rsid="01acf3d6"/>
    </style:style>
    <style:style style:name="P89" style:family="paragraph" style:parent-style-name="Text_20_body" style:list-style-name="L8">
      <style:text-properties officeooo:rsid="01acf3d6" officeooo:paragraph-rsid="01acf3d6"/>
    </style:style>
    <style:style style:name="P90" style:family="paragraph" style:parent-style-name="Text_20_body">
      <style:text-properties officeooo:rsid="01acf3d6" officeooo:paragraph-rsid="01acf3d6"/>
    </style:style>
    <style:style style:name="P91" style:family="paragraph" style:parent-style-name="Text_20_body">
      <style:text-properties officeooo:rsid="01af159a" officeooo:paragraph-rsid="01af159a"/>
    </style:style>
    <style:style style:name="P92" style:family="paragraph" style:parent-style-name="Text_20_body">
      <style:text-properties officeooo:rsid="01b02cc3" officeooo:paragraph-rsid="01b02cc3"/>
    </style:style>
    <style:style style:name="P93" style:family="paragraph" style:parent-style-name="Text_20_body">
      <style:text-properties officeooo:rsid="01b26545" officeooo:paragraph-rsid="01b26545"/>
    </style:style>
    <style:style style:name="P94" style:family="paragraph" style:parent-style-name="Text_20_body">
      <style:text-properties officeooo:rsid="01b99ac2" officeooo:paragraph-rsid="01b99ac2"/>
    </style:style>
    <style:style style:name="P95" style:family="paragraph" style:parent-style-name="Text_20_body">
      <style:text-properties officeooo:rsid="01b99ac2" officeooo:paragraph-rsid="01be3636"/>
    </style:style>
    <style:style style:name="P96" style:family="paragraph" style:parent-style-name="Text_20_body">
      <style:text-properties officeooo:rsid="01bdc654" officeooo:paragraph-rsid="01c1248a"/>
    </style:style>
    <style:style style:name="P97" style:family="paragraph" style:parent-style-name="Text_20_body">
      <style:text-properties officeooo:rsid="01be3636" officeooo:paragraph-rsid="01be3636"/>
    </style:style>
    <style:style style:name="P98" style:family="paragraph" style:parent-style-name="Text_20_body">
      <style:text-properties officeooo:rsid="01c1248a" officeooo:paragraph-rsid="01c1248a"/>
    </style:style>
    <style:style style:name="P99" style:family="paragraph" style:parent-style-name="Text_20_body">
      <style:text-properties officeooo:rsid="01c81029" officeooo:paragraph-rsid="01c81029"/>
    </style:style>
    <style:style style:name="P100" style:family="paragraph" style:parent-style-name="Text_20_body">
      <style:text-properties officeooo:rsid="01c8ff50" officeooo:paragraph-rsid="01c8ff50"/>
    </style:style>
    <style:style style:name="P101" style:family="paragraph" style:parent-style-name="Text_20_body">
      <style:text-properties officeooo:rsid="00142b26" officeooo:paragraph-rsid="0016567d"/>
    </style:style>
    <style:style style:name="P102" style:family="paragraph" style:parent-style-name="Text_20_body">
      <style:text-properties officeooo:rsid="01cd004f" officeooo:paragraph-rsid="01cd004f"/>
    </style:style>
    <style:style style:name="P103" style:family="paragraph" style:parent-style-name="Text_20_body">
      <style:text-properties officeooo:rsid="01dff6af" officeooo:paragraph-rsid="01dff6af"/>
    </style:style>
    <style:style style:name="P104" style:family="paragraph" style:parent-style-name="Text_20_body">
      <style:text-properties officeooo:rsid="01e43622" officeooo:paragraph-rsid="01e43622"/>
    </style:style>
    <style:style style:name="P105" style:family="paragraph" style:parent-style-name="Text_20_body">
      <style:text-properties officeooo:paragraph-rsid="01e57560"/>
    </style:style>
    <style:style style:name="P106" style:family="paragraph" style:parent-style-name="Text_20_body">
      <style:text-properties officeooo:rsid="01e7f12c" officeooo:paragraph-rsid="01e7f12c"/>
    </style:style>
    <style:style style:name="P107" style:family="paragraph" style:parent-style-name="Text_20_body">
      <style:text-properties officeooo:rsid="01e7f12c" officeooo:paragraph-rsid="0279ae30"/>
    </style:style>
    <style:style style:name="P108" style:family="paragraph" style:parent-style-name="Text_20_body">
      <style:text-properties officeooo:rsid="01e7f12c" officeooo:paragraph-rsid="027a67d1"/>
    </style:style>
    <style:style style:name="P109" style:family="paragraph" style:parent-style-name="Text_20_body">
      <style:text-properties officeooo:rsid="01ea59f5" officeooo:paragraph-rsid="01ea59f5"/>
    </style:style>
    <style:style style:name="P110" style:family="paragraph" style:parent-style-name="Text_20_body">
      <style:text-properties officeooo:rsid="01efbad7" officeooo:paragraph-rsid="01efbad7"/>
    </style:style>
    <style:style style:name="P111" style:family="paragraph" style:parent-style-name="Text_20_body">
      <style:text-properties officeooo:rsid="01f38886" officeooo:paragraph-rsid="01f38886"/>
    </style:style>
    <style:style style:name="P112" style:family="paragraph" style:parent-style-name="Text_20_body">
      <style:text-properties officeooo:rsid="01f44293" officeooo:paragraph-rsid="01f44293"/>
    </style:style>
    <style:style style:name="P113" style:family="paragraph" style:parent-style-name="Text_20_body">
      <style:text-properties officeooo:rsid="01f44293" officeooo:paragraph-rsid="02851c8f"/>
    </style:style>
    <style:style style:name="P114" style:family="paragraph" style:parent-style-name="Text_20_body">
      <style:text-properties officeooo:rsid="01f8d129" officeooo:paragraph-rsid="02cf459a"/>
    </style:style>
    <style:style style:name="P115" style:family="paragraph" style:parent-style-name="Text_20_body">
      <style:text-properties officeooo:rsid="01f8d129" officeooo:paragraph-rsid="02cfeaa6"/>
    </style:style>
    <style:style style:name="P116" style:family="paragraph" style:parent-style-name="Text_20_body">
      <style:text-properties officeooo:rsid="01fa9850" officeooo:paragraph-rsid="01fa9850"/>
    </style:style>
    <style:style style:name="P117" style:family="paragraph" style:parent-style-name="Text_20_body">
      <style:text-properties officeooo:rsid="01fc5bd5" officeooo:paragraph-rsid="01fc5bd5"/>
    </style:style>
    <style:style style:name="P118" style:family="paragraph" style:parent-style-name="Text_20_body">
      <style:text-properties officeooo:rsid="01fc5bd5" officeooo:paragraph-rsid="01fca99f"/>
    </style:style>
    <style:style style:name="P119" style:family="paragraph" style:parent-style-name="Text_20_body">
      <style:text-properties officeooo:rsid="01fca99f" officeooo:paragraph-rsid="01fca99f"/>
    </style:style>
    <style:style style:name="P120" style:family="paragraph" style:parent-style-name="Text_20_body">
      <style:text-properties officeooo:rsid="01fdfae3" officeooo:paragraph-rsid="01fe459f"/>
    </style:style>
    <style:style style:name="P121" style:family="paragraph" style:parent-style-name="Text_20_body">
      <style:text-properties officeooo:rsid="01feebbb" officeooo:paragraph-rsid="01feebbb"/>
    </style:style>
    <style:style style:name="P122" style:family="paragraph" style:parent-style-name="Text_20_body">
      <style:text-properties officeooo:rsid="02001ea1" officeooo:paragraph-rsid="02001ea1"/>
    </style:style>
    <style:style style:name="P123" style:family="paragraph" style:parent-style-name="Text_20_body">
      <style:text-properties officeooo:rsid="0209b463" officeooo:paragraph-rsid="020ef7a2"/>
    </style:style>
    <style:style style:name="P124" style:family="paragraph" style:parent-style-name="Text_20_body">
      <style:text-properties officeooo:rsid="0209b463" officeooo:paragraph-rsid="02481769"/>
    </style:style>
    <style:style style:name="P125" style:family="paragraph" style:parent-style-name="Text_20_body">
      <style:text-properties officeooo:rsid="021151b6" officeooo:paragraph-rsid="021151b6"/>
    </style:style>
    <style:style style:name="P126" style:family="paragraph" style:parent-style-name="Text_20_body">
      <style:text-properties officeooo:rsid="021398d4" officeooo:paragraph-rsid="021398d4"/>
    </style:style>
    <style:style style:name="P127" style:family="paragraph" style:parent-style-name="Text_20_body">
      <style:text-properties officeooo:rsid="0214824b" officeooo:paragraph-rsid="0214824b"/>
    </style:style>
    <style:style style:name="P128" style:family="paragraph" style:parent-style-name="Text_20_body">
      <style:text-properties officeooo:paragraph-rsid="01a44422"/>
    </style:style>
    <style:style style:name="P129" style:family="paragraph" style:parent-style-name="Text_20_body">
      <style:text-properties officeooo:rsid="021c402a" officeooo:paragraph-rsid="021c402a"/>
    </style:style>
    <style:style style:name="P130" style:family="paragraph" style:parent-style-name="Text_20_body">
      <style:text-properties officeooo:rsid="022a2d87" officeooo:paragraph-rsid="023cf5df"/>
    </style:style>
    <style:style style:name="P131" style:family="paragraph" style:parent-style-name="Text_20_body">
      <style:text-properties officeooo:paragraph-rsid="023e38c0"/>
    </style:style>
    <style:style style:name="P132" style:family="paragraph" style:parent-style-name="Text_20_body">
      <style:text-properties officeooo:rsid="023fc3e4" officeooo:paragraph-rsid="023fc3e4"/>
    </style:style>
    <style:style style:name="P133" style:family="paragraph" style:parent-style-name="Text_20_body">
      <style:text-properties officeooo:rsid="0248861d" officeooo:paragraph-rsid="0248861d"/>
    </style:style>
    <style:style style:name="P134" style:family="paragraph" style:parent-style-name="Text_20_body">
      <style:text-properties officeooo:rsid="024ca16a" officeooo:paragraph-rsid="024ed74b"/>
    </style:style>
    <style:style style:name="P135" style:family="paragraph" style:parent-style-name="Text_20_body">
      <style:text-properties officeooo:rsid="024ca16a" officeooo:paragraph-rsid="02501610"/>
    </style:style>
    <style:style style:name="P136" style:family="paragraph" style:parent-style-name="Text_20_body">
      <style:text-properties officeooo:rsid="00b7f70c" officeooo:paragraph-rsid="02931007"/>
    </style:style>
    <style:style style:name="P137" style:family="paragraph" style:parent-style-name="Text_20_body">
      <style:text-properties officeooo:rsid="02501610" officeooo:paragraph-rsid="02501610"/>
    </style:style>
    <style:style style:name="P138" style:family="paragraph" style:parent-style-name="Text_20_body">
      <style:text-properties officeooo:rsid="025104e5" officeooo:paragraph-rsid="025104e5"/>
    </style:style>
    <style:style style:name="P139" style:family="paragraph" style:parent-style-name="Text_20_body">
      <style:text-properties officeooo:rsid="02532de4" officeooo:paragraph-rsid="02532de4"/>
    </style:style>
    <style:style style:name="P140" style:family="paragraph" style:parent-style-name="Text_20_body">
      <style:text-properties officeooo:rsid="0254445f" officeooo:paragraph-rsid="0254445f"/>
    </style:style>
    <style:style style:name="P141" style:family="paragraph" style:parent-style-name="Text_20_body">
      <style:text-properties officeooo:rsid="0255f904" officeooo:paragraph-rsid="0255f904"/>
    </style:style>
    <style:style style:name="P142" style:family="paragraph" style:parent-style-name="Text_20_body">
      <style:text-properties officeooo:rsid="025809a4" officeooo:paragraph-rsid="025809bd"/>
    </style:style>
    <style:style style:name="P143" style:family="paragraph" style:parent-style-name="Text_20_body">
      <style:text-properties officeooo:rsid="025b769c" officeooo:paragraph-rsid="025b769c"/>
    </style:style>
    <style:style style:name="P144" style:family="paragraph" style:parent-style-name="Text_20_body">
      <style:text-properties officeooo:rsid="025b769c" officeooo:paragraph-rsid="02625782"/>
    </style:style>
    <style:style style:name="P145" style:family="paragraph" style:parent-style-name="Text_20_body">
      <style:text-properties officeooo:rsid="026696f7" officeooo:paragraph-rsid="0266c34b"/>
    </style:style>
    <style:style style:name="P146" style:family="paragraph" style:parent-style-name="Text_20_body">
      <style:text-properties officeooo:rsid="0266c34b" officeooo:paragraph-rsid="0266c34b"/>
    </style:style>
    <style:style style:name="P147" style:family="paragraph" style:parent-style-name="Text_20_body">
      <style:text-properties officeooo:rsid="026c74d5" officeooo:paragraph-rsid="026c74d5"/>
    </style:style>
    <style:style style:name="P148" style:family="paragraph" style:parent-style-name="Text_20_body">
      <style:text-properties officeooo:rsid="026cf2a3" officeooo:paragraph-rsid="026cf2a3"/>
    </style:style>
    <style:style style:name="P149" style:family="paragraph" style:parent-style-name="Text_20_body">
      <style:text-properties officeooo:paragraph-rsid="02881cf0"/>
    </style:style>
    <style:style style:name="P150" style:family="paragraph" style:parent-style-name="Text_20_body">
      <style:text-properties officeooo:rsid="0288afa4" officeooo:paragraph-rsid="0288d326"/>
    </style:style>
    <style:style style:name="P151" style:family="paragraph" style:parent-style-name="Text_20_body">
      <style:text-properties officeooo:rsid="0288d326" officeooo:paragraph-rsid="028f202d"/>
    </style:style>
    <style:style style:name="P152" style:family="paragraph" style:parent-style-name="Text_20_body">
      <style:text-properties officeooo:rsid="0288d326" officeooo:paragraph-rsid="02d7f23f"/>
    </style:style>
    <style:style style:name="P153" style:family="paragraph" style:parent-style-name="Text_20_body">
      <style:text-properties officeooo:rsid="028988d2" officeooo:paragraph-rsid="028988d2"/>
    </style:style>
    <style:style style:name="P154" style:family="paragraph" style:parent-style-name="Text_20_body">
      <style:text-properties officeooo:rsid="028988d2" officeooo:paragraph-rsid="028f202d"/>
    </style:style>
    <style:style style:name="P155" style:family="paragraph" style:parent-style-name="Text_20_body">
      <style:text-properties officeooo:rsid="028f9da0" officeooo:paragraph-rsid="02ad6658"/>
    </style:style>
    <style:style style:name="P156" style:family="paragraph" style:parent-style-name="Text_20_body">
      <style:text-properties officeooo:paragraph-rsid="02b11f5a"/>
    </style:style>
    <style:style style:name="P157"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158" style:family="paragraph" style:parent-style-name="Heading_20_1">
      <style:text-properties officeooo:rsid="00ce9bee" officeooo:paragraph-rsid="00ce9bee"/>
    </style:style>
    <style:style style:name="P159" style:family="paragraph" style:parent-style-name="Heading_20_1">
      <style:text-properties officeooo:rsid="0125609a" officeooo:paragraph-rsid="0125609a"/>
    </style:style>
    <style:style style:name="P160" style:family="paragraph" style:parent-style-name="Heading_20_1">
      <style:text-properties officeooo:rsid="01ab392e" officeooo:paragraph-rsid="01ab392e"/>
    </style:style>
    <style:style style:name="P161" style:family="paragraph" style:parent-style-name="Heading_20_1">
      <style:text-properties officeooo:rsid="02043c77" officeooo:paragraph-rsid="02043c77"/>
    </style:style>
    <style:style style:name="P162" style:family="paragraph" style:parent-style-name="Heading_20_1">
      <style:text-properties officeooo:rsid="024a54bf" officeooo:paragraph-rsid="024a54bf"/>
    </style:style>
    <style:style style:name="P163" style:family="paragraph" style:parent-style-name="Heading_20_1">
      <style:text-properties officeooo:rsid="024c52cb" officeooo:paragraph-rsid="024c52cb"/>
    </style:style>
    <style:style style:name="P164" style:family="paragraph" style:parent-style-name="Heading_20_1">
      <style:text-properties officeooo:rsid="024cb7fb" officeooo:paragraph-rsid="024cb7fb"/>
    </style:style>
    <style:style style:name="P165" style:family="paragraph" style:parent-style-name="Frame_20_contents">
      <style:paragraph-properties fo:text-align="justify" style:justify-single-word="false"/>
      <style:text-properties style:font-name="DejaVu Sans Mono1" fo:font-size="10pt" officeooo:rsid="01b99ac2" officeooo:paragraph-rsid="01b99ac2" style:font-size-asian="8.75pt" style:font-size-complex="10pt"/>
    </style:style>
    <style:style style:name="P166" style:family="paragraph" style:parent-style-name="Frame_20_contents">
      <style:paragraph-properties fo:text-align="justify" style:justify-single-word="false"/>
      <style:text-properties style:font-name="DejaVu Sans Mono1" fo:font-size="10pt" officeooo:rsid="01ba2d9f" officeooo:paragraph-rsid="01ba2d9f" style:font-size-asian="8.75pt" style:font-size-complex="10pt"/>
    </style:style>
    <style:style style:name="P167" style:family="paragraph" style:parent-style-name="Frame_20_contents">
      <style:paragraph-properties fo:text-align="justify" style:justify-single-word="false"/>
      <style:text-properties style:font-name="DejaVu Sans Mono1" fo:font-size="10pt" officeooo:rsid="01ba2d9f" officeooo:paragraph-rsid="01d7206e" style:font-size-asian="8.75pt" style:font-size-complex="10pt"/>
    </style:style>
    <style:style style:name="P168" style:family="paragraph" style:parent-style-name="Frame_20_contents">
      <style:paragraph-properties fo:text-align="justify" style:justify-single-word="false"/>
      <style:text-properties style:font-name="DejaVu Sans Mono1" fo:font-size="10pt" officeooo:rsid="01d5aec2" officeooo:paragraph-rsid="01d5aec2" style:font-size-asian="8.75pt" style:font-size-complex="10pt"/>
    </style:style>
    <style:style style:name="P169" style:family="paragraph" style:parent-style-name="Frame_20_contents">
      <style:paragraph-properties fo:text-align="justify" style:justify-single-word="false"/>
      <style:text-properties style:font-name="DejaVu Sans Mono1" fo:font-size="10pt" officeooo:rsid="01e7f12c" officeooo:paragraph-rsid="01e7f12c" style:font-size-asian="10pt" style:font-size-complex="10pt"/>
    </style:style>
    <style:style style:name="P170" style:family="paragraph" style:parent-style-name="Frame_20_contents">
      <style:paragraph-properties fo:text-align="justify" style:justify-single-word="false"/>
      <style:text-properties style:font-name="DejaVu Sans Mono1" fo:font-size="10pt" officeooo:rsid="01e7f12c" officeooo:paragraph-rsid="01f42d8c" style:font-size-asian="10pt" style:font-size-complex="10pt"/>
    </style:style>
    <style:style style:name="P171" style:family="paragraph" style:parent-style-name="Frame_20_contents">
      <style:paragraph-properties fo:text-align="justify" style:justify-single-word="false"/>
      <style:text-properties style:font-name="DejaVu Sans Mono1" fo:font-size="10pt" officeooo:rsid="01efbad7" officeooo:paragraph-rsid="01efbad7" style:font-size-asian="10pt" style:font-size-complex="10pt"/>
    </style:style>
    <style:style style:name="P172" style:family="paragraph" style:parent-style-name="Frame_20_contents">
      <style:paragraph-properties fo:text-align="justify" style:justify-single-word="false"/>
      <style:text-properties style:font-name="DejaVu Sans Mono1" fo:font-size="10pt" officeooo:rsid="01f59bf5" officeooo:paragraph-rsid="01f59bf5" style:font-size-asian="10pt" style:font-size-complex="10pt"/>
    </style:style>
    <style:style style:name="P173" style:family="paragraph" style:parent-style-name="Frame_20_contents">
      <style:paragraph-properties fo:text-align="justify" style:justify-single-word="false"/>
      <style:text-properties style:font-name="DejaVu Sans Mono1" fo:font-size="10pt" officeooo:rsid="01fca99f" officeooo:paragraph-rsid="01fca99f" style:font-size-asian="10pt" style:font-size-complex="10pt"/>
    </style:style>
    <style:style style:name="P174" style:family="paragraph" style:parent-style-name="Frame_20_contents">
      <style:paragraph-properties fo:text-align="justify" style:justify-single-word="false"/>
      <style:text-properties style:font-name="DejaVu Sans Mono1" fo:font-size="10pt" officeooo:rsid="020825a3" officeooo:paragraph-rsid="020825a3" style:font-size-asian="10pt" style:font-size-complex="10pt"/>
    </style:style>
    <style:style style:name="P175" style:family="paragraph" style:parent-style-name="Frame_20_contents">
      <style:paragraph-properties fo:text-align="justify" style:justify-single-word="false"/>
      <style:text-properties style:font-name="DejaVu Sans Mono1" fo:font-size="10pt" officeooo:rsid="020825a3" officeooo:paragraph-rsid="0209b463" style:font-size-asian="10pt" style:font-size-complex="10pt"/>
    </style:style>
    <style:style style:name="P176" style:family="paragraph" style:parent-style-name="Frame_20_contents">
      <style:paragraph-properties fo:text-align="justify" style:justify-single-word="false"/>
      <style:text-properties style:font-name="DejaVu Sans Mono1" fo:font-size="10pt" officeooo:rsid="0211ea16" officeooo:paragraph-rsid="0211ea16" style:font-size-asian="10pt" style:font-size-complex="10pt"/>
    </style:style>
    <style:style style:name="P177" style:family="paragraph" style:parent-style-name="Frame_20_contents">
      <style:paragraph-properties fo:text-align="justify" style:justify-single-word="false"/>
      <style:text-properties style:font-name="DejaVu Sans Mono1" fo:font-size="10pt" officeooo:rsid="023fc3e4" officeooo:paragraph-rsid="023fc3e4" style:font-size-asian="10pt" style:font-size-complex="10pt"/>
    </style:style>
    <style:style style:name="P178" style:family="paragraph" style:parent-style-name="Frame_20_contents">
      <style:paragraph-properties fo:text-align="justify" style:justify-single-word="false"/>
      <style:text-properties style:font-name="DejaVu Sans Mono1" fo:font-size="10pt" officeooo:rsid="02419a3d" officeooo:paragraph-rsid="02419a3d" style:font-size-asian="10pt" style:font-size-complex="10pt"/>
    </style:style>
    <style:style style:name="P179" style:family="paragraph" style:parent-style-name="Frame_20_contents">
      <style:paragraph-properties fo:text-align="justify" style:justify-single-word="false"/>
      <style:text-properties style:font-name="DejaVu Sans Mono1" fo:font-size="10pt" officeooo:rsid="02419a3d" officeooo:paragraph-rsid="0244fb5e" style:font-size-asian="10pt" style:font-size-complex="10pt"/>
    </style:style>
    <style:style style:name="P180" style:family="paragraph" style:parent-style-name="Frame_20_contents">
      <style:paragraph-properties fo:text-align="justify" style:justify-single-word="false"/>
      <style:text-properties style:font-name="DejaVu Sans Mono1" fo:font-size="10pt" officeooo:rsid="02501610" officeooo:paragraph-rsid="02501610" style:font-size-asian="10pt" style:font-size-complex="10pt"/>
    </style:style>
    <style:style style:name="P181" style:family="paragraph" style:parent-style-name="Frame_20_contents">
      <style:paragraph-properties fo:text-align="justify" style:justify-single-word="false"/>
      <style:text-properties style:font-name="DejaVu Sans Mono1" fo:font-size="10pt" officeooo:rsid="0254445f" officeooo:paragraph-rsid="0254445f" style:font-size-asian="10pt" style:font-size-complex="10pt"/>
    </style:style>
    <style:style style:name="P182" style:family="paragraph" style:parent-style-name="Frame_20_contents">
      <style:paragraph-properties fo:text-align="justify" style:justify-single-word="false"/>
      <style:text-properties style:font-name="DejaVu Sans Mono1" fo:font-size="10pt" officeooo:rsid="025809a4" officeooo:paragraph-rsid="025809a4" style:font-size-asian="10pt" style:font-size-complex="10pt"/>
    </style:style>
    <style:style style:name="P183" style:family="paragraph" style:parent-style-name="Frame_20_contents">
      <style:paragraph-properties fo:text-align="justify" style:justify-single-word="false"/>
      <style:text-properties style:font-name="DejaVu Sans Mono1" fo:font-size="10pt" officeooo:rsid="025a5215" officeooo:paragraph-rsid="025a5215" style:font-size-asian="10pt" style:font-size-complex="10pt"/>
    </style:style>
    <style:style style:name="P184" style:family="paragraph" style:parent-style-name="Frame_20_contents">
      <style:paragraph-properties fo:text-align="justify" style:justify-single-word="false"/>
      <style:text-properties style:font-name="DejaVu Sans Mono1" fo:font-size="10pt" officeooo:rsid="026c74d5" officeooo:paragraph-rsid="026c74d5" style:font-size-asian="10pt" style:font-size-complex="10pt"/>
    </style:style>
    <style:style style:name="P185" style:family="paragraph" style:parent-style-name="Frame_20_contents">
      <style:paragraph-properties fo:text-align="justify" style:justify-single-word="false"/>
      <style:text-properties style:font-name="DejaVu Sans Mono1" fo:font-size="10pt" officeooo:rsid="026cf2a3" officeooo:paragraph-rsid="026cf2a3" style:font-size-asian="10pt" style:font-size-complex="10pt"/>
    </style:style>
    <style:style style:name="P186" style:family="paragraph" style:parent-style-name="Frame_20_contents">
      <style:paragraph-properties fo:text-align="justify" style:justify-single-word="false"/>
      <style:text-properties style:font-name="DejaVu Sans Mono1" fo:font-size="9pt" officeooo:rsid="0264a70a" officeooo:paragraph-rsid="0264a70a" style:font-size-asian="9pt" style:font-size-complex="9pt"/>
    </style:style>
    <style:style style:name="P187" style:family="paragraph" style:parent-style-name="Frame_20_contents">
      <style:paragraph-properties fo:text-align="justify" style:justify-single-word="false"/>
      <style:text-properties style:font-name="DejaVu Sans Mono1" fo:font-size="9pt" officeooo:rsid="02637150" officeooo:paragraph-rsid="02637150" style:font-size-asian="9pt" style:font-size-complex="9pt"/>
    </style:style>
    <style:style style:name="P188" style:family="paragraph" style:parent-style-name="Frame_20_contents">
      <style:paragraph-properties fo:text-align="justify" style:justify-single-word="false"/>
      <style:text-properties officeooo:rsid="02672aa1" officeooo:paragraph-rsid="02672aa1"/>
    </style:style>
    <style:style style:name="P189" style:family="paragraph" style:parent-style-name="Footnote">
      <style:text-properties officeooo:rsid="0016567d" officeooo:paragraph-rsid="0016567d"/>
    </style:style>
    <style:style style:name="P190" style:family="paragraph" style:parent-style-name="Footnote">
      <style:text-properties officeooo:rsid="02881cf0" officeooo:paragraph-rsid="02881cf0"/>
    </style:style>
    <style:style style:name="P191" style:family="paragraph" style:parent-style-name="Heading_20_2">
      <style:text-properties officeooo:rsid="00eed0cd" officeooo:paragraph-rsid="00eed0cd"/>
    </style:style>
    <style:style style:name="P192" style:family="paragraph" style:parent-style-name="Heading_20_2">
      <style:text-properties officeooo:paragraph-rsid="00f4170e"/>
    </style:style>
    <style:style style:name="P193" style:family="paragraph" style:parent-style-name="Heading_20_2">
      <style:text-properties officeooo:rsid="010842f1" officeooo:paragraph-rsid="010d18e7"/>
    </style:style>
    <style:style style:name="P194" style:family="paragraph" style:parent-style-name="Heading_20_2">
      <style:text-properties officeooo:paragraph-rsid="01e57560"/>
    </style:style>
    <style:style style:name="P195" style:family="paragraph" style:parent-style-name="Heading_20_2">
      <style:text-properties officeooo:paragraph-rsid="01efbad7"/>
    </style:style>
    <style:style style:name="P196" style:family="paragraph" style:parent-style-name="Heading_20_2">
      <style:text-properties officeooo:rsid="021a7182" officeooo:paragraph-rsid="021a7182"/>
    </style:style>
    <style:style style:name="P197" style:family="paragraph" style:parent-style-name="Heading_20_2">
      <style:text-properties officeooo:rsid="02532de4" officeooo:paragraph-rsid="02532de4"/>
    </style:style>
    <style:style style:name="P198" style:family="paragraph" style:parent-style-name="Heading_20_2">
      <style:text-properties officeooo:rsid="0265348a" officeooo:paragraph-rsid="0265348a"/>
    </style:style>
    <style:style style:name="P199" style:family="paragraph" style:parent-style-name="Heading_20_2">
      <style:text-properties officeooo:rsid="028abc20" officeooo:paragraph-rsid="028abc20"/>
    </style:style>
    <style:style style:name="P200" style:family="paragraph" style:parent-style-name="Contents_20_1">
      <style:paragraph-properties>
        <style:tab-stops>
          <style:tab-stop style:position="498.61pt" style:type="right" style:leader-style="dotted" style:leader-text="."/>
        </style:tab-stops>
      </style:paragraph-properties>
    </style:style>
    <style:style style:name="P201" style:family="paragraph" style:parent-style-name="Contents_20_2">
      <style:paragraph-properties>
        <style:tab-stops>
          <style:tab-stop style:position="498.61pt" style:type="right" style:leader-style="dotted" style:leader-text="."/>
        </style:tab-stops>
      </style:paragraph-properties>
    </style:style>
    <style:style style:name="P202" style:family="paragraph" style:parent-style-name="Contents_20_Heading">
      <style:paragraph-properties fo:break-before="page"/>
    </style:style>
    <style:style style:name="P203" style:family="paragraph" style:parent-style-name="Footer">
      <style:paragraph-properties fo:text-align="end" style:justify-single-word="false"/>
    </style:style>
    <style:style style:name="P204"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pt" fo:margin-right="0pt" fo:margin-top="0pt" fo:margin-bottom="0pt" fo:line-height="100%" fo:text-indent="0pt"/>
    </style:style>
    <style:style style:name="P207"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da1b42"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31897" style:font-style-asian="italic" style:font-style-complex="italic"/>
    </style:style>
    <style:style style:name="T21" style:family="text">
      <style:text-properties fo:font-style="italic" officeooo:rsid="0135df2a" style:font-style-asian="italic" style:font-style-complex="italic"/>
    </style:style>
    <style:style style:name="T22" style:family="text">
      <style:text-properties fo:font-style="italic" officeooo:rsid="013e15b6" style:font-style-asian="italic" style:font-style-complex="italic"/>
    </style:style>
    <style:style style:name="T23" style:family="text">
      <style:text-properties fo:font-style="italic" officeooo:rsid="014ba384" style:font-style-asian="italic" style:font-style-complex="italic"/>
    </style:style>
    <style:style style:name="T24" style:family="text">
      <style:text-properties fo:font-style="italic" officeooo:rsid="01275a12" style:font-style-asian="italic" style:font-style-complex="italic"/>
    </style:style>
    <style:style style:name="T25" style:family="text">
      <style:text-properties fo:font-style="italic" officeooo:rsid="01acb9f1" style:font-style-asian="italic" style:font-style-complex="italic"/>
    </style:style>
    <style:style style:name="T26" style:family="text">
      <style:text-properties fo:font-style="italic" officeooo:rsid="01be3636" style:font-style-asian="italic" style:font-style-complex="italic"/>
    </style:style>
    <style:style style:name="T27" style:family="text">
      <style:text-properties fo:font-style="italic" officeooo:rsid="01c8f6cc" style:font-style-asian="italic" style:font-style-complex="italic"/>
    </style:style>
    <style:style style:name="T28" style:family="text">
      <style:text-properties fo:font-style="italic" officeooo:rsid="01cf04c6" style:font-style-asian="italic" style:font-style-complex="italic"/>
    </style:style>
    <style:style style:name="T29" style:family="text">
      <style:text-properties fo:font-style="italic" officeooo:rsid="021f7c89" style:font-style-asian="italic" style:font-style-complex="italic"/>
    </style:style>
    <style:style style:name="T30" style:family="text">
      <style:text-properties fo:font-style="italic" officeooo:rsid="023e38c0" style:font-style-asian="italic" style:font-style-complex="italic"/>
    </style:style>
    <style:style style:name="T31" style:family="text">
      <style:text-properties fo:font-style="italic" officeooo:rsid="0252fa19" style:font-style-asian="italic" style:font-style-complex="italic"/>
    </style:style>
    <style:style style:name="T32" style:family="text">
      <style:text-properties fo:font-style="italic" officeooo:rsid="026696f7" style:font-style-asian="italic" style:font-style-complex="italic"/>
    </style:style>
    <style:style style:name="T33" style:family="text">
      <style:text-properties fo:font-style="italic" officeooo:rsid="0288650d" style:font-style-asian="italic" style:font-style-complex="italic"/>
    </style:style>
    <style:style style:name="T34" style:family="text">
      <style:text-properties fo:font-style="italic" officeooo:rsid="029e6410" style:font-style-asian="italic" style:font-style-complex="italic"/>
    </style:style>
    <style:style style:name="T35" style:family="text">
      <style:text-properties fo:font-style="italic" officeooo:rsid="02ae6ca5" style:font-style-asian="italic" style:font-style-complex="italic"/>
    </style:style>
    <style:style style:name="T36" style:family="text">
      <style:text-properties fo:font-style="italic" officeooo:rsid="02b4408b" style:font-style-asian="italic" style:font-style-complex="italic"/>
    </style:style>
    <style:style style:name="T37" style:family="text">
      <style:text-properties fo:font-style="italic" officeooo:rsid="02b14199" style:font-style-asian="italic" style:font-style-complex="italic"/>
    </style:style>
    <style:style style:name="T38" style:family="text">
      <style:text-properties fo:font-style="italic" officeooo:rsid="02d7f23f" style:font-style-asian="italic" style:font-style-complex="italic"/>
    </style:style>
    <style:style style:name="T39" style:family="text">
      <style:text-properties officeooo:rsid="001932dd"/>
    </style:style>
    <style:style style:name="T40" style:family="text">
      <style:text-properties officeooo:rsid="00196d23"/>
    </style:style>
    <style:style style:name="T41" style:family="text">
      <style:text-properties officeooo:rsid="001c083a"/>
    </style:style>
    <style:style style:name="T42" style:family="text">
      <style:text-properties officeooo:rsid="001c43ce"/>
    </style:style>
    <style:style style:name="T43" style:family="text">
      <style:text-properties officeooo:rsid="002068d9"/>
    </style:style>
    <style:style style:name="T44" style:family="text">
      <style:text-properties officeooo:rsid="002223fe"/>
    </style:style>
    <style:style style:name="T45" style:family="text">
      <style:text-properties officeooo:rsid="002409d6"/>
    </style:style>
    <style:style style:name="T46" style:family="text">
      <style:text-properties officeooo:rsid="00268d9a"/>
    </style:style>
    <style:style style:name="T47" style:family="text">
      <style:text-properties officeooo:rsid="00284e45"/>
    </style:style>
    <style:style style:name="T48" style:family="text">
      <style:text-properties style:font-name="Liberation Serif" fo:font-size="12pt" fo:font-style="normal" fo:font-weight="normal" style:font-size-asian="12pt" style:font-style-asian="normal" style:font-weight-asian="normal"/>
    </style:style>
    <style:style style:name="T49" style:family="text">
      <style:text-properties officeooo:rsid="003f04ba"/>
    </style:style>
    <style:style style:name="T50" style:family="text">
      <style:text-properties officeooo:rsid="0040e001"/>
    </style:style>
    <style:style style:name="T51" style:family="text">
      <style:text-properties officeooo:rsid="004337fb"/>
    </style:style>
    <style:style style:name="T52" style:family="text">
      <style:text-properties officeooo:rsid="004693fb"/>
    </style:style>
    <style:style style:name="T53" style:family="text">
      <style:text-properties officeooo:rsid="00472399"/>
    </style:style>
    <style:style style:name="T54" style:family="text">
      <style:text-properties officeooo:rsid="004ccd4e"/>
    </style:style>
    <style:style style:name="T55" style:family="text">
      <style:text-properties officeooo:rsid="005155b8"/>
    </style:style>
    <style:style style:name="T56" style:family="text">
      <style:text-properties officeooo:rsid="00516288"/>
    </style:style>
    <style:style style:name="T57" style:family="text">
      <style:text-properties officeooo:rsid="0053051d"/>
    </style:style>
    <style:style style:name="T58" style:family="text">
      <style:text-properties officeooo:rsid="005383a3"/>
    </style:style>
    <style:style style:name="T59" style:family="text">
      <style:text-properties officeooo:rsid="0057adb3"/>
    </style:style>
    <style:style style:name="T60" style:family="text">
      <style:text-properties officeooo:rsid="005da972"/>
    </style:style>
    <style:style style:name="T61" style:family="text">
      <style:text-properties officeooo:rsid="005f0b55"/>
    </style:style>
    <style:style style:name="T62" style:family="text">
      <style:text-properties officeooo:rsid="005fd5e8"/>
    </style:style>
    <style:style style:name="T63" style:family="text">
      <style:text-properties officeooo:rsid="00649b17"/>
    </style:style>
    <style:style style:name="T64" style:family="text">
      <style:text-properties officeooo:rsid="006618c7"/>
    </style:style>
    <style:style style:name="T65" style:family="text">
      <style:text-properties officeooo:rsid="0071c264"/>
    </style:style>
    <style:style style:name="T66" style:family="text">
      <style:text-properties officeooo:rsid="0082471d"/>
    </style:style>
    <style:style style:name="T67" style:family="text">
      <style:text-properties officeooo:rsid="0089fe57"/>
    </style:style>
    <style:style style:name="T68" style:family="text">
      <style:text-properties officeooo:rsid="008a3988"/>
    </style:style>
    <style:style style:name="T69" style:family="text">
      <style:text-properties officeooo:rsid="008bf9a5"/>
    </style:style>
    <style:style style:name="T70" style:family="text">
      <style:text-properties officeooo:rsid="008eb076"/>
    </style:style>
    <style:style style:name="T71" style:family="text">
      <style:text-properties officeooo:rsid="00928151"/>
    </style:style>
    <style:style style:name="T72" style:family="text">
      <style:text-properties officeooo:rsid="0097acab"/>
    </style:style>
    <style:style style:name="T73" style:family="text">
      <style:text-properties officeooo:rsid="0099c646"/>
    </style:style>
    <style:style style:name="T74" style:family="text">
      <style:text-properties officeooo:rsid="009c0b02"/>
    </style:style>
    <style:style style:name="T75" style:family="text">
      <style:text-properties officeooo:rsid="00a49adb"/>
    </style:style>
    <style:style style:name="T76" style:family="text">
      <style:text-properties officeooo:rsid="00a4f4a9"/>
    </style:style>
    <style:style style:name="T77" style:family="text">
      <style:text-properties officeooo:rsid="00acab8e"/>
    </style:style>
    <style:style style:name="T78" style:family="text">
      <style:text-properties officeooo:rsid="00b54536"/>
    </style:style>
    <style:style style:name="T79" style:family="text">
      <style:text-properties style:font-name="DejaVu Sans Mono" fo:font-size="10pt" fo:font-style="normal" fo:font-weight="normal" style:font-size-asian="10pt" style:font-style-asian="normal" style:font-weight-asian="normal"/>
    </style:style>
    <style:style style:name="T80" style:family="text">
      <style:text-properties style:font-name="DejaVu Sans Mono" fo:font-size="10pt" fo:font-style="normal" fo:font-weight="normal" officeooo:rsid="019304b6" style:font-size-asian="10pt" style:font-style-asian="normal" style:font-weight-asian="normal"/>
    </style:style>
    <style:style style:name="T81" style:family="text">
      <style:text-properties style:font-name="DejaVu Sans Mono" fo:font-size="10pt" fo:font-style="normal" fo:font-weight="normal" officeooo:rsid="01943dbb" style:font-size-asian="10pt" style:font-style-asian="normal" style:font-weight-asian="normal"/>
    </style:style>
    <style:style style:name="T82" style:family="text">
      <style:text-properties officeooo:rsid="00bf0641"/>
    </style:style>
    <style:style style:name="T83" style:family="text">
      <style:text-properties style:font-name="DejaVu Sans" fo:font-size="10pt" officeooo:rsid="00bf0641" style:font-size-asian="10pt" style:font-size-complex="10pt"/>
    </style:style>
    <style:style style:name="T84" style:family="text">
      <style:text-properties officeooo:rsid="00c0a3de"/>
    </style:style>
    <style:style style:name="T85" style:family="text">
      <style:text-properties officeooo:rsid="00c17bfe"/>
    </style:style>
    <style:style style:name="T86" style:family="text">
      <style:text-properties officeooo:rsid="00c2e8d6"/>
    </style:style>
    <style:style style:name="T87" style:family="text">
      <style:text-properties officeooo:rsid="00c62725"/>
    </style:style>
    <style:style style:name="T88" style:family="text">
      <style:text-properties officeooo:rsid="00c98752"/>
    </style:style>
    <style:style style:name="T89" style:family="text">
      <style:text-properties officeooo:rsid="00ccca5b"/>
    </style:style>
    <style:style style:name="T90" style:family="text">
      <style:text-properties officeooo:rsid="00cda4dd"/>
    </style:style>
    <style:style style:name="T91" style:family="text">
      <style:text-properties officeooo:rsid="00d4c607"/>
    </style:style>
    <style:style style:name="T92" style:family="text">
      <style:text-properties officeooo:rsid="00d85518"/>
    </style:style>
    <style:style style:name="T93" style:family="text">
      <style:text-properties officeooo:rsid="00da1b42"/>
    </style:style>
    <style:style style:name="T94" style:family="text">
      <style:text-properties officeooo:rsid="00e0ec9a"/>
    </style:style>
    <style:style style:name="T95" style:family="text">
      <style:text-properties officeooo:rsid="00e27774"/>
    </style:style>
    <style:style style:name="T96" style:family="text">
      <style:text-properties officeooo:rsid="00e70393"/>
    </style:style>
    <style:style style:name="T97" style:family="text">
      <style:text-properties officeooo:rsid="00e7577f"/>
    </style:style>
    <style:style style:name="T98" style:family="text">
      <style:text-properties officeooo:rsid="00e868c2"/>
    </style:style>
    <style:style style:name="T99" style:family="text">
      <style:text-properties officeooo:rsid="00e9b72e"/>
    </style:style>
    <style:style style:name="T100" style:family="text">
      <style:text-properties officeooo:rsid="00e9f530"/>
    </style:style>
    <style:style style:name="T101" style:family="text">
      <style:text-properties officeooo:rsid="00ebc504"/>
    </style:style>
    <style:style style:name="T102" style:family="text">
      <style:text-properties fo:font-style="normal" style:font-style-asian="normal" style:font-style-complex="normal"/>
    </style:style>
    <style:style style:name="T103" style:family="text">
      <style:text-properties fo:font-style="normal" officeooo:rsid="014ba384" style:font-style-asian="normal" style:font-style-complex="normal"/>
    </style:style>
    <style:style style:name="T104" style:family="text">
      <style:text-properties fo:font-style="normal" officeooo:rsid="00c98752" style:font-style-asian="normal" style:font-style-complex="normal"/>
    </style:style>
    <style:style style:name="T105" style:family="text">
      <style:text-properties fo:font-style="normal" officeooo:rsid="0288650d" style:font-style-asian="normal" style:font-style-complex="normal"/>
    </style:style>
    <style:style style:name="T106" style:family="text">
      <style:text-properties fo:font-style="normal" officeooo:rsid="0288d326" style:font-style-asian="normal" style:font-style-complex="normal"/>
    </style:style>
    <style:style style:name="T107" style:family="text">
      <style:text-properties fo:font-style="normal" officeooo:rsid="028988d2" style:font-style-asian="normal" style:font-style-complex="normal"/>
    </style:style>
    <style:style style:name="T108" style:family="text">
      <style:text-properties fo:font-style="normal" officeooo:rsid="028ddf30" style:font-style-asian="normal" style:font-style-complex="normal"/>
    </style:style>
    <style:style style:name="T109" style:family="text">
      <style:text-properties fo:font-style="normal" officeooo:rsid="028f202d" style:font-style-asian="normal" style:font-style-complex="normal"/>
    </style:style>
    <style:style style:name="T110" style:family="text">
      <style:text-properties fo:font-style="normal" officeooo:rsid="0298fa36" style:font-style-asian="normal" style:font-style-complex="normal"/>
    </style:style>
    <style:style style:name="T111" style:family="text">
      <style:text-properties fo:font-style="normal" officeooo:rsid="029c494f" style:font-style-asian="normal" style:font-style-complex="normal"/>
    </style:style>
    <style:style style:name="T112" style:family="text">
      <style:text-properties fo:font-style="normal" officeooo:rsid="029e2f8f" style:font-style-asian="normal" style:font-style-complex="normal"/>
    </style:style>
    <style:style style:name="T113" style:family="text">
      <style:text-properties fo:font-style="normal" officeooo:rsid="029e6410" style:font-style-asian="normal" style:font-style-complex="normal"/>
    </style:style>
    <style:style style:name="T114" style:family="text">
      <style:text-properties fo:font-style="normal" officeooo:rsid="02a092af" style:font-style-asian="normal" style:font-style-complex="normal"/>
    </style:style>
    <style:style style:name="T115" style:family="text">
      <style:text-properties fo:font-style="normal" officeooo:rsid="02a250ce" style:font-style-asian="normal" style:font-style-complex="normal"/>
    </style:style>
    <style:style style:name="T116" style:family="text">
      <style:text-properties fo:font-style="normal" officeooo:rsid="02a8224e" style:font-style-asian="normal" style:font-style-complex="normal"/>
    </style:style>
    <style:style style:name="T117" style:family="text">
      <style:text-properties fo:font-style="normal" officeooo:rsid="02a9088b" style:font-style-asian="normal" style:font-style-complex="normal"/>
    </style:style>
    <style:style style:name="T118" style:family="text">
      <style:text-properties fo:font-style="normal" officeooo:rsid="02aafb30" style:font-style-asian="normal" style:font-style-complex="normal"/>
    </style:style>
    <style:style style:name="T119" style:family="text">
      <style:text-properties fo:font-style="normal" officeooo:rsid="02ab8147" style:font-style-asian="normal" style:font-style-complex="normal"/>
    </style:style>
    <style:style style:name="T120" style:family="text">
      <style:text-properties fo:font-style="normal" officeooo:rsid="02abe87a" style:font-style-asian="normal" style:font-style-complex="normal"/>
    </style:style>
    <style:style style:name="T121" style:family="text">
      <style:text-properties fo:font-style="normal" officeooo:rsid="02ad6658" style:font-style-asian="normal" style:font-style-complex="normal"/>
    </style:style>
    <style:style style:name="T122" style:family="text">
      <style:text-properties fo:font-style="normal" officeooo:rsid="02ae6ca5" style:font-style-asian="normal" style:font-style-complex="normal"/>
    </style:style>
    <style:style style:name="T123" style:family="text">
      <style:text-properties fo:font-style="normal" officeooo:rsid="02b14199" style:font-style-asian="normal" style:font-style-complex="normal"/>
    </style:style>
    <style:style style:name="T124" style:family="text">
      <style:text-properties fo:font-style="normal" officeooo:rsid="02b28284" style:font-style-asian="normal" style:font-style-complex="normal"/>
    </style:style>
    <style:style style:name="T125" style:family="text">
      <style:text-properties fo:font-style="normal" officeooo:rsid="02b4568b" style:font-style-asian="normal" style:font-style-complex="normal"/>
    </style:style>
    <style:style style:name="T126" style:family="text">
      <style:text-properties fo:font-style="normal" officeooo:rsid="02b6dfc8" style:font-style-asian="normal" style:font-style-complex="normal"/>
    </style:style>
    <style:style style:name="T127" style:family="text">
      <style:text-properties fo:font-style="normal" officeooo:rsid="02b8d9dd" style:font-style-asian="normal" style:font-style-complex="normal"/>
    </style:style>
    <style:style style:name="T128" style:family="text">
      <style:text-properties fo:font-style="normal" officeooo:rsid="02c918ab" style:font-style-asian="normal" style:font-style-complex="normal"/>
    </style:style>
    <style:style style:name="T129" style:family="text">
      <style:text-properties fo:font-style="normal" officeooo:rsid="02d4665c" style:font-style-asian="normal" style:font-style-complex="normal"/>
    </style:style>
    <style:style style:name="T130" style:family="text">
      <style:text-properties fo:font-style="normal" officeooo:rsid="02d5310f" style:font-style-asian="normal" style:font-style-complex="normal"/>
    </style:style>
    <style:style style:name="T131" style:family="text">
      <style:text-properties fo:font-style="normal" officeooo:rsid="02d68b1d" style:font-style-asian="normal" style:font-style-complex="normal"/>
    </style:style>
    <style:style style:name="T132" style:family="text">
      <style:text-properties fo:font-style="normal" officeooo:rsid="02d6beac" style:font-style-asian="normal" style:font-style-complex="normal"/>
    </style:style>
    <style:style style:name="T133" style:family="text">
      <style:text-properties fo:font-style="normal" officeooo:rsid="02d7f23f" style:font-style-asian="normal" style:font-style-complex="normal"/>
    </style:style>
    <style:style style:name="T134" style:family="text">
      <style:text-properties fo:font-style="normal" officeooo:rsid="02d83b28" style:font-style-asian="normal" style:font-style-complex="normal"/>
    </style:style>
    <style:style style:name="T135" style:family="text">
      <style:text-properties fo:font-style="normal" officeooo:rsid="02d8b833" style:font-style-asian="normal" style:font-style-complex="normal"/>
    </style:style>
    <style:style style:name="T136" style:family="text">
      <style:text-properties officeooo:rsid="00f0a1d2"/>
    </style:style>
    <style:style style:name="T137" style:family="text">
      <style:text-properties officeooo:rsid="00f24b20"/>
    </style:style>
    <style:style style:name="T138" style:family="text">
      <style:text-properties officeooo:rsid="00f26be6"/>
    </style:style>
    <style:style style:name="T139" style:family="text">
      <style:text-properties officeooo:rsid="00f5cbe5"/>
    </style:style>
    <style:style style:name="T140" style:family="text">
      <style:text-properties officeooo:rsid="00f7a841"/>
    </style:style>
    <style:style style:name="T141" style:family="text">
      <style:text-properties officeooo:rsid="00f933dc"/>
    </style:style>
    <style:style style:name="T142" style:family="text">
      <style:text-properties officeooo:rsid="00ff49d1"/>
    </style:style>
    <style:style style:name="T143" style:family="text">
      <style:text-properties officeooo:rsid="01017074"/>
    </style:style>
    <style:style style:name="T144" style:family="text">
      <style:text-properties officeooo:rsid="010233f1"/>
    </style:style>
    <style:style style:name="T145" style:family="text">
      <style:text-properties officeooo:rsid="01024c36"/>
    </style:style>
    <style:style style:name="T146" style:family="text">
      <style:text-properties officeooo:rsid="010269d8"/>
    </style:style>
    <style:style style:name="T147" style:family="text">
      <style:text-properties officeooo:rsid="01055bed"/>
    </style:style>
    <style:style style:name="T148" style:family="text">
      <style:text-properties officeooo:rsid="0106acc7"/>
    </style:style>
    <style:style style:name="T149" style:family="text">
      <style:text-properties officeooo:rsid="010842f1"/>
    </style:style>
    <style:style style:name="T150" style:family="text">
      <style:text-properties style:font-name="Liberation Serif1"/>
    </style:style>
    <style:style style:name="T151" style:family="text">
      <style:text-properties style:font-name="Liberation Serif1" officeooo:rsid="0108b400"/>
    </style:style>
    <style:style style:name="T152" style:family="text">
      <style:text-properties style:font-name="Liberation Serif1" fo:font-style="italic" officeooo:rsid="0108b400" style:font-style-asian="italic" style:font-style-complex="italic"/>
    </style:style>
    <style:style style:name="T153" style:family="text">
      <style:text-properties style:font-name="Liberation Serif1" officeooo:rsid="010a205f"/>
    </style:style>
    <style:style style:name="T154" style:family="text">
      <style:text-properties style:font-name="Liberation Serif1" officeooo:rsid="010af305"/>
    </style:style>
    <style:style style:name="T155" style:family="text">
      <style:text-properties style:font-name="Liberation Serif1" officeooo:rsid="010c2017"/>
    </style:style>
    <style:style style:name="T156" style:family="text">
      <style:text-properties style:font-name="Liberation Serif1" officeooo:rsid="010e6877"/>
    </style:style>
    <style:style style:name="T157" style:family="text">
      <style:text-properties officeooo:rsid="0045d84f"/>
    </style:style>
    <style:style style:name="T158" style:family="text">
      <style:text-properties officeooo:rsid="010f7b60"/>
    </style:style>
    <style:style style:name="T159" style:family="text">
      <style:text-properties officeooo:rsid="0110d734"/>
    </style:style>
    <style:style style:name="T160" style:family="text">
      <style:text-properties officeooo:rsid="0112d830"/>
    </style:style>
    <style:style style:name="T161" style:family="text">
      <style:text-properties officeooo:rsid="011348cc"/>
    </style:style>
    <style:style style:name="T162" style:family="text">
      <style:text-properties officeooo:rsid="01138e13"/>
    </style:style>
    <style:style style:name="T163" style:family="text">
      <style:text-properties officeooo:rsid="0113e7a2"/>
    </style:style>
    <style:style style:name="T164" style:family="text">
      <style:text-properties officeooo:rsid="011487bd"/>
    </style:style>
    <style:style style:name="T165" style:family="text">
      <style:text-properties officeooo:rsid="0117e7a9"/>
    </style:style>
    <style:style style:name="T166" style:family="text">
      <style:text-properties officeooo:rsid="011ad91e"/>
    </style:style>
    <style:style style:name="T167" style:family="text">
      <style:text-properties officeooo:rsid="011ba61f"/>
    </style:style>
    <style:style style:name="T168" style:family="text">
      <style:text-properties officeooo:rsid="011eafc4"/>
    </style:style>
    <style:style style:name="T169" style:family="text">
      <style:text-properties officeooo:rsid="00472467"/>
    </style:style>
    <style:style style:name="T170" style:family="text">
      <style:text-properties officeooo:rsid="0125609a"/>
    </style:style>
    <style:style style:name="T171" style:family="text">
      <style:text-properties officeooo:rsid="01275a12"/>
    </style:style>
    <style:style style:name="T172" style:family="text">
      <style:text-properties officeooo:rsid="0128651b"/>
    </style:style>
    <style:style style:name="T173" style:family="text">
      <style:text-properties officeooo:rsid="01290e03"/>
    </style:style>
    <style:style style:name="T174" style:family="text">
      <style:text-properties officeooo:rsid="01331897"/>
    </style:style>
    <style:style style:name="T175" style:family="text">
      <style:text-properties officeooo:rsid="0134575b"/>
    </style:style>
    <style:style style:name="T176" style:family="text">
      <style:text-properties officeooo:rsid="0135df2a"/>
    </style:style>
    <style:style style:name="T177" style:family="text">
      <style:text-properties officeooo:rsid="01387b5d"/>
    </style:style>
    <style:style style:name="T178" style:family="text">
      <style:text-properties officeooo:rsid="013a3319"/>
    </style:style>
    <style:style style:name="T179" style:family="text">
      <style:text-properties officeooo:rsid="013e15b6"/>
    </style:style>
    <style:style style:name="T180" style:family="text">
      <style:text-properties officeooo:rsid="013f3878"/>
    </style:style>
    <style:style style:name="T181" style:family="text">
      <style:text-properties officeooo:rsid="014314a5"/>
    </style:style>
    <style:style style:name="T182" style:family="text">
      <style:text-properties officeooo:rsid="0144b58b"/>
    </style:style>
    <style:style style:name="T183" style:family="text">
      <style:text-properties officeooo:rsid="014e4cec"/>
    </style:style>
    <style:style style:name="T184" style:family="text">
      <style:text-properties officeooo:rsid="014f6c38"/>
    </style:style>
    <style:style style:name="T185" style:family="text">
      <style:text-properties officeooo:rsid="01528bfd"/>
    </style:style>
    <style:style style:name="T186" style:family="text">
      <style:text-properties officeooo:rsid="0153ba04"/>
    </style:style>
    <style:style style:name="T187" style:family="text">
      <style:text-properties officeooo:rsid="0155d354"/>
    </style:style>
    <style:style style:name="T188" style:family="text">
      <style:text-properties officeooo:rsid="015685ba"/>
    </style:style>
    <style:style style:name="T189" style:family="text">
      <style:text-properties officeooo:rsid="0156d923"/>
    </style:style>
    <style:style style:name="T190" style:family="text">
      <style:text-properties officeooo:rsid="015858b7"/>
    </style:style>
    <style:style style:name="T191" style:family="text">
      <style:text-properties officeooo:rsid="015ce699"/>
    </style:style>
    <style:style style:name="T192" style:family="text">
      <style:text-properties officeooo:rsid="015e7cf9"/>
    </style:style>
    <style:style style:name="T193" style:family="text">
      <style:text-properties officeooo:rsid="015ec355"/>
    </style:style>
    <style:style style:name="T194" style:family="text">
      <style:text-properties officeooo:rsid="016216ae"/>
    </style:style>
    <style:style style:name="T195" style:family="text">
      <style:text-properties officeooo:rsid="01635583"/>
    </style:style>
    <style:style style:name="T196" style:family="text">
      <style:text-properties officeooo:rsid="01643463"/>
    </style:style>
    <style:style style:name="T197" style:family="text">
      <style:text-properties officeooo:rsid="0164a61e"/>
    </style:style>
    <style:style style:name="T198" style:family="text">
      <style:text-properties officeooo:rsid="016987ab"/>
    </style:style>
    <style:style style:name="T199" style:family="text">
      <style:text-properties officeooo:rsid="016a8406"/>
    </style:style>
    <style:style style:name="T200" style:family="text">
      <style:text-properties officeooo:rsid="016a9c37"/>
    </style:style>
    <style:style style:name="T201" style:family="text">
      <style:text-properties officeooo:rsid="0176bb97"/>
    </style:style>
    <style:style style:name="T202" style:family="text">
      <style:text-properties officeooo:rsid="017c394b"/>
    </style:style>
    <style:style style:name="T203" style:family="text">
      <style:text-properties officeooo:rsid="017f7c1d"/>
    </style:style>
    <style:style style:name="T204" style:family="text">
      <style:text-properties officeooo:rsid="01829745"/>
    </style:style>
    <style:style style:name="T205" style:family="text">
      <style:text-properties officeooo:rsid="0183c45e"/>
    </style:style>
    <style:style style:name="T206" style:family="text">
      <style:text-properties officeooo:rsid="01855920"/>
    </style:style>
    <style:style style:name="T207" style:family="text">
      <style:text-properties officeooo:rsid="018969cd"/>
    </style:style>
    <style:style style:name="T208" style:family="text">
      <style:text-properties officeooo:rsid="018afaf8"/>
    </style:style>
    <style:style style:name="T209" style:family="text">
      <style:text-properties officeooo:rsid="018d581a"/>
    </style:style>
    <style:style style:name="T210" style:family="text">
      <style:text-properties officeooo:rsid="019c633f"/>
    </style:style>
    <style:style style:name="T211" style:family="text">
      <style:text-properties officeooo:rsid="019ffdfe"/>
    </style:style>
    <style:style style:name="T212" style:family="text">
      <style:text-properties style:font-name="DejaVu Sans Mono1"/>
    </style:style>
    <style:style style:name="T213" style:family="text">
      <style:text-properties style:font-name="DejaVu Sans Mono1" fo:font-size="10pt" style:font-size-asian="10pt" style:font-size-complex="10pt"/>
    </style:style>
    <style:style style:name="T214" style:family="text">
      <style:text-properties style:font-name="DejaVu Sans Mono1" fo:font-size="10pt" officeooo:rsid="01a2eb53" style:font-size-asian="10pt" style:font-size-complex="10pt"/>
    </style:style>
    <style:style style:name="T215" style:family="text">
      <style:text-properties style:font-name="DejaVu Sans Mono1" fo:font-size="10pt" officeooo:rsid="00bf0641" style:font-size-asian="10pt" style:font-size-complex="10pt"/>
    </style:style>
    <style:style style:name="T216" style:family="text">
      <style:text-properties style:font-name="DejaVu Sans Mono1" fo:font-size="10pt" officeooo:rsid="020825a3" style:font-size-asian="10pt" style:font-size-complex="10pt"/>
    </style:style>
    <style:style style:name="T217" style:family="text">
      <style:text-properties style:font-name="DejaVu Sans Mono1" fo:font-size="10pt" officeooo:rsid="020c6fd9" style:font-size-asian="10pt" style:font-size-complex="10pt"/>
    </style:style>
    <style:style style:name="T218" style:family="text">
      <style:text-properties style:font-name="DejaVu Sans Mono1" fo:font-size="10pt" officeooo:rsid="020ef7a2" style:font-size-asian="10pt" style:font-size-complex="10pt"/>
    </style:style>
    <style:style style:name="T219" style:family="text">
      <style:text-properties style:font-name="DejaVu Sans Mono1" fo:font-size="10pt" officeooo:rsid="0209b463" style:font-size-asian="10pt" style:font-size-complex="10pt"/>
    </style:style>
    <style:style style:name="T220" style:family="text">
      <style:text-properties style:font-name="DejaVu Sans Mono1" fo:font-size="10pt" officeooo:rsid="0239b0ef" style:font-size-asian="10pt" style:font-size-complex="10pt"/>
    </style:style>
    <style:style style:name="T221" style:family="text">
      <style:text-properties style:font-name="DejaVu Sans Mono1" fo:font-size="10pt" officeooo:rsid="02501610" style:font-size-asian="10pt" style:font-size-complex="10pt"/>
    </style:style>
    <style:style style:name="T222" style:family="text">
      <style:text-properties style:font-name="DejaVu Sans Mono1" fo:font-size="10pt" officeooo:rsid="025104e5" style:font-size-asian="10pt" style:font-size-complex="10pt"/>
    </style:style>
    <style:style style:name="T223" style:family="text">
      <style:text-properties style:font-name="DejaVu Sans Mono1" fo:font-size="10pt" officeooo:rsid="025809bd" style:font-size-asian="10pt" style:font-size-complex="10pt"/>
    </style:style>
    <style:style style:name="T224" style:family="text">
      <style:text-properties style:font-name="DejaVu Sans Mono1" fo:font-size="10pt" officeooo:rsid="025fe38d" style:font-size-asian="10pt" style:font-size-complex="10pt"/>
    </style:style>
    <style:style style:name="T225" style:family="text">
      <style:text-properties style:font-name="DejaVu Sans Mono1" fo:font-size="10pt" officeooo:rsid="025809a4" style:font-size-asian="10pt" style:font-size-complex="10pt"/>
    </style:style>
    <style:style style:name="T226" style:family="text">
      <style:text-properties style:font-name="DejaVu Sans Mono1" fo:font-size="10pt" officeooo:rsid="02776267" style:font-size-asian="10pt" style:font-size-complex="10pt"/>
    </style:style>
    <style:style style:name="T227" style:family="text">
      <style:text-properties style:font-name="DejaVu Sans Mono1" fo:font-size="10pt" officeooo:rsid="01e8dbd6" style:font-size-asian="10pt" style:font-size-complex="10pt"/>
    </style:style>
    <style:style style:name="T228" style:family="text">
      <style:text-properties style:font-name="DejaVu Sans Mono1" fo:font-size="10pt" officeooo:rsid="01ea59f5" style:font-size-asian="10pt" style:font-size-complex="10pt"/>
    </style:style>
    <style:style style:name="T229" style:family="text">
      <style:text-properties style:font-name="DejaVu Sans Mono1" fo:font-size="10pt" officeooo:rsid="01e7f12c" style:font-size-asian="10pt" style:font-size-complex="10pt"/>
    </style:style>
    <style:style style:name="T230" style:family="text">
      <style:text-properties style:font-name="DejaVu Sans Mono1" fo:font-size="10pt" officeooo:rsid="02852a9a" style:font-size-asian="10pt" style:font-size-complex="10pt"/>
    </style:style>
    <style:style style:name="T231" style:family="text">
      <style:text-properties style:font-name="DejaVu Sans Mono1" fo:font-size="10pt" officeooo:rsid="0287f67c" style:font-size-asian="10pt" style:font-size-complex="10pt"/>
    </style:style>
    <style:style style:name="T232" style:family="text">
      <style:text-properties style:font-name="DejaVu Sans Mono1" fo:font-size="10pt" officeooo:rsid="02c6074e" style:font-size-asian="10pt" style:font-size-complex="10pt"/>
    </style:style>
    <style:style style:name="T233" style:family="text">
      <style:text-properties style:font-name="DejaVu Sans Mono1" fo:font-size="10pt" officeooo:rsid="02c918ab" style:font-size-asian="10pt" style:font-size-complex="10pt"/>
    </style:style>
    <style:style style:name="T234" style:family="text">
      <style:text-properties style:font-name="DejaVu Sans Mono1" fo:font-size="10pt" officeooo:rsid="01fc5bd5" style:font-size-asian="10pt" style:font-size-complex="10pt"/>
    </style:style>
    <style:style style:name="T235" style:family="text">
      <style:text-properties style:font-name="DejaVu Sans Mono1" fo:font-size="10pt" officeooo:rsid="01ba2d9f" style:font-size-asian="8.75pt" style:font-size-complex="10pt"/>
    </style:style>
    <style:style style:name="T236" style:family="text">
      <style:text-properties style:font-name="DejaVu Sans Mono1" fo:font-size="10pt" fo:font-style="normal" officeooo:rsid="0298fa36" style:font-size-asian="10pt" style:font-style-asian="normal" style:font-size-complex="10pt" style:font-style-complex="normal"/>
    </style:style>
    <style:style style:name="T237" style:family="text">
      <style:text-properties style:font-name="DejaVu Sans Mono1" fo:font-size="12pt" style:font-size-asian="12pt" style:font-size-complex="12pt"/>
    </style:style>
    <style:style style:name="T238" style:family="text">
      <style:text-properties style:font-name="DejaVu Sans Mono1" fo:font-size="12pt" officeooo:rsid="01ba2d9f" style:font-size-asian="12pt" style:font-size-complex="12pt"/>
    </style:style>
    <style:style style:name="T239" style:family="text">
      <style:text-properties style:font-name="DejaVu Sans Mono1" fo:font-size="12pt" officeooo:rsid="01c1248a" style:font-size-asian="12pt" style:font-size-complex="12pt"/>
    </style:style>
    <style:style style:name="T240" style:family="text">
      <style:text-properties style:font-name="DejaVu Sans Mono1" fo:font-size="12pt" style:font-size-asian="10.5pt" style:font-size-complex="12pt"/>
    </style:style>
    <style:style style:name="T241" style:family="text">
      <style:text-properties style:font-name="DejaVu Sans Mono1" officeooo:rsid="01be3636"/>
    </style:style>
    <style:style style:name="T242" style:family="text">
      <style:text-properties style:font-name="DejaVu Sans Mono1" officeooo:rsid="01e8dbd6"/>
    </style:style>
    <style:style style:name="T243" style:family="text">
      <style:text-properties style:font-name="DejaVu Sans Mono1" officeooo:rsid="01fca99f"/>
    </style:style>
    <style:style style:name="T244" style:family="text">
      <style:text-properties style:font-name="DejaVu Sans Mono1" fo:font-size="10.5pt" officeooo:rsid="02776267" style:font-size-asian="10.5pt" style:font-size-complex="10.5pt"/>
    </style:style>
    <style:style style:name="T245" style:family="text">
      <style:text-properties style:font-name="DejaVu Sans Mono1" fo:font-size="10.5pt" officeooo:rsid="0279ae30" style:font-size-asian="10.5pt" style:font-size-complex="10.5pt"/>
    </style:style>
    <style:style style:name="T246" style:family="text">
      <style:text-properties fo:font-size="10pt" style:font-size-asian="10pt" style:font-size-complex="10pt"/>
    </style:style>
    <style:style style:name="T247" style:family="text">
      <style:text-properties officeooo:rsid="01a44422"/>
    </style:style>
    <style:style style:name="T248" style:family="text">
      <style:text-properties officeooo:rsid="01acb9f1"/>
    </style:style>
    <style:style style:name="T249" style:family="text">
      <style:text-properties officeooo:rsid="01adbd5a"/>
    </style:style>
    <style:style style:name="T250" style:family="text">
      <style:text-properties officeooo:rsid="01b1b2ea"/>
    </style:style>
    <style:style style:name="T251" style:family="text">
      <style:text-properties officeooo:rsid="01b26545"/>
    </style:style>
    <style:style style:name="T252" style:family="text">
      <style:text-properties officeooo:rsid="01b32597"/>
    </style:style>
    <style:style style:name="T253" style:family="text">
      <style:text-properties officeooo:rsid="01b5f309"/>
    </style:style>
    <style:style style:name="T254" style:family="text">
      <style:text-properties officeooo:rsid="01b7842e"/>
    </style:style>
    <style:style style:name="T255" style:family="text">
      <style:text-properties officeooo:rsid="01b99ac2"/>
    </style:style>
    <style:style style:name="T256" style:family="text">
      <style:text-properties officeooo:rsid="01ba2d9f"/>
    </style:style>
    <style:style style:name="T257" style:family="text">
      <style:text-properties style:font-name="DejaVu Sans Mono2"/>
    </style:style>
    <style:style style:name="T258" style:family="text">
      <style:text-properties style:font-name="DejaVu Sans Mono2" officeooo:rsid="01ba2d9f"/>
    </style:style>
    <style:style style:name="T259" style:family="text">
      <style:text-properties style:font-name="DejaVu Sans Mono2" officeooo:rsid="01fd9a12"/>
    </style:style>
    <style:style style:name="T260" style:family="text">
      <style:text-properties officeooo:rsid="01bc1031"/>
    </style:style>
    <style:style style:name="T261" style:family="text">
      <style:text-properties style:text-position="super 75%" officeooo:rsid="01bc1031"/>
    </style:style>
    <style:style style:name="T262" style:family="text">
      <style:text-properties officeooo:rsid="01bdc654"/>
    </style:style>
    <style:style style:name="T263" style:family="text">
      <style:text-properties style:font-name="Liberation Serif2" fo:font-size="12pt" style:font-size-asian="10.5pt" style:font-size-complex="12pt"/>
    </style:style>
    <style:style style:name="T264" style:family="text">
      <style:text-properties style:font-name="Liberation Serif2" fo:font-size="12pt" officeooo:rsid="01c03009" style:font-size-asian="10.5pt" style:font-size-complex="12pt"/>
    </style:style>
    <style:style style:name="T265" style:family="text">
      <style:text-properties style:font-name="Liberation Serif2" fo:font-size="12pt" officeooo:rsid="01c1248a" style:font-size-asian="10.5pt" style:font-size-complex="12pt"/>
    </style:style>
    <style:style style:name="T266" style:family="text">
      <style:text-properties style:font-name="Liberation Serif2" fo:font-size="12pt" officeooo:rsid="01c81029" style:font-size-asian="10.5pt" style:font-size-complex="12pt"/>
    </style:style>
    <style:style style:name="T267" style:family="text">
      <style:text-properties style:font-name="Liberation Serif2" fo:font-size="12pt" officeooo:rsid="01de8252" style:font-size-asian="10.5pt" style:font-size-complex="12pt"/>
    </style:style>
    <style:style style:name="T268" style:family="text">
      <style:text-properties style:font-name="Liberation Serif2" fo:font-size="12pt" officeooo:rsid="01df6bb7" style:font-size-asian="10.5pt" style:font-size-complex="12pt"/>
    </style:style>
    <style:style style:name="T269" style:family="text">
      <style:text-properties style:font-name="Liberation Serif2" fo:font-size="12pt" style:font-size-asian="12pt" style:font-size-complex="12pt"/>
    </style:style>
    <style:style style:name="T270" style:family="text">
      <style:text-properties style:font-name="Liberation Serif2" fo:font-size="12pt" officeooo:rsid="01c1248a" style:font-size-asian="12pt" style:font-size-complex="12pt"/>
    </style:style>
    <style:style style:name="T271" style:family="text">
      <style:text-properties style:font-name="Liberation Serif2" fo:font-size="12pt" officeooo:rsid="02d14c67" style:font-size-asian="12pt" style:font-size-complex="12pt"/>
    </style:style>
    <style:style style:name="T272" style:family="text">
      <style:text-properties style:font-name="Liberation Serif2" fo:font-size="12pt" fo:font-style="italic" style:font-size-asian="10.5pt" style:font-style-asian="italic" style:font-size-complex="12pt" style:font-style-complex="italic"/>
    </style:style>
    <style:style style:name="T273" style:family="text">
      <style:text-properties officeooo:rsid="01be3636"/>
    </style:style>
    <style:style style:name="T274" style:family="text">
      <style:text-properties officeooo:rsid="01c86f56"/>
    </style:style>
    <style:style style:name="T275" style:family="text">
      <style:text-properties officeooo:rsid="01c8f6cc"/>
    </style:style>
    <style:style style:name="T276" style:family="text">
      <style:text-properties officeooo:rsid="01cac879"/>
    </style:style>
    <style:style style:name="T277" style:family="text">
      <style:text-properties officeooo:rsid="01cc7691"/>
    </style:style>
    <style:style style:name="T278" style:family="text">
      <style:text-properties officeooo:rsid="01ce0d45"/>
    </style:style>
    <style:style style:name="T279" style:family="text">
      <style:text-properties officeooo:rsid="01ce7564"/>
    </style:style>
    <style:style style:name="T280" style:family="text">
      <style:text-properties officeooo:rsid="01cf04c6"/>
    </style:style>
    <style:style style:name="T281" style:family="text">
      <style:text-properties officeooo:rsid="01cfe2b8"/>
    </style:style>
    <style:style style:name="T282" style:family="text">
      <style:text-properties officeooo:rsid="01d1cd92"/>
    </style:style>
    <style:style style:name="T283" style:family="text">
      <style:text-properties officeooo:rsid="01d212f9"/>
    </style:style>
    <style:style style:name="T284" style:family="text">
      <style:text-properties officeooo:rsid="01d40b85"/>
    </style:style>
    <style:style style:name="T285" style:family="text">
      <style:text-properties officeooo:rsid="01de8252"/>
    </style:style>
    <style:style style:name="T286" style:family="text">
      <style:text-properties officeooo:rsid="01df6bb7"/>
    </style:style>
    <style:style style:name="T287" style:family="text">
      <style:text-properties officeooo:rsid="01e57560"/>
    </style:style>
    <style:style style:name="T288" style:family="text">
      <style:text-properties officeooo:rsid="01e8dbd6"/>
    </style:style>
    <style:style style:name="T289" style:family="text">
      <style:text-properties officeooo:rsid="01ea59f5"/>
    </style:style>
    <style:style style:name="T290" style:family="text">
      <style:text-properties officeooo:rsid="01ec3277"/>
    </style:style>
    <style:style style:name="T291" style:family="text">
      <style:text-properties officeooo:rsid="01ecbd37"/>
    </style:style>
    <style:style style:name="T292" style:family="text">
      <style:text-properties officeooo:rsid="01efbad7"/>
    </style:style>
    <style:style style:name="T293" style:family="text">
      <style:text-properties officeooo:rsid="01f1a309"/>
    </style:style>
    <style:style style:name="T294" style:family="text">
      <style:text-properties officeooo:rsid="01f42d8c"/>
    </style:style>
    <style:style style:name="T295" style:family="text">
      <style:text-properties officeooo:rsid="01fa9850"/>
    </style:style>
    <style:style style:name="T296" style:family="text">
      <style:text-properties officeooo:rsid="01fc5bd5"/>
    </style:style>
    <style:style style:name="T297" style:family="text">
      <style:text-properties officeooo:rsid="01fca99f"/>
    </style:style>
    <style:style style:name="T298" style:family="text">
      <style:text-properties officeooo:rsid="01fe459f"/>
    </style:style>
    <style:style style:name="T299" style:family="text">
      <style:text-properties officeooo:rsid="020112ca"/>
    </style:style>
    <style:style style:name="T300" style:family="text">
      <style:text-properties officeooo:rsid="0202afdd"/>
    </style:style>
    <style:style style:name="T301" style:family="text">
      <style:text-properties officeooo:rsid="0209b463"/>
    </style:style>
    <style:style style:name="T302" style:family="text">
      <style:text-properties officeooo:rsid="020c6fd9"/>
    </style:style>
    <style:style style:name="T303" style:family="text">
      <style:text-properties officeooo:rsid="02107ac6"/>
    </style:style>
    <style:style style:name="T304" style:family="text">
      <style:text-properties officeooo:rsid="0215fa18"/>
    </style:style>
    <style:style style:name="T305" style:family="text">
      <style:text-properties officeooo:rsid="021cec68"/>
    </style:style>
    <style:style style:name="T306" style:family="text">
      <style:text-properties officeooo:rsid="021f7c89"/>
    </style:style>
    <style:style style:name="T307" style:family="text">
      <style:text-properties officeooo:rsid="02232071"/>
    </style:style>
    <style:style style:name="T308" style:family="text">
      <style:text-properties officeooo:rsid="0224a867"/>
    </style:style>
    <style:style style:name="T309" style:family="text">
      <style:text-properties officeooo:rsid="02267ae2"/>
    </style:style>
    <style:style style:name="T310" style:family="text">
      <style:text-properties officeooo:rsid="0226a83b"/>
    </style:style>
    <style:style style:name="T311" style:family="text">
      <style:text-properties officeooo:rsid="022adeca"/>
    </style:style>
    <style:style style:name="T312" style:family="text">
      <style:text-properties officeooo:rsid="022ca179"/>
    </style:style>
    <style:style style:name="T313" style:family="text">
      <style:text-properties officeooo:rsid="0235e549"/>
    </style:style>
    <style:style style:name="T314" style:family="text">
      <style:text-properties officeooo:rsid="02363614"/>
    </style:style>
    <style:style style:name="T315" style:family="text">
      <style:text-properties officeooo:rsid="0239b0ef"/>
    </style:style>
    <style:style style:name="T316" style:family="text">
      <style:text-properties officeooo:rsid="023a0465"/>
    </style:style>
    <style:style style:name="T317" style:family="text">
      <style:text-properties officeooo:rsid="023cf5df"/>
    </style:style>
    <style:style style:name="T318" style:family="text">
      <style:text-properties officeooo:rsid="023e38c0"/>
    </style:style>
    <style:style style:name="T319" style:family="text">
      <style:text-properties officeooo:rsid="0246a5fc"/>
    </style:style>
    <style:style style:name="T320" style:family="text">
      <style:text-properties officeooo:rsid="02481769"/>
    </style:style>
    <style:style style:name="T321" style:family="text">
      <style:text-properties officeooo:rsid="024c52cb"/>
    </style:style>
    <style:style style:name="T322" style:family="text">
      <style:text-properties officeooo:rsid="024cb4ca"/>
    </style:style>
    <style:style style:name="T323" style:family="text">
      <style:text-properties officeooo:rsid="024cb7fb"/>
    </style:style>
    <style:style style:name="T324" style:family="text">
      <style:text-properties officeooo:rsid="024ed74b"/>
    </style:style>
    <style:style style:name="T325" style:family="text">
      <style:text-properties officeooo:rsid="02501610"/>
    </style:style>
    <style:style style:name="T326" style:family="text">
      <style:text-properties officeooo:rsid="025104e5"/>
    </style:style>
    <style:style style:name="T327" style:family="text">
      <style:text-properties officeooo:rsid="0252fa19"/>
    </style:style>
    <style:style style:name="T328" style:family="text">
      <style:text-properties officeooo:rsid="0257815b"/>
    </style:style>
    <style:style style:name="T329" style:family="text">
      <style:text-properties officeooo:rsid="025809bd"/>
    </style:style>
    <style:style style:name="T330" style:family="text">
      <style:text-properties officeooo:rsid="025c8215"/>
    </style:style>
    <style:style style:name="T331" style:family="text">
      <style:text-properties officeooo:rsid="02625782"/>
    </style:style>
    <style:style style:name="T332" style:family="text">
      <style:text-properties officeooo:rsid="026696f7"/>
    </style:style>
    <style:style style:name="T333" style:family="text">
      <style:text-properties officeooo:rsid="0266c34b"/>
    </style:style>
    <style:style style:name="T334" style:family="text">
      <style:text-properties officeooo:rsid="02707190"/>
    </style:style>
    <style:style style:name="T335" style:family="text">
      <style:text-properties officeooo:rsid="02748c42"/>
    </style:style>
    <style:style style:name="T336" style:family="text">
      <style:text-properties officeooo:rsid="02776267"/>
    </style:style>
    <style:style style:name="T337" style:family="text">
      <style:text-properties officeooo:rsid="027cb082"/>
    </style:style>
    <style:style style:name="T338" style:family="text">
      <style:text-properties officeooo:rsid="028072c5"/>
    </style:style>
    <style:style style:name="T339" style:family="text">
      <style:text-properties officeooo:rsid="02851563"/>
    </style:style>
    <style:style style:name="T340" style:family="text">
      <style:text-properties officeooo:rsid="028517e7"/>
    </style:style>
    <style:style style:name="T341" style:family="text">
      <style:text-properties officeooo:rsid="02851c8f"/>
    </style:style>
    <style:style style:name="T342" style:family="text">
      <style:text-properties officeooo:rsid="02852a9a"/>
    </style:style>
    <style:style style:name="T343" style:family="text">
      <style:text-properties officeooo:rsid="0287f67c"/>
    </style:style>
    <style:style style:name="T344" style:family="text">
      <style:text-properties officeooo:rsid="02881cf0"/>
    </style:style>
    <style:style style:name="T345" style:family="text">
      <style:text-properties officeooo:rsid="0288650d"/>
    </style:style>
    <style:style style:name="T346" style:family="text">
      <style:text-properties officeooo:rsid="02b11f5a"/>
    </style:style>
    <style:style style:name="T347" style:family="text">
      <style:text-properties officeooo:rsid="02c1faef"/>
    </style:style>
    <style:style style:name="T348" style:family="text">
      <style:text-properties officeooo:rsid="02c6074e"/>
    </style:style>
    <style:style style:name="T349" style:family="text">
      <style:text-properties officeooo:rsid="02c6f641"/>
    </style:style>
    <style:style style:name="T350" style:family="text">
      <style:text-properties officeooo:rsid="02c918ab"/>
    </style:style>
    <style:style style:name="T351" style:family="text">
      <style:text-properties officeooo:rsid="02d4665c"/>
    </style:style>
    <style:style style:name="T35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top" style:vertical-rel="baseline" style:horizontal-pos="center" style:horizontal-rel="paragraph"/>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6"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7"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0"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1"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2"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4"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16" style:family="graphic">
      <style:graphic-properties draw:stroke="none" dr3d:vertical-segments="16" dr3d:backface-culling="disabled" dr3d:close-front="true" dr3d:close-back="true" style:run-through="foreground"/>
    </style:style>
    <style:style style:name="gr1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18"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19"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20"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21"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22"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23"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2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21pt" fo:min-width="0pt" fo:padding-top="3.54pt" fo:padding-bottom="3.54pt" fo:padding-left="7.09pt" fo:padding-right="7.09pt" draw:shadow="hidden" draw:shadow-offset-x="5.64pt" draw:shadow-offset-y="5.64pt" draw:shadow-color="#808080" style:run-through="foreground"/>
    </style:style>
    <style:style style:name="gr2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21pt" fo:min-width="10.01pt" fo:padding-top="3.54pt" fo:padding-bottom="3.54pt" fo:padding-left="7.09pt" fo:padding-right="7.09pt" draw:shadow="hidden" draw:shadow-offset-x="5.64pt" draw:shadow-offset-y="5.64pt" draw:shadow-color="#808080" style:run-through="foreground"/>
    </style:style>
    <style:style style:name="gr2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21pt" fo:min-width="39.06pt" fo:padding-top="3.54pt" fo:padding-bottom="3.54pt" fo:padding-left="7.09pt" fo:padding-right="7.09pt" draw:shadow="hidden" draw:shadow-offset-x="5.64pt" draw:shadow-offset-y="5.64pt" draw:shadow-color="#808080" style:run-through="foreground"/>
    </style:style>
    <style:style style:name="gr2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21pt" fo:min-width="39.06pt" fo:padding-top="3.54pt" fo:padding-bottom="3.54pt" fo:padding-left="7.09pt" fo:padding-right="7.09pt" draw:shadow="hidden" draw:shadow-offset-x="5.64pt" draw:shadow-offset-y="5.64pt" draw:shadow-color="#808080" style:run-through="foreground"/>
    </style:style>
    <style:style style:name="gr2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2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3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31"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3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33"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3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21pt" fo:min-width="75.91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57"/>
      <text:p text:style-name="P157"><text:span text:style-name="T89">Turing Complete Computing</text:span></text:p>
      <text:p text:style-name="P52">by Thomas Walker Lynch<text:line-break/>2016 12 21</text:p>
      <text:p text:style-name="P5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2">Table of Contents</text:p>
          </text:index-title>
          <text:p text:style-name="P200"><text:a xlink:type="simple" xlink:href="#__RefHeading___Toc3774_1864530906" text:style-name="Index_20_Link" text:visited-style-name="Index_20_Link">Introduction<text:tab/>3</text:a></text:p>
          <text:p text:style-name="P200"><text:a xlink:type="simple" xlink:href="#__RefHeading___Toc788_1864530906" text:style-name="Index_20_Link" text:visited-style-name="Index_20_Link">Derivation of a Finite Turing Machine Abstraction<text:tab/>4</text:a></text:p>
          <text:p text:style-name="P201"><text:a xlink:type="simple" xlink:href="#__RefHeading___Toc2229_1864530906" text:style-name="Index_20_Link" text:visited-style-name="Index_20_Link">A Conventional Turing Machine Definition<text:tab/>4</text:a></text:p>
          <text:p text:style-name="P201"><text:a xlink:type="simple" xlink:href="#__RefHeading___Toc3776_1864530906" text:style-name="Index_20_Link" text:visited-style-name="Index_20_Link">Analysis and Order<text:tab/>7</text:a></text:p>
          <text:p text:style-name="P201"><text:a xlink:type="simple" xlink:href="#__RefHeading___Toc874_1864530906" text:style-name="Index_20_Link" text:visited-style-name="Index_20_Link">Addresses and Cells<text:tab/>8</text:a></text:p>
          <text:p text:style-name="P201"><text:a xlink:type="simple" xlink:href="#__RefHeading___Toc759_1864530906" text:style-name="Index_20_Link" text:visited-style-name="Index_20_Link">More About The Tape<text:tab/>9</text:a></text:p>
          <text:p text:style-name="P201"><text:a xlink:type="simple" xlink:href="#__RefHeading___Toc2231_1864530906" text:style-name="Index_20_Link" text:visited-style-name="Index_20_Link">Complexity<text:tab/>10</text:a></text:p>
          <text:p text:style-name="P201"><text:a xlink:type="simple" xlink:href="#__RefHeading___Toc3778_1864530906" text:style-name="Index_20_Link" text:visited-style-name="Index_20_Link">Conventional Turing Machine Definition Variations<text:tab/>11</text:a></text:p>
          <text:p text:style-name="P201"><text:a xlink:type="simple" xlink:href="#__RefHeading___Toc3780_1864530906" text:style-name="Index_20_Link" text:visited-style-name="Index_20_Link">A Finite Tape Variation<text:tab/>13</text:a></text:p>
          <text:p text:style-name="P200"><text:a xlink:type="simple" xlink:href="#__RefHeading___Toc3303_1864530906" text:style-name="Index_20_Link" text:visited-style-name="Index_20_Link">Commands<text:tab/>16</text:a></text:p>
          <text:p text:style-name="P200"><text:a xlink:type="simple" xlink:href="#__RefHeading___Toc794_1864530906" text:style-name="Index_20_Link" text:visited-style-name="Index_20_Link">TM Library - Base<text:tab/>19</text:a></text:p>
          <text:p text:style-name="P201"><text:a xlink:type="simple" xlink:href="#__RefHeading___Toc3782_1864530906" text:style-name="Index_20_Link" text:visited-style-name="Index_20_Link">tm-def.lisp<text:tab/>19</text:a></text:p>
          <text:p text:style-name="P201"><text:a xlink:type="simple" xlink:href="#__RefHeading___Toc6191_1864530906" text:style-name="Index_20_Link" text:visited-style-name="Index_20_Link">tm-mk.lisp<text:tab/>20</text:a></text:p>
          <text:p text:style-name="P201"><text:a xlink:type="simple" xlink:href="#__RefHeading___Toc3788_1864530906" text:style-name="Index_20_Link" text:visited-style-name="Index_20_Link">tm-primitives.lisp<text:tab/>22</text:a></text:p>
          <text:p text:style-name="P201"><text:a xlink:type="simple" xlink:href="#__RefHeading___Toc6193_1864530906" text:style-name="Index_20_Link" text:visited-style-name="Index_20_Link">tm-derived.lisp<text:tab/>23</text:a></text:p>
          <text:p text:style-name="P201"><text:a xlink:type="simple" xlink:href="#__RefHeading___Toc3790_1864530906" text:style-name="Index_20_Link" text:visited-style-name="Index_20_Link">tm-quantifiers.lisp<text:tab/>26</text:a></text:p>
          <text:p text:style-name="P200"><text:a xlink:type="simple" xlink:href="#__RefHeading___Toc6195_1864530906" text:style-name="Index_20_Link" text:visited-style-name="Index_20_Link">TM Library – Specialization Tree<text:tab/>28</text:a></text:p>
          <text:p text:style-name="P201"><text:a xlink:type="simple" xlink:href="#__RefHeading___Toc7400_1864530906" text:style-name="Index_20_Link" text:visited-style-name="Index_20_Link">nd-tm<text:tab/>28</text:a></text:p>
          <text:p text:style-name="P201"><text:a xlink:type="simple" xlink:href="#__RefHeading___Toc7402_1864530906" text:style-name="Index_20_Link" text:visited-style-name="Index_20_Link">solo-tm<text:tab/>32</text:a></text:p>
          <text:p text:style-name="P200"><text:a xlink:type="simple" xlink:href="#__RefHeading___Toc4804_1864530906" text:style-name="Index_20_Link" text:visited-style-name="Index_20_Link">TM Library - Implementations<text:tab/>35</text:a></text:p>
          <text:p text:style-name="P201"><text:a xlink:type="simple" xlink:href="#__RefHeading___Toc3796_1864530906" text:style-name="Index_20_Link" text:visited-style-name="Index_20_Link">list-tm-def.lisp<text:tab/>35</text:a></text:p>
          <text:p text:style-name="P200"><text:a xlink:type="simple" xlink:href="#__RefHeading___Toc3798_1864530906" text:style-name="Index_20_Link" text:visited-style-name="Index_20_Link">work functions<text:tab/>36</text:a></text:p>
        </text:index-body>
      </text:table-of-content>
      <text:p text:style-name="P52"/>
      <text:h text:style-name="P159" text:outline-level="1"><text:bookmark-start text:name="__RefHeading___Toc3774_1864530906"/>Introduction<text:bookmark-end text:name="__RefHeading___Toc3774_1864530906"/></text:h>
      <text:p text:style-name="P73">The advantage of having a Turing Complete computer architecture is that it scales to any data size or length of computation without breaking the architecture. <text:s/>An artifact of this quality is that errors <text:span text:style-name="T253">which</text:span> occur in comp<text:span text:style-name="T334">tmf</text:span>utation <text:span text:style-name="T253">will be related to </text:span>the computation rather than <text:span text:style-name="T253">to the </text:span>architecture.<text:span text:style-name="T172"> We need not sacrifice high performance to reach these goals, and in cases that correct results are required we can reach levels of performance otherwise not achievable. <text:s/>With the advent of quantum computing such an architecture may become a minimum requirement rather than just an elegant variation.</text:span></text:p>
      <text:p text:style-name="P72">Th<text:span text:style-name="T100">e</text:span> Turing Machine abstraction may be used to establish the <text:span text:style-name="T254">T</text:span>heory of <text:span text:style-name="T254">C</text:span>omputation.<text:note text:id="ftn1" text:note-class="footnote"><text:note-citation>1</text:note-citation><text:note-body><text:p text:style-name="P189">Christos Papdimitriou, <text:span text:style-name="T3">Elements of the Theory of Computation</text:span></text:p></text:note-body></text:note> <text:span text:style-name="T172">Hence we start with it. <text:s/>Various authors have made inconsequential variations on the Turing Machine abstraction. <text:s/>These variations are said to be inconsequential because they lead to the same results for order of complexity and existence analysis for algorithms. <text:s/>Only certain coefficients will differ. <text:s text:c="2"/>In the next chapter, </text:span><text:span text:style-name="T172"><text:bookmark-ref text:reference-format="text" text:ref-name="__RefHeading___Toc788_1864530906">Derivation of a Finite Turing Machine Abstraction</text:bookmark-ref></text:span><text:span text:style-name="T172"> I present such a variation. <text:s/>My variation replaces the infinite tape of conventional definitions with a finite tape that may grow to be arbitrarily large. <text:s/>Though it is arbitrarily large, it still remains finite. <text:s/>(For non-computation abstractions the tape may grow to be infinite, which is required to maintain the property of being an inconsequential variation.)</text:span></text:p>
      <text:p text:style-name="P74"><text:span text:style-name="T173">This 'growing' Turing Machine variation functions as a bridge to introducing the TM library in the chapter </text:span><text:span text:style-name="T173"><text:bookmark-ref text:reference-format="text" text:ref-name="__RefHeading___Toc794_1864530906">TM Library - Base</text:bookmark-ref></text:span><text:span text:style-name="T173">. <text:s/>The TM library is a generic container class to be used with a high level language. <text:s/>The examples in this book are in Common Lisp. <text:s/>There is a once to one correspondence between the growing Turing Machine definition and the elements of the TM library interface. </text:span></text:p>
      <text:p text:style-name="P75"><text:span text:style-name="T171">We say that a system is </text:span><text:span text:style-name="T24">Turing</text:span><text:span text:style-name="T171"> </text:span><text:span text:style-name="T19">complete</text:span><text:span text:style-name="T170"> when it can do everything that a Turing Machine can do. The TM library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75"><text:span text:style-name="T170">Having the TM library is not the whole Turing Complete computing story. We still have to implement the functionality behind the interface. <text:s/>In later chapters we described the pumped address space and unbounded memory allocation algorithms, thus completing the base definition of the Turing Complete computer architecture. From there we discuss implementation features for increasing performance.</text:span></text:p>
      <text:p text:style-name="P75"><text:span text:style-name="T170"><text:s text:c="3"/></text:span></text:p>
      <text:h text:style-name="P158" text:outline-level="1"><text:bookmark-start text:name="__RefHeading___Toc788_1864530906"/><text:span text:style-name="T170">Derivation of a Finite Turing Machine Abstraction</text:span><text:bookmark-end text:name="__RefHeading___Toc788_1864530906"/></text:h>
      <text:h text:style-name="Heading_20_2" text:outline-level="2"><text:bookmark-start text:name="__RefHeading___Toc2229_1864530906"/><text:span text:style-name="T90">A Conventional </text:span>Turing Machine <text:span text:style-name="T89">Definition</text:span><text:bookmark-end text:name="__RefHeading___Toc2229_1864530906"/></text:h>
      <text:p text:style-name="P6"><draw:frame draw:style-name="fr3" draw:name="Frame4" text:anchor-type="as-char" svg:width="451.64pt" draw:z-index="3"><draw:text-box fo:min-height="342.79pt"><text:p text:style-name="Figure"><draw:g text:anchor-type="paragraph" draw:z-index="4" draw:name="Shape1" draw:style-name="gr1"><draw:g draw:style-name="gr2"><draw:line draw:style-name="gr3" draw:text-style-name="P204" svg:x1="49.29pt" svg:y1="342.62pt" svg:x2="451.56pt" svg:y2="218.89pt"><text:p/></draw:line><draw:line draw:style-name="gr4" draw:text-style-name="P204" svg:x1="0.71pt" svg:y1="329.67pt" svg:x2="402.97pt" svg:y2="205.94pt"><text:p/></draw:line><draw:connector draw:style-name="gr5" draw:text-style-name="P204" draw:type="curve" svg:x1="0.06pt" svg:y1="328.99pt" svg:x2="46.66pt" svg:y2="342.65pt" svg:d="M2 11606c1233 0 411 482 1644 482" svg:viewBox="0 0 1646 483"><text:p/></draw:connector><draw:connector draw:style-name="gr6" draw:text-style-name="P204" draw:type="curve" svg:x1="399.77pt" svg:y1="206.59pt" svg:x2="446.37pt" svg:y2="220.2pt" svg:d="M14103 7288c1233 0 411 480 1644 480" svg:viewBox="0 0 1646 482"><text:p/></draw:connector><draw:line draw:style-name="gr7" draw:text-style-name="P204" svg:x1="93.34pt" svg:y1="300.5pt" svg:x2="140.63pt" svg:y2="314.76pt"><text:p/></draw:line><draw:line draw:style-name="gr8" draw:text-style-name="P204" svg:x1="47.37pt" svg:y1="315.44pt" svg:x2="94.65pt" svg:y2="329.7pt"><text:p/></draw:line><draw:line draw:style-name="gr9" draw:text-style-name="P204" svg:x1="137.4pt" svg:y1="286.27pt" svg:x2="184.68pt" svg:y2="300.53pt"><text:p/></draw:line><draw:line draw:style-name="gr10" draw:text-style-name="P204" svg:x1="187.26pt" svg:y1="273.34pt" svg:x2="234.54pt" svg:y2="287.6pt"><text:p/></draw:line><draw:line draw:style-name="gr11" draw:text-style-name="P204" svg:x1="232.58pt" svg:y1="258.46pt" svg:x2="279.86pt" svg:y2="272.72pt"><text:p/></draw:line><draw:line draw:style-name="gr12" draw:text-style-name="P204" svg:x1="280.54pt" svg:y1="244.26pt" svg:x2="327.83pt" svg:y2="258.52pt"><text:p/></draw:line><draw:line draw:style-name="gr13" draw:text-style-name="P204" svg:x1="326.52pt" svg:y1="229.38pt" svg:x2="373.8pt" svg:y2="243.64pt"><text:p/></draw:line><draw:line draw:style-name="gr14" draw:text-style-name="P204" svg:x1="368.65pt" svg:y1="215.15pt" svg:x2="415.93pt" svg:y2="229.41pt"><text:p/></draw:line></draw:g><dr3d:scene draw:style-name="gr1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17" draw:text-style-name="P205"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05"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205"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204" draw:type="curve" svg:x1="99.16pt" svg:y1="81.61pt" svg:x2="125.09pt" svg:y2="26.56pt" draw:start-shape="id1" draw:start-glue-point="5" draw:end-shape="id2" svg:d="M3498 2879c0-1295 305-1942 915-1942" svg:viewBox="0 0 917 1944"><text:p/></draw:connector><draw:connector draw:style-name="gr21" draw:text-style-name="P204" draw:type="curve" svg:x1="178.21pt" svg:y1="26.56pt" svg:x2="269.6pt" svg:y2="69.36pt" draw:start-shape="id2" draw:start-glue-point="10" draw:end-shape="id3" draw:end-glue-point="11" svg:d="M6287 937c2150 0 3224 502 3224 1510" svg:viewBox="0 0 3226 1512"><text:p/></draw:connector><draw:connector draw:style-name="gr22" draw:text-style-name="P204" draw:type="curve" svg:x1="231.99pt" svg:y1="106.95pt" svg:x2="151.65pt" svg:y2="53.09pt" draw:start-shape="id3" draw:start-glue-point="7" draw:end-shape="id2" draw:end-glue-point="8" svg:d="M8184 3773c-1890 0-2834-633-2834-1900" svg:viewBox="0 0 2836 1901"><text:p/></draw:connector><draw:connector draw:style-name="gr23" draw:text-style-name="P204" draw:type="curve" svg:x1="250.81pt" svg:y1="114.69pt" svg:x2="117.95pt" svg:y2="126.96pt" draw:start-shape="id3" draw:start-glue-point="8" draw:end-shape="id1" draw:end-glue-point="8" svg:d="M8848 4046c0 1403-4687 1186-4687 433" svg:viewBox="0 0 4688 1028"><text:p/></draw:connector><draw:frame draw:style-name="gr24" draw:text-style-name="P207" svg:width="24.21pt" svg:height="27.86pt" svg:x="170.42pt" svg:y="123.05pt"><draw:text-box><text:p text:style-name="P206"><text:span text:style-name="T352">a</text:span></text:p></draw:text-box></draw:frame><draw:frame draw:style-name="gr25" draw:text-style-name="P207" svg:width="24.32pt" svg:height="27.86pt" svg:x="174.3pt" svg:y="75.8pt"><draw:text-box><text:p text:style-name="P206"><text:span text:style-name="T352">b</text:span></text:p></draw:text-box></draw:frame><draw:frame draw:style-name="gr26" draw:text-style-name="P207" svg:width="53.32pt" svg:height="27.86pt" svg:x="203.47pt" svg:y="3.91pt"><draw:text-box><text:p text:style-name="P206"><text:span text:style-name="T352">a v b</text:span></text:p></draw:text-box></draw:frame><draw:frame draw:style-name="gr27" draw:text-style-name="P207" svg:width="53.32pt" svg:height="27.86pt" svg:x="60.29pt" svg:y="40.79pt"><draw:text-box><text:p text:style-name="P206"><text:span text:style-name="T352">a v b</text:span></text:p></draw:text-box></draw:frame><draw:frame draw:style-name="gr28" draw:text-style-name="P207" svg:width="23.22pt" svg:height="35.06pt" svg:x="140.66pt" svg:y="8.39pt"><draw:text-box><text:p text:style-name="P206"><text:span text:style-name="T352">s</text:span></text:p></draw:text-box></draw:frame><draw:frame draw:style-name="gr29" draw:text-style-name="P207" svg:width="55.56pt" svg:height="30.59pt" svg:x="94.65pt" svg:y="84.81pt"><draw:text-box><text:p text:style-name="P206"><text:span text:style-name="T352">w(a)</text:span></text:p></draw:text-box></draw:frame><draw:frame draw:style-name="gr30" draw:text-style-name="P207" svg:width="23.27pt" svg:height="33.11pt" svg:x="239.75pt" svg:y="74.44pt"><draw:text-box><text:p text:style-name="P206"><text:span text:style-name="T352">s</text:span></text:p></draw:text-box></draw:frame></draw:g><draw:line draw:style-name="gr31" draw:text-style-name="P204" svg:x1="198.91pt" svg:y1="165.15pt" svg:x2="198.91pt" svg:y2="231.85pt"><text:p/></draw:line><draw:frame draw:style-name="gr32" draw:text-style-name="P207" svg:width="100.43pt" svg:height="31.78pt" svg:x="204.09pt" svg:y="172.91pt"><draw:text-box><text:p text:style-name="P206"><text:span text:style-name="T352">command</text:span></text:p></draw:text-box></draw:frame><draw:line draw:style-name="gr33" draw:text-style-name="P204" svg:x1="167.16pt" svg:y1="226.69pt" svg:x2="169.11pt" svg:y2="161.23pt"><text:p/></draw:line><draw:frame draw:style-name="gr34" draw:text-style-name="P207" svg:width="90.37pt" svg:height="27.86pt" svg:x="77.81pt" svg:y="191.06pt"><draw:text-box><text:p text:style-name="P206"><text:span text:style-name="T352">read data</text:span></text:p></draw:text-box></draw:frame></draw:g>Figure <text:sequence text:ref-name="refFigure1" text:name="Figure" text:formula="ooow:Figure+1" style:num-format="1">1</text:sequence>: A Turing Machine</text:p></draw:text-box></draw:frame></text:p>
      <text:p text:style-name="P2"/>
      <text:p text:style-name="P2">A Turing Machine is a mathematical abstraction <text:span text:style-name="T1">of</text:span> a computer. <text:s/>It is a se<text:span text:style-name="T40">t</text:span> of <text:span text:style-name="T40">the following elements:</text:span></text:p>
      <text:list xml:id="list111919805596925330" text:style-name="L1">
        <text:list-item>
          <text:p text:style-name="P17"><text:s/>finite alphabet</text:p>
        </text:list-item>
        <text:list-item>
          <text:p text:style-name="P17">distinct empty symbol</text:p>
        </text:list-item>
        <text:list-item>
          <text:p text:style-name="P17"><text:s/><text:span text:style-name="T139">a single ended </text:span>tape</text:p>
        </text:list-item>
        <text:list-item>
          <text:p text:style-name="P17"><text:s/>read/write head</text:p>
        </text:list-item>
        <text:list-item>
          <text:p text:style-name="P17"><text:s/>controlling state machine</text:p>
        </text:list-item>
        <text:list-item>
          <text:p text:style-name="P20"><text:span text:style-name="T139">left from leftmost</text:span> error</text:p>
        </text:list-item>
        <text:list-item>
          <text:p text:style-name="P17"><text:s/>start state</text:p>
        </text:list-item>
        <text:list-item>
          <text:p text:style-name="P17"><text:soft-page-break/><text:s/><text:span text:style-name="T143">halt state</text:span></text:p>
        </text:list-item>
        <text:list-item>
          <text:p text:style-name="P23">current state</text:p>
        </text:list-item>
        <text:list-item>
          <text:p text:style-name="P23"><text:s/>fixed procedure for using these. <text:s/></text:p>
        </text:list-item>
      </text:list>
      <text:p text:style-name="P54"><text:span text:style-name="T2">A </text:span><text:span text:style-name="T5">symbol</text:span><text:span text:style-name="T2"> may be any mathematical object for which one may have multiple instances, where those instances can be compared for equality among instances of the same symbol, and for inequality against instances of other symbols. <text:s/>As a matter of convenience in this document, I use sequences of letters and or digits as symbols. <text:s/></text:span></text:p>
      <text:p text:style-name="P53"><text:span text:style-name="T2">The </text:span><text:span text:style-name="T5">alphabet</text:span><text:span text:style-name="T2"> is a finite set of </text:span><text:span text:style-name="T5">symbols</text:span><text:span text:style-name="T2">. <text:s/></text:span></text:p>
      <text:p text:style-name="P55">The <text:span text:style-name="T3">distinct empty symbol</text:span> may be any symbol that is not found in the alphabet. <text:s/><text:span text:style-name="T175">This symbol may appear in the tape sequence. <text:s/>Relative to the alphabet, a sequence element that is not an alphabet symbol is 'empty', hence the name </text:span><text:span text:style-name="T20">empty symbo</text:span><text:span text:style-name="T174">l.</text:span></text:p>
      <text:p text:style-name="P3"><text:span text:style-name="T91">The tape is an infinite sequence. <text:s/>We notice three special subsequences:</text:span></text:p>
      <text:list xml:id="list2638217069433146070" text:style-name="L2">
        <text:list-item>
          <text:p text:style-name="P29"><text:span text:style-name="T88">an </text:span>element which is either an alphabet symbol or the empty symbol</text:p>
        </text:list-item>
        <text:list-item>
          <text:p text:style-name="P29"><text:span text:style-name="T201">followed by a </text:span>finite sequence <text:span text:style-name="T99">extending to a rightmost alphabet symbol</text:span></text:p>
        </text:list-item>
        <text:list-item>
          <text:p text:style-name="P29"><text:span text:style-name="T201">followed by </text:span>an infinite sequence of empty symbols. <text:s/></text:p>
        </text:list-item>
      </text:list>
      <text:p text:style-name="P56"><text:span text:style-name="T43">We say that the first symbol in the tape sequence is the </text:span><text:span text:style-name="T4">leftmost</text:span><text:span text:style-name="T41"> symbol. The second symbol in the sequence is then the </text:span><text:span text:style-name="T4">right neighbor</text:span><text:span text:style-name="T41"> of the leftmost symbol. <text:s/>Etc. <text:s/>this nomenclature is drawn from a left to right writing convention. <text:s text:c="2"/>It follows that the leftmost symbol has no left neighbor, <text:s/>but all other sequence members have both a left neighbor and a right neighbor. <text:s text:c="2"/>A Turing Machine tape has no rightmost symbol because it is an infinite sequence.</text:span></text:p>
      <text:p text:style-name="P26"><text:span text:style-name="T44">The</text:span> read/write head <text:span text:style-name="T94">indicates (indexes) one of the elements</text:span> <text:span text:style-name="T41">in the</text:span> tape <text:span text:style-name="T41">sequence</text:span>. <text:s/><text:span text:style-name="T176">The head is not a natural number. <text:s/>Such a definition would be a circular because we later we use a Turing Machine to define natural numbers and the concept of an address. <text:s text:c="2"/>Having a head means that we keep the tape as two subsequences. <text:s/>The first sequence is finite. <text:s/>We call it the </text:span><text:span text:style-name="T21">left hand side</text:span><text:span text:style-name="T176"> of the tape. Its last element is the element that “the head is on”. <text:s text:c="2"/>The second sequence holds the rest of the tape. <text:s/>We call it the </text:span><text:span text:style-name="T21">right hand side</text:span><text:span text:style-name="T176"> of the tape. <text:s/>To step the head right we remove the first element of the right hand side, and then append it to the left hand side. <text:s/>To step the head left, we remove the last element of the left hand side, and make it the first element of the right hand side. <text:s/>In the section, </text:span><text:span text:style-name="T176"><text:bookmark-ref text:reference-format="text" text:ref-name="__RefHeading___Toc874_1864530906">Addresses and Cells</text:bookmark-ref></text:span><text:span text:style-name="T176"> we will justify using the term </text:span><text:span text:style-name="T21">cell</text:span><text:span text:style-name="T176">, instead of </text:span><text:span text:style-name="T21">element</text:span><text:span text:style-name="T176"> when speaking of locations such as </text:span><text:span text:style-name="T21">the cell that the head is on</text:span><text:span text:style-name="T176">. </text:span></text:p>
      <text:p text:style-name="P76">The controlling state machine <text:span text:style-name="T44">is a graph. <text:s/>It </text:span>may be either of Mealy or Moore <text:span text:style-name="T95">style</text:span>, as these are isomorphic. <text:s/>We describe a Moore style machine here. <text:s text:c="2"/><text:span text:style-name="T44">The graph is a set containing three elements:</text:span></text:p>
      <text:list xml:id="list7550800797710678690" text:style-name="L3">
        <text:list-item>
          <text:p text:style-name="P30">s<text:span text:style-name="T96">et of s</text:span>tate<text:span text:style-name="T92">s</text:span></text:p>
        </text:list-item>
        <text:list-item>
          <text:p text:style-name="P30"><text:soft-page-break/><text:span text:style-name="T250">a command</text:span></text:p>
        </text:list-item>
        <text:list-item>
          <text:p text:style-name="P30"><text:span text:style-name="T96">set of </text:span>arcs. <text:s/></text:p>
        </text:list-item>
      </text:list>
      <text:p text:style-name="P58"><text:span text:style-name="T96">A</text:span> state is a symbol. <text:s/><text:span text:style-name="T97">These symbols appear in a different context than those of the alphabet or empty symbol, and thus need not be distinct from them.</text:span></text:p>
      <text:p text:style-name="P57"><text:span text:style-name="T251">A commands is a pair of symbols, &lt;state, command&gt;. <text:s/>Each state can appear in exactly one command pair. <text:s/>For the Turing Machine we have a fixed set of command symbols, <text:s/>{do-nothing, step-left, step-right, and write(</text:span><text:span text:style-name="T6">value</text:span><text:span text:style-name="T15">)</text:span><text:span text:style-name="T44">}, where the </text:span><text:span text:style-name="T6">value</text:span><text:span text:style-name="T44"> parameter is set when the controller is defined. <text:s/></text:span><text:span text:style-name="T6">value</text:span><text:span text:style-name="T44"> must be a member of the alphabet or be the empty symbol. There must be exactly one command associated with each state. <text:s/>In addition there is a read command implied to execute after the command associated with the state. <text:s/>The return value from the read is used for choosing the transition arc.</text:span></text:p>
      <text:p text:style-name="P93">For notational convenience we allow that two states with miscible commands <text:span text:style-name="T277">that</text:span> are separated by only a single arc, which is thus obligatory, <text:span text:style-name="T252">be collapsed into one state with multiple commands. <text:s/>Miscible commands are those for which we get the same result no matter what order they are executed in.</text:span></text:p>
      <text:p text:style-name="P5">The arcs are triples <text:span text:style-name="T92">of symbols</text:span> of the form, <text:s/>&lt;state, state, <text:span text:style-name="T16">value</text:span>&gt;. <text:s text:c="2"/>We call the first state in the triple the <text:span text:style-name="T3">from state</text:span>, and the second <text:span text:style-name="T93">one the</text:span> <text:span text:style-name="T3">to state</text:span>. <text:s/><text:span text:style-name="T93">Again </text:span><text:span text:style-name="T16">value</text:span><text:span text:style-name="T93"> is set when the controller is defined, and it is either a symbol from the alphabet or the empty symbol.</text:span> <text:s/><text:span text:style-name="T45">W</text:span>e require that for each from state that there <text:span text:style-name="T45">exists</text:span> an arc for each member of the alphabet, one for empty symbo<text:span text:style-name="T202">l, and for any state with a corresponding move-left command one</text:span> for the left from leftmost error. <text:span text:style-name="T202">The only exception to this is if we can prove that the left from leftmost error can not occur.</text:span> <text:s/><text:span text:style-name="T202">As a notational convenience we might reduce the work of listing arcs by adopting the convention of explicitly providing important arcs, and saying the rest of the arcs are identical to a </text:span><text:span text:style-name="T7">default</text:span><text:span text:style-name="T45"> arc or an </text:span><text:span text:style-name="T7">error</text:span><text:span text:style-name="T45"> arc, among other expediencies.</text:span></text:p>
      <text:p text:style-name="P11">Though the <text:span text:style-name="T203">we specify the general form for the </text:span>state machine controller <text:span text:style-name="T203">when listing the components of the Turing Machine, we did not provide an </text:span>exact definition. <text:s/><text:span text:style-name="T142">Consequently </text:span>there are a countably infinite number of different Turing Machines <text:span text:style-name="T59">each </text:span>with different state controller <text:span text:style-name="T59">definitions</text:span>. <text:s/>(Among these is a Turing Machine that reads its state controller definition <text:span text:style-name="T141">from</text:span> the tape, the so called <text:span text:style-name="T3">Universal Turing Machine</text:span>.) <text:s/></text:p>
      <text:p text:style-name="P24">According to the fixed procedure, </text:p>
      <text:list xml:id="list8621286715821395938" text:style-name="L4">
        <text:list-item>
          <text:p text:style-name="P31">We initialize the tape, and set the current state to the start state. </text:p>
        </text:list-item>
        <text:list-item>
          <text:p text:style-name="P32">If the command is move-left, then we move the head to the left neighbor element in the tape sequence. <text:s/>Similarly for move-right, we move the head to the right neighbor. <text:s/>For a write command we change the sequence element to the provided value.</text:p>
        </text:list-item>
        <text:list-item>
          <text:p text:style-name="P31">We read the symbol indicated by the head in the tape sequence, and look to see if this symbol matches one of the arcs leaving the current state. <text:s/>As we have a deterministic machine exactly one of the arcs must match.</text:p>
        </text:list-item>
        <text:list-item>
          <text:p text:style-name="P33"><text:soft-page-break/><text:span text:style-name="T46">W</text:span>e follow the matching arc to a new state, and write the new state as the current state. <text:s/>We call this 'taking a step'.</text:p>
        </text:list-item>
        <text:list-item>
          <text:p text:style-name="P33">If the current state is now <text:span text:style-name="T165">the</text:span> <text:span text:style-name="T165">halt</text:span> state, we halt. <text:s/>Otherwise we go back to step 2.</text:p>
        </text:list-item>
      </text:list>
      <text:p text:style-name="P60">In step one, <text:span text:style-name="T101">we provide the input by </text:span>initializing the tape. <text:s/>We refine <text:span text:style-name="T101">the</text:span> <text:span text:style-name="T101">definition</text:span> of input in a latter section, <text:bookmark-ref text:reference-format="text" text:ref-name="__RefHeading___Toc759_1864530906">More About The Tape</text:bookmark-ref>. <text:s/><text:span text:style-name="T101">In this step we also set the initial state for the state machine. <text:s/>Step 2 starts the loop. <text:s/>We begin by asserting the commands associated with the state. <text:s/>In step 3 we select an arc, and in step 4 we follow it. <text:s/>In step 5 we check to see if we are at the halt state, and if so we halt, otherwise we loop. <text:s/></text:span></text:p>
      <text:p text:style-name="P60"><text:span text:style-name="T101">Walking through this procedure is known as </text:span><text:span text:style-name="T17">running</text:span><text:span text:style-name="T101"> the machine.</text:span></text:p>
      <text:p text:style-name="P103">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 deterministic machine we can leave one state to potentially more than one next states. <text:s/>Non-deterministic machines can be converted to deterministic ones, and vice versa, hence there is no greater power of expression with the non-deterministic machines. <text:s/>Though non-deterministic machines can require fewer steps when evaluated.</text:p>
      <text:h text:style-name="P191" text:outline-level="2"><text:bookmark-start text:name="__RefHeading___Toc3776_1864530906"/>Analysis <text:span text:style-name="T277">and</text:span> <text:span text:style-name="T137">Order</text:span><text:bookmark-end text:name="__RefHeading___Toc3776_1864530906"/></text:h>
      <text:p text:style-name="P62"><text:span text:style-name="T204">In this section</text:span> we use the term <text:span text:style-name="T3">order</text:span> to mean level or power. <text:s/>We are not talking about which comes first or second <text:span text:style-name="T166">in a sequence.</text:span></text:p>
      <text:p text:style-name="P63">When a person <text:span text:style-name="T205">studies </text:span>a <text:span text:style-name="T205">given </text:span>Turing Machine by walking through the Turing Machine procedure and watching, we say the person is <text:span text:style-name="T23">performing a computation</text:span><text:span text:style-name="T103">, or is, </text:span><text:span text:style-name="T23">evaluating</text:span> the machine. <text:s/><text:span text:style-name="T206">Computing</text:span> is <text:span text:style-name="T144">a</text:span> 'first order <text:span text:style-name="T137">analysis'</text:span>. <text:s text:c="2"/>We say that Turing Machines that halt in finite <text:span text:style-name="T177">number of steps</text:span> <text:span text:style-name="T22">for any input</text:span><text:span text:style-name="T179"> </text:span>are <text:span text:style-name="T3">computational.</text:span><text:span text:style-name="T137"> <text:s/>For a given non-computational Turing Machine there will exist an input for which <text:s/>computation will never complete.</text:span></text:p>
      <text:p text:style-name="P62"><text:span text:style-name="T178">Alternatively w</text:span>e can analyze a Turing Machine instead of evaluating it. <text:s/>To perform an analysis<text:span text:style-name="T74"> we place the Turing Machine definition itself on a tape for another Turing Machine to look at. <text:s/>We then run this second Turing Machine so as to learn about the first one. <text:s/>(It is often the case that this second Turing </text:span>M<text:span text:style-name="T74">achine which performs the</text:span> analysis<text:span text:style-name="T74"> is in </text:span>a person's brain. <text:span text:style-name="T138">P</text:span>erhaps the person is <text:span text:style-name="T74">writing a proof </text:span>about the Turing Machine that is being studied<text:span text:style-name="T74">.) <text:s/></text:span>Analysis, <text:span text:style-name="T178">as the term is used</text:span> <text:span text:style-name="T145">without further qualification, </text:span>is <text:span text:style-name="T145">the same as 'second order analysis'. <text:s/>Analysis can be applied to both computational and non-compuational machines. In many cases it is possible to learn something useful about a non-computational machine by analyzing it rather that evaluating it.</text:span></text:p>
      <text:p text:style-name="P34"><text:span text:style-name="T136">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136">As it </text:span><text:soft-page-break/><text:span text:style-name="T136">turns out, it </text:span>has been proven in computation theory that there does not exist a second order machine, <text:span text:style-name="T207">a machine A,</text:span> which in general can <text:span text:style-name="T207">compute and decide</text:span> if <text:span text:style-name="T207">any given</text:span> Turing Machine <text:span text:style-name="T208">B</text:span> <text:span text:style-name="T136">is computational</text:span>. <text:s text:c="2"/>Though <text:span text:style-name="T209">this</text:span> is not possible in general, it is certainly possible for broad classes of Turing Machines, <text:span text:style-name="T138">which is a good thing, as otherwise it would be even more troublesome to write programs than it is already.</text:span></text:p>
      <text:h text:style-name="Heading_20_2" text:outline-level="2"><text:bookmark-start text:name="__RefHeading___Toc874_1864530906"/>Addresses <text:span text:style-name="T168">and Cells</text:span><text:bookmark-end text:name="__RefHeading___Toc874_1864530906"/></text:h>
      <text:p text:style-name="P7"><text:span text:style-name="T55">We can define a</text:span> Turing Machine <text:span text:style-name="T67">that is</text:span> <text:span text:style-name="T55">identical to </text:span>the recursive definition of natural numbers a<text:span text:style-name="T53">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53">right neighbor </text:span>element is 2, etc. <text:s text:c="2"/>This mapping <text:span text:style-name="T68">assigns to</text:span> each element in the tape sequence a natural number <text:span text:style-name="T63">which </text:span>we call its <text:span text:style-name="T3">address</text:span>. <text:s text:c="2"/></text:p>
      <text:p text:style-name="P7">The distance between two elements is defined to be the difference in the <text:span text:style-name="T53">corresponding</text:span> addresses. </text:p>
      <text:p text:style-name="P71">An <text:span text:style-name="T3">area</text:span> is a subsequence of a tape. <text:s/>The length of an area<text:span text:style-name="T169"> is one greater than the distance between the leftmost element of the area, and </text:span>that of the<text:span text:style-name="T169"> rightmost element of the area. <text:s/>It follows that the area of a single element on the tape is 1.</text:span></text:p>
      <text:p text:style-name="P8">Suppose we have a Turing Machine that is <text:span text:style-name="T60">designed</text:span> to mark an area <text:span text:style-name="T60">based on some property of the symbols in that area</text:span>. <text:s/>There are multiple possible definitions for such a Turing Machine, but lets take a very simple one. <text:s/>Our area marking Turing Machine will step <text:span text:style-name="T56">right until it finds </text:span>the leftmost element of the area, and <text:span text:style-name="T56">then </text:span>write the marker symbol. <text:s/>It will then <text:span text:style-name="T56">continue to </text:span>step <text:span text:style-name="T56">right </text:span>and write the marker symbol until it reaches the rightmost element, which it will also <text:span text:style-name="T56">mark. </text:span><text:s/><text:span text:style-name="T146">T</text:span>hen <text:span text:style-name="T146">the machine will </text:span>halt.</text:p>
      <text:p text:style-name="P8">Now suppose we employ a second order analysis. <text:s/>Instead of running our area marker Turing Machine, we examine <text:span text:style-name="T64">its</text:span> state controller and the mounted tape. <text:s/>Now suppose we make a startling discovery – the analysis of this machine tells us the <text:span text:style-name="T147">inputs exist for which the </text:span>area marker will never halt. <text:s/><text:span text:style-name="T148">For such inputs we say that no area possessing the searched for property exists. <text:s/>We also say that the area of said property </text:span><text:span text:style-name="T11">has zero length</text:span><text:span text:style-name="T57">. <text:s/>These two statements are identical. <text:s/>Note, then, that concept of zero length is a second order length concept.</text:span></text:p>
      <text:p text:style-name="P35">We can create a Turing Machine that moves the head right address number of times to reach the addressed tape sequence element. <text:s text:c="2"/>This machine can be composed with other machines to give them random access ability on the tape. <text:s/><text:span text:style-name="T149">Though this is can not be integrated into the our definition for a Turing Machines, as it will affect the computational complexity of some problems.</text:span></text:p>
      <text:p text:style-name="P66">Let us ask a question, <text:s/>what is it that and address is actually locating? <text:s/>Let us consider an example. <text:s/>Suppose we have the tape sequence of: <text:s/></text:p>
      <text:p text:style-name="P66"><text:s text:c="3"/>a, b , c, <text:span text:style-name="T150">ε, <text:s/>ε, <text:s/>ε … <text:s/></text:span></text:p>
      <text:p text:style-name="P66"><text:soft-page-break/><text:span text:style-name="T150">Now consider that we have an address of '2'. <text:s/>If we read tape address 2 we get back the letter 'c'. <text:s/></text:span><text:span text:style-name="T153">So the address is locating the 'c'. <text:s/></text:span><text:span text:style-name="T150">Now suppose we write address 2. <text:s/>say we write 'γ'. <text:s/>Now our sequence is:</text:span></text:p>
      <text:p text:style-name="P66"><text:span text:style-name="T150"><text:s text:c="3"/>a, b , γ, ε, <text:s/>ε, <text:s/>ε …</text:span></text:p>
      <text:p text:style-name="P66"><text:span text:style-name="T150">Now we write 'Г', resulting in the sequence:</text:span></text:p>
      <text:p text:style-name="P66"><text:span text:style-name="T150"><text:s text:c="3"/>a, b , Г, ε, <text:s/>ε, <text:s/>ε …</text:span></text:p>
      <text:p text:style-name="P67"><text:span text:style-name="T150">It would appear that the answer to our question is that address 2 is addressing </text:span><text:span text:style-name="T153">different</text:span><text:span text:style-name="T150"> things at different times. <text:s/>First it was, c, <text:s/>then γ, then <text:s/>Г. <text:s/></text:span><text:span text:style-name="T151">Yet the address was never changed. <text:s text:c="2"/></text:span><text:span text:style-name="T154">Yet i</text:span><text:span text:style-name="T151">t is unsatisfactory to suggest </text:span><text:span text:style-name="T155">what an</text:span><text:span text:style-name="T151"> address </text:span><text:span text:style-name="T155">locates changes</text:span><text:span text:style-name="T151"> depending on the </text:span><text:span text:style-name="T155">value of that thing being located.</text:span><text:span text:style-name="T151"> <text:s/></text:span><text:span text:style-name="T155">Its topological position in the series never changed.</text:span></text:p>
      <text:p text:style-name="P68"><text:span text:style-name="T151">Note that when we created the natural number Turing Machine, that the values of the tape never came into play. <text:s/>Addresses speak to the the structure of the tape rather than the </text:span><text:span text:style-name="T155">values</text:span><text:span text:style-name="T151"> held on the tape. In order to facilitate this interpretation, we note that a sequence consists of a sequence of </text:span><text:span text:style-name="T152">cells</text:span><text:span text:style-name="T151">. <text:s/>An address always locates the same cell, though the contents of that cell can change. <text:s/>This is only a small extension to the already existing concept of a variable in mathematics. <text:s/></text:span><text:span text:style-name="T155">In mathematics we</text:span><text:span text:style-name="T151"> allow that a variable can take on different values, though its name never changes. <text:s/></text:span><text:span text:style-name="T155">Now we are going to say that a cell can take on different values, though its address never changes. <text:s/>Furthermore, as the cell is part of the sequence, <text:s/>we are going to say the cell has a left neighbor or right neighbor – not the value in the cell.</text:span></text:p>
      <text:h text:style-name="P193" text:outline-level="2"><text:bookmark-start text:name="__RefHeading___Toc759_1864530906"/><text:span text:style-name="T156">More </text:span><text:span text:style-name="T155">About The Tape</text:span><text:bookmark-end text:name="__RefHeading___Toc759_1864530906"/></text:h>
      <text:p text:style-name="P69"><text:span text:style-name="T157">[tape figure, showing parts]</text:span></text:p>
      <text:p text:style-name="P40">The <text:span text:style-name="T69">area on a tape extending from the</text:span> first <text:span text:style-name="T158">cell</text:span> to the rightmost <text:span text:style-name="T158">cell that is holding an </text:span>alphabet symbol is referred to as the <text:span text:style-name="T3">active area</text:span>. <text:s/><text:span text:style-name="T55">If there is no alphabet character on the tape, then there is no active area (i.e. the active area has length 0).</text:span> <text:s/>The infinite right going tail of <text:span text:style-name="T159">cells holding the </text:span>empty symbol is then the <text:span text:style-name="T3">inactive</text:span> <text:span text:style-name="T52">area. <text:s/></text:span></text:p>
      <text:p text:style-name="P40"><text:span text:style-name="T52">The initial active area is called the </text:span><text:span text:style-name="T10">input</text:span><text:span text:style-name="T52">. <text:s/>The final active area is called the </text:span><text:span text:style-name="T10">output</text:span><text:span text:style-name="T52">.</text:span></text:p>
      <text:p text:style-name="P9">Suppose we unmount a tape <text:span text:style-name="T61">from</text:span> one Turing Machine, and <text:span text:style-name="T62">mount</text:span> it <text:span text:style-name="T62">on</text:span> another Turing Machine so as to calculate the length of the active area. <text:s/><text:span text:style-name="T70">The output of the first machine becomes the input for the second</text:span>. <text:s/><text:span text:style-name="T70">However, w</text:span>e have a problem, as the second Turing Machine can never know if it has reached the rightmost alphabet symbol on the tape. <text:s/>At any point it measures an empty symbol, <text:span text:style-name="T70">it can not stop searching, as </text:span>there might always be an alphabet symbol further <text:span text:style-name="T70">to the</text:span> right.</text:p>
      <text:p text:style-name="P9">There are a number of ways around this problem:</text:p>
      <text:list xml:id="list1698083457355084613" text:style-name="L5">
        <text:list-item>
          <text:p text:style-name="P37">We have second order information about the length of the active area. <text:s/>This is usually how we do our complexity analysis – the length of the input is decreed externally as a parameter.</text:p>
        </text:list-item>
        <text:list-item>
          <text:p text:style-name="P38"><text:soft-page-break/>We have <text:span text:style-name="T180">the location of the end of the active area</text:span> embedded in the active area. <text:s/>This can be an address, a sequence that is recognized by the controller, or a special symbol.</text:p>
        </text:list-item>
        <text:list-item>
          <text:p text:style-name="P39"><text:span text:style-name="T58">We adopt a convention of maintaining a </text:span><text:span text:style-name="T12">compact</text:span><text:span text:style-name="T58"> tape. <text:s/>As such we have no embedded empty symbols in the active area. Then the empty symbol marks the end of the active area.</text:span></text:p>
        </text:list-item>
        <text:list-item>
          <text:p text:style-name="P36"><text:span text:style-name="T58">We have external accounting, i.e. </text:span><text:span text:style-name="T12">allocation management</text:span><text:span text:style-name="T58">.</text:span></text:p>
        </text:list-item>
      </text:list>
      <text:p text:style-name="P64">A <text:span text:style-name="T3">compact</text:span> area is one that has only alphabet symbols (no empty symbols). <text:s/>We can extend this concept to say that the <text:span text:style-name="T3">density</text:span> of an area is the ratio of alphabet symbols to empty symbols. </text:p>
      <text:h text:style-name="P192" text:outline-level="2"><text:bookmark-start text:name="__RefHeading___Toc2231_1864530906"/><text:span text:style-name="T98">Complexity</text:span><text:bookmark-end text:name="__RefHeading___Toc2231_1864530906"/></text:h>
      <text:p text:style-name="P65"><text:span text:style-name="T100">An interesting aspect of the Turing Machine procedure is that step 4 introduces the concept of </text:span><text:span text:style-name="T18">step</text:span><text:span text:style-name="T9">ping the machine</text:span><text:span text:style-name="T100">. <text:s/>As we explain in this book, given some simple constraints, such as the length of the input or the possibility of an out of resource error, it is possible to map the Turing Machine to a real machine. <text:s text:c="2"/>Due to such a mapping a relationship is created between the Turing Machine being stepped, and a duration of time on a real machine. <text:s/>This relationship is often not so complicated, sometimes even being so simple as to assign to a step an approximately constant amount of time. <text:s/>Because of the existence of a relationship between steps and time, it is interesting to know how many steps a Turing Machine will take.</text:span></text:p>
      <text:p text:style-name="P61">There are many ways to measure the complexity of a Turing Machine. <text:s/>Among these is something called the <text:span text:style-name="T3">time complexity, </text:span><text:span text:style-name="T102">which is a function </text:span><text:span text:style-name="T65">that relates the length of the input to the number of steps required to reach the halt state. The value given for each input length, corresponds to the number of steps for the worst case input. <text:s/>The order of this function gives the time complexity class, such as constant time, polynomial time, or exponential time.</text:span></text:p>
      <text:p text:style-name="P41">We can derive a space complexity function in an analogous manner as for the time complexity function. <text:s/><text:span text:style-name="T160">S</text:span>pace complexity is a function that relates the wors<text:span text:style-name="T181">t</text:span> case input <text:span text:style-name="T160">at a given input length </text:span>to the active area <text:span text:style-name="T160">length</text:span>. <text:s/>The order of this function is known as the order of space complexity. </text:p>
      <text:p text:style-name="P102">The order of time or space complexity will remain the same given many changes to a Turing machine. <text:s/>For example, if we doubled all the states by adding a second state that we always visited, and did nothing, the number of steps would double. <text:s text:c="2"/>However, a fixed time machine would still be a fixed time machine, it is just that the particular fixed number of steps would be twice as large. <text:s/>A polynomial time machine would still be a polynomial, just with twice the size constants. <text:s/>Etc. <text:s/>Hence we say such a change is inconsequential.</text:p>
      <text:p text:style-name="P102">Suppose we have a Turing Machine that solves a problem. <text:s/>We can use that machine to define what we mean by a solution, as any other Turing Machine must get the same answers for the same inputs to also be solving the problem. <text:s text:c="2"/>Now suppose that we say that we have a Turing Machine that solves a particular problem, and in addition it has the fastest order of time complexity possible for this problem. <text:s/>Such a Turing Machine not only defines the problem, but it also characterizes the problem. <text:s/>We can say <text:soft-page-break/>that the complexity of the problem is the same as the complexity of this given fastest solution machine. <text:s/><text:span text:style-name="T278">I.e. we can talk about the complexity of problems rather than the complexity of given machines. <text:s/>However,</text:span> <text:span text:style-name="T278">t</text:span>he purpose of this <text:s/>book is to show the development of a Turing <text:span text:style-name="T278">c</text:span>omplete architecture rather than to explore the complexity of problems in computer science, so we will not develop this subject further, though it is a very interesting on.</text:p>
      <text:h text:style-name="Heading_20_2" text:outline-level="2"><text:bookmark-start text:name="__RefHeading___Toc3778_1864530906"/><text:span text:style-name="T188">Conventional </text:span>Turing Machine Definition Variations<text:bookmark-end text:name="__RefHeading___Toc3778_1864530906"/></text:h>
      <text:p text:style-name="P59">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183">conventional </text:span>definition for a Turing Machine. <text:s text:c="2"/><text:span text:style-name="T182">In the prior section,</text:span><text:span text:style-name="T182"><text:bookmark-ref text:reference-format="text" text:ref-name="__RefHeading___Toc2231_1864530906">Complexity</text:bookmark-ref></text:span><text:span text:style-name="T182">, w</text:span>e noted that we can <text:span text:style-name="T161">analyze Turing machines to find their </text:span>time and space complexit<text:span text:style-name="T161">ies.</text:span> <text:s/></text:p>
      <text:p text:style-name="P10"><text:span text:style-name="T184">A v</text:span>ariation on the <text:span text:style-name="T184">conventional</text:span> Turing Machine definition <text:span text:style-name="T184">is</text:span> allowed when <text:span text:style-name="T162">it </text:span>can be proven <text:span text:style-name="T162">that the variation never causes the order of time or order space complexity to change. Earlier we gave the example of doubling up the states in every controller. <text:s/>This doubles the time complexity, but the order of time complexity does not change. <text:s/>We say such changes are inconsequential.</text:span></text:p>
      <text:p text:style-name="Heading_20_3">Open in Both Directions Tapes</text:p>
      <text:p text:style-name="P77"><text:span text:style-name="T42">Some Turing Machine descriptions describe a tape with no end in either the left or right directions, i.e. a tape that is that is </text:span><text:span text:style-name="T8">open</text:span><text:span text:style-name="T47"> in both directions. <text:s/>This feature adds no richness of expression, because we can get the same behavior from a Turing Machine with a single ended tape. <text:s/>To do this we partition the single ended tape into odd and even subsequences. <text:s/>The odd sequence values are said to be the right side of the tape, and the even sequence values the left side. <text:s/>We then rewrite any tape controller to instead use the 'odd' and 'even' channels instead of the left and right sides of the tape.</text:span></text:p>
      <text:p text:style-name="P78">This same proof form can be used to show that multiple tapes, or even multi-dimensional tapes, add no expressive power. <text:s/>The good news is that such variations can be used whenever convenient, and we will get the same order of complexity results. <text:s/><text:span text:style-name="T279">So if an extra tape would be helpful for demonstrating some property, then one should use it.</text:span></text:p>
      <text:p text:style-name="Heading_20_3">Alphabet <text:span text:style-name="T71">Replacement</text:span></text:p>
      <text:p text:style-name="P4">Without loss of generality, <text:span text:style-name="T39">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28"><text:span text:style-name="T39">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text:span><text:soft-page-break/><text:span text:style-name="T39">{&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In contrast, UTF8 does not use fixed length sequences, so there must exist at least one end of sequence marker.</text:span></text:p>
      <text:p text:style-name="P28"><text:span text:style-name="T280">Another alternative to end of sequence markers when variable length sequences are used is to externally account for sequences lengths. <text:s/>We call such an accounting system a </text:span><text:span text:style-name="T28">type</text:span><text:span text:style-name="T280"> system.</text:span></text:p>
      <text:p text:style-name="Heading_20_3"><text:span text:style-name="T50">Leaving Out the</text:span> Empty Symbol</text:p>
      <text:p text:style-name="P83">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80"><text:span text:style-name="T72">T</text:span>he empty symbol <text:span text:style-name="T185">is a property of the machine rather than just another alphabet member, because</text:span> the tape initially has an infinite tail of empty symbols. <text:s/>A computational Turing Machine <text:span text:style-name="T51">is limited to taking </text:span>a finite number of step<text:span text:style-name="T54">s. <text:s/>Thus </text:span>it <text:span text:style-name="T281">can not </text:span>compute a tape initialized with <text:span text:style-name="T54">an empty symbol (or </text:span>a<text:span text:style-name="T49">ny</text:span> <text:span text:style-name="T54">other</text:span> value<text:span text:style-name="T54">)</text:span>. <text:s/><text:span text:style-name="T198">As this cannot be computed we can not compose an initialization machine with other computational machines to create a Turing Machine definition variation.</text:span></text:p>
      <text:p text:style-name="P79"><text:span text:style-name="T193">However we can add a </text:span>constrain<text:span text:style-name="T186">t on all </text:span>Turing Machine controllers <text:span text:style-name="T186">that requires of controllers that they never write the empty symbol, and always</text:span> write a<text:span text:style-name="T50">n</text:span> alphabet <text:span text:style-name="T50">symbol</text:span> to a <text:span text:style-name="T199">cell</text:span> before reading it. <text:s/><text:span text:style-name="T200">Then, because a cell is never read before being written, it does not matter what we write into it for initialization, and thus can use an alphabet symbol. <text:s/>With this constraint we can eliminate the empty symbol.</text:span></text:p>
      <text:list xml:id="list6714107103423023758" text:style-name="L7">
        <text:list-item>
          <text:p text:style-name="P19"><text:s/>finite alphabet</text:p>
        </text:list-item>
        <text:list-item>
          <text:p text:style-name="P81"><text:span text:style-name="T192">write </text:span>before <text:span text:style-name="T192">read</text:span> constraint</text:p>
        </text:list-item>
        <text:list-item>
          <text:p text:style-name="P19"><text:s/><text:span text:style-name="T139">single ended </text:span>tape</text:p>
        </text:list-item>
        <text:list-item>
          <text:p text:style-name="P19"><text:s/>read/write head</text:p>
        </text:list-item>
        <text:list-item>
          <text:p text:style-name="P19"><text:s/>controlling state machine</text:p>
        </text:list-item>
        <text:list-item>
          <text:p text:style-name="P22"><text:span text:style-name="T139">left from leftmost</text:span> error</text:p>
        </text:list-item>
        <text:list-item>
          <text:p text:style-name="P19"><text:s/>start state</text:p>
        </text:list-item>
        <text:list-item>
          <text:p text:style-name="P19"><text:s/><text:span text:style-name="T143">halt state</text:span></text:p>
        </text:list-item>
        <text:list-item>
          <text:p text:style-name="P27">current state</text:p>
        </text:list-item>
        <text:list-item>
          <text:p text:style-name="P27"><text:s/>fixed procedure for using these. <text:s/></text:p>
        </text:list-item>
      </text:list>
      <text:p text:style-name="P42"><text:soft-page-break/><text:span text:style-name="T187">To validate that this is a Turing Machine variation, rather than a description of new abstraction that is not Turing Complete, we must show two things:</text:span> Firs<text:span text:style-name="T187">t</text:span>, <text:span text:style-name="T187">that</text:span> any of the now disallowed controllers <text:span text:style-name="T187">never </text:span>compute something which otherwise can not be computed. <text:s text:c="2"/>And secondly, <text:s/><text:span text:style-name="T187">that</text:span> there <text:span text:style-name="T195">is a </text:span>computationally just as fast (or faster) alternative with the same functionality <text:span text:style-name="T194">as any</text:span> disallowed controller.</text:p>
      <text:p text:style-name="Heading_20_3">No Need to Step <text:span text:style-name="T163">into the</text:span> Inactive <text:span text:style-name="T163">Area of the </text:span>Tape</text:p>
      <text:p text:style-name="P13"><text:span text:style-name="T164">1. </text:span>Instead keep a counter for the number of steps taken into the inactive area. <text:s/>Decrement the counter before moving the head again. <text:s/><text:span text:style-name="T164">2. Just write an alphabet character and change the inactive area traversed into an active area.</text:span></text:p>
      <text:h text:style-name="Heading_20_2" text:outline-level="2"><text:bookmark-start text:name="__RefHeading___Toc3780_1864530906"/><text:span text:style-name="T189">A Finite </text:span>Tape <text:span text:style-name="T66">Variation</text:span><text:bookmark-end text:name="__RefHeading___Toc3780_1864530906"/></text:h>
      <text:p text:style-name="P45">The active area on the tape can grow at most by one <text:span text:style-name="T73">unit </text:span>for each <text:span text:style-name="T73">machine </text:span>step. This largest growth occur<text:span text:style-name="T73">s</text:span> when the Turing Machine steps right and writes an alphabet character in every <text:span text:style-name="T84">visited</text:span> state. <text:span text:style-name="T84">This means that for computational machines, the active area will be finite. This also means that s</text:span>pace complexity can never <text:span text:style-name="T73">be larger than</text:span> time complexity. <text:s/></text:p>
      <text:p text:style-name="P12">A <text:span text:style-name="T3">fixed value</text:span> is one that is provided with the Turing Machine definition, <text:span text:style-name="T75">and does not change while the Turing Machine is run</text:span>. <text:s/><text:span text:style-name="T75">Suppose we chose a fixed length Turing Machine tape. <text:s/>The tape would then have a rightmost element. <text:s/>That element would have no right neighbor, but would have a left neighbor. <text:s text:c="3"/>We would also add another error, that of </text:span><text:span text:style-name="T13">right from rightmost</text:span><text:span text:style-name="T75">. <text:s text:c="2"/>This error would be invoked when the controller attempted to step right from the rightmost element.</text:span></text:p>
      <text:p text:style-name="P47"><text:span text:style-name="T76">Consider a machine that does not step out of the active area, has constant</text:span> space complexity, <text:span text:style-name="T76">and </text:span>where th<text:span text:style-name="T84">is </text:span>space complexity is less than the fixed length for the <text:span text:style-name="T76">finite t</text:span>ape – <text:span text:style-name="T84">such a a machine would never trip the right from rightmost error, and thus there would be no difference between a finite tape and an infinite one.</text:span></text:p>
      <text:p text:style-name="P46">Similarly, suppose that we bound the length of the tape, and that the space complexity for this bound is less than or equal to the length of the tape. <text:s/>Then again, the <text:span text:style-name="T140">right from rightmost</text:span> error would never be taken, and thus the tape would be indistinguishable from an infinite one. <text:s/><text:span text:style-name="T196">(Today we typically pad programs with lots of memory and long addresses words in hopes this will be the case.)</text:span></text:p>
      <text:p text:style-name="P13"><text:span text:style-name="T84">However, if we do not bound the length of the input</text:span>, there is no fixed length for the tape which <text:span text:style-name="T84">will</text:span> guaranteed to avoid the right from rightmost error <text:span text:style-name="T84">when there is a net growth in space complexity for increasing lengths of input. <text:s/></text:span>For <text:span text:style-name="T84">such machines</text:span> we can always find an input of sufficient length to trip the error.</text:p>
      <text:p text:style-name="P44"><text:span text:style-name="T85">As another approach, b</text:span>ecause the active area is finite, we can first run the Turing Machine with an infinite tap<text:span text:style-name="T197">e</text:span>. <text:s/><text:span text:style-name="T86">We then measure </text:span>the maximum length of the active area for <text:span text:style-name="T197">the given</text:span> input. <text:s text:c="2"/>We can then run the Turing Machine a second time using a finite tape of the appropriate length and there <text:span text:style-name="T86">will</text:span> be no error. <text:s/></text:p>
      <text:p text:style-name="P44"><text:soft-page-break/><text:span text:style-name="T85">Unlike for the constant space complexity, and the bounded tape length solutions, this solution is unconstrained. <text:s text:c="2"/>However, u</text:span>nfortunately in most cases this second run would be completely moot. <text:s/><text:span text:style-name="T86">It only works for a the set of inputs where were evaluated, and though we managed to make a finite length tape work, we still did not eliminate the infinite length tape.</text:span></text:p>
      <text:p text:style-name="P44">Any many cases we would be able to do a second order analysis of a Turing Machine to determine a finite tape length that would be sufficient. This is a more practical variation to the approach mentioned above. <text:s/>This approach also has the potential advantage of finding the worst case over a class of inputs. <text:s/><text:span text:style-name="T87">This is a sort of compiler optimization. <text:s/>Provided that the analysis is successful this is a viable solution.</text:span></text:p>
      <text:p text:style-name="P48"><text:span text:style-name="T87">In yet another approach </text:span>we can <text:span text:style-name="T88">extend</text:span> the finite tape as needed. <text:s/>We create a <text:span text:style-name="T78">control</text:span> layer over the finite tape. <text:s/>When a step right command from the Turing controller invokes the right from rightmost error, the lower layer then <text:span text:style-name="T77">allocates memory,</text:span> lengthens the tape, and performs the step rightmost. <text:s/>As long as this occurs in fixed time, <text:span text:style-name="T88">(</text:span>or <text:span text:style-name="T88">of suffice lesser order time </text:span>than the dominate order of the time complexity<text:span text:style-name="T88">)</text:span>, and as long as there is indeed more memory to allocate <text:span text:style-name="T78">- </text:span>this <text:span text:style-name="T78">Turing Machine variation will yield the same order of computational complexity as one with an an infinite tape. <text:s/></text:span></text:p>
      <text:p text:style-name="P48"><text:span text:style-name="T78">According to this Turing Machine variation:</text:span></text:p>
      <text:list xml:id="list4839556721392539234" text:style-name="L6">
        <text:list-item>
          <text:p text:style-name="P18">finite alphabet</text:p>
        </text:list-item>
        <text:list-item>
          <text:p text:style-name="P82"><text:span text:style-name="T191">write</text:span> before <text:span text:style-name="T191">read</text:span> constraint</text:p>
        </text:list-item>
        <text:list-item>
          <text:p text:style-name="P18"><text:span text:style-name="T190">extendable finite </text:span>tape</text:p>
        </text:list-item>
        <text:list-item>
          <text:p text:style-name="P18">read/write head</text:p>
        </text:list-item>
        <text:list-item>
          <text:p text:style-name="P18">controlling state machine</text:p>
        </text:list-item>
        <text:list-item>
          <text:p text:style-name="P21">left from leftmost error</text:p>
        </text:list-item>
        <text:list-item>
          <text:p text:style-name="P51"><text:span text:style-name="T140">right from rightmost</text:span> error</text:p>
        </text:list-item>
        <text:list-item>
          <text:p text:style-name="P18">start state</text:p>
        </text:list-item>
        <text:list-item>
          <text:p text:style-name="P18"><text:s/><text:span text:style-name="T167">halt</text:span> state</text:p>
        </text:list-item>
        <text:list-item>
          <text:p text:style-name="P25">current state</text:p>
        </text:list-item>
        <text:list-item>
          <text:p text:style-name="P25">fixed procedure for using these.</text:p>
        </text:list-item>
      </text:list>
      <text:p text:style-name="P50">In <text:span text:style-name="T88">our original Turing Machine model, <text:s/>the controlling state machine commands were limited to, <text:s/></text:span><text:span text:style-name="T14">do</text:span><text:span text:style-name="T88">-</text:span><text:span text:style-name="T14">nothing</text:span><text:span text:style-name="T88">, </text:span><text:span text:style-name="T14">step-left</text:span><text:span text:style-name="T88">, </text:span><text:span text:style-name="T14">step-right</text:span><text:span text:style-name="T88">, and </text:span><text:span text:style-name="T14">write</text:span><text:span text:style-name="T88">. <text:s/>(Reading is an implied command.) To this list we add </text:span><text:span text:style-name="T14">append</text:span><text:span text:style-name="T88">. <text:s/>Append may only be called when the head is on the rightmost tape sequence member. <text:s/>This is not limiting because the command may be called from a state that is at the end of an arc triggered by the </text:span><text:span text:style-name="T14">right from rightmost </text:span><text:span text:style-name="T104">error</text:span><text:span text:style-name="T88">. <text:s/>When we have no empty symbol, </text:span><text:span text:style-name="T14">append</text:span><text:span text:style-name="T88"> accepts an alphabet symbol and performs a write into the new cell. <text:s/>This is not limiting because one can always perform an extraneous write of an alphabet symbol.</text:span></text:p>
      <text:p text:style-name="P49"><text:soft-page-break/><text:span text:style-name="T78">With this extendable tape model all objectss are finite, though some are arbitrarily large. <text:s/>In the first order no programming object can be infinite, so this finite model is more suited for creating a mapping between a Turing Machine and a real program.</text:span></text:p>
      <text:h text:style-name="P160" text:outline-level="1"><text:bookmark-start text:name="__RefHeading___Toc3303_1864530906"/>Commands<text:bookmark-end text:name="__RefHeading___Toc3303_1864530906"/></text:h>
      <text:p text:style-name="P86">The Turing Machine state controller has <text:span text:style-name="T276">a </text:span>command symbol tied to each state. The Turing Machine procedure the<text:span text:style-name="T282">n has us take action based on this symbol. </text:span><text:s/>This is our current command set:</text:p>
      <text:list xml:id="list75350398074414314" text:style-name="L8">
        <text:list-item>
          <text:p text:style-name="P87">step-right, <text:s/>causes the head to move to the right neighbor cell.</text:p>
        </text:list-item>
        <text:list-item>
          <text:p text:style-name="P87">step-left, <text:s/>causes the head to move to the left neighbor cell.</text:p>
        </text:list-item>
        <text:list-item>
          <text:p text:style-name="P89">read, <text:s/>returns the symbol under the head. <text:s/>The returned symbol is then used to chose the transition arc.</text:p>
        </text:list-item>
        <text:list-item>
          <text:p text:style-name="P88">write(<text:span text:style-name="T25">x</text:span>), <text:s/>causes the <text:span text:style-name="T248">symbol </text:span><text:span text:style-name="T25">x</text:span><text:span text:style-name="T248"> to be written to the cell that the head is currently on. <text:s/>The symbol </text:span><text:span text:style-name="T25">x</text:span><text:span text:style-name="T248"> is any symbol from the alphabet. <text:s/></text:span></text:p>
        </text:list-item>
        <text:list-item>
          <text:p text:style-name="P89">append(<text:span text:style-name="T3">x</text:span>) <text:span text:style-name="T249">may only be </text:span>called when on the rightmost cell. <text:s/>Extends the tape by one cell, and writes the symbol <text:span text:style-name="T3">x</text:span> into that cell, where <text:span text:style-name="T3">x</text:span> is any symbol from the alphabet.</text:p>
        </text:list-item>
      </text:list>
      <text:p text:style-name="P91">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And then doing a write on the new cell.</text:p>
      <text:p text:style-name="P92">We will also include the inverse function for append. <text:s/>delete(append(x)) <text:s/>reads x while deleting the cell that x was in. <text:s/><text:span text:style-name="T282">The current Turring Machine model can emulate this function by shifting all the symbols in cells the right of the head left by one, and then just not using the rightmost cell. <text:s/></text:span></text:p>
      <text:p text:style-name="P92">We are also going to support non-determinism in the state controller. <text:s/>Our <text:span text:style-name="T255">n</text:span>on-deterministic Turing Machine will have multiple heads. <text:s/>One for each separate thread of execution through the state controller. <text:s/>As explained in the following chapters supporting non-determinism makes our machine <text:s/>more complex, especially when in the presence of the delete command. <text:s/>However, we defer that discussion to the relevant chapters. <text:s/></text:p>
      <text:p text:style-name="P94"><text:span text:style-name="T283">In cases where successive states are visited in a fixed order it is notationally convenient to combine the commands. <text:s/>In order to support all this, we have developed the concept of a command statement.</text:span></text:p>
      <text:p text:style-name="P94"><text:soft-page-break/><draw:frame draw:style-name="fr2" draw:name="Frame3" text:anchor-type="as-char" svg:width="490.96pt" draw:z-index="2"><draw:text-box fo:min-height="36.91pt"><text:p text:style-name="P165"><text:span text:style-name="T284">statement:: </text:span>[<text:span text:style-name="T262">direction</text:span>] command<text:span text:style-name="T261">+</text:span> [modifier] [&amp; contract]* <text:span text:style-name="T260">[arg]*</text:span></text:p><text:p text:style-name="P165"/><text:p text:style-name="P165"><text:span text:style-name="T262">direction</text:span>:: <text:span text:style-name="T256">- | </text:span><text:span text:style-name="T258">ε</text:span></text:p><text:p text:style-name="P165"><text:span text:style-name="T258"/></text:p><text:p text:style-name="P166">command:: r | w | s | a | d | m | e | ☥</text:p><text:p text:style-name="P166"/><text:p text:style-name="P166">modifier:: ◧ ◨ n</text:p><text:p text:style-name="P166"/><text:p text:style-name="P168">command</text:p><text:p text:style-name="P168"><text:tab/>r read cell under the head</text:p><text:p text:style-name="P168"><text:tab/>w write cell under the head</text:p><text:p text:style-name="P168"><text:s text:c="3"/></text:p><text:p text:style-name="P168"><text:tab/>s step </text:p><text:p text:style-name="P168"><text:tab/>a allocate/add/append a new cell</text:p><text:p text:style-name="P168"><text:tab/>d deallocate/drop/delete cell</text:p><text:p text:style-name="P168"/><text:p text:style-name="P168"><text:tab/>m move data, no allocation or deallocation of cells, requires fill</text:p><text:p text:style-name="P168"/><text:p text:style-name="P168"><text:tab/>e entangled copy</text:p><text:p text:style-name="P168"/><text:p text:style-name="P168"><text:tab/>☥ entangled copy on a new thread</text:p><text:p text:style-name="P166"/><text:p text:style-name="P166">modifier</text:p><text:p text:style-name="P166"><text:tab/>◧ <text:s/>operate on leftmost</text:p><text:p text:style-name="P166"><text:tab/>◨ <text:s/>operate on rightmost</text:p><text:p text:style-name="P166"><text:tab/>n <text:s/>repeats n times, n provided through an argument</text:p><text:p text:style-name="P166"/><text:p text:style-name="P166">contracts</text:p><text:p text:style-name="P167"><text:tab/>h◧ <text:s/>head is at leftmost</text:p><text:p text:style-name="P167"><text:tab/>h◨ <text:s/>head is at rightmost</text:p><text:p text:style-name="P166"/><text:p text:style-name="P166">examples</text:p><text:p text:style-name="P166"><text:tab/>-s <text:s text:c="2"/>; step left</text:p><text:p text:style-name="P166"><text:tab/>a◧ <text:s text:c="2"/>; creates a new leftmost cell</text:p><text:p text:style-name="P166"><text:tab/>a◨ <text:s text:c="2"/>; append to rightmost</text:p><text:p text:style-name="P166"><text:tab/>sn <text:s text:c="2"/>; step n times</text:p><text:p text:style-name="P166"/><text:p text:style-name="P166">to derive a longer command, combine</text:p><text:p text:style-name="P166"><text:tab/>as <text:s text:c="3"/>; <text:s/>append then step</text:p><text:p text:style-name="P166"><text:tab/>-a-s <text:s/>; append to the left, step to the left</text:p><text:p text:style-name="P166"><text:s text:c="3"/></text:p></draw:text-box></draw:frame></text:p>
      <text:p text:style-name="P96">The left direction is specified with a minus sign, <text:span text:style-name="T285">otherwise the direction is taken as right going</text:span>. <text:s/>So the letter <text:span text:style-name="T237">s</text:span> is <text:span text:style-name="T285">the </text:span>step<text:span text:style-name="T285">-right</text:span> command, and <text:span text:style-name="T212">-s</text:span> is the step<text:span text:style-name="T285">-</text:span>left command.<text:span text:style-name="T263"> </text:span><text:span text:style-name="T265">The command</text:span><text:span text:style-name="T270"> </text:span><text:span text:style-name="T238">s</text:span><text:span text:style-name="T239">3</text:span><text:span text:style-name="T235"> </text:span><text:span text:style-name="T265">steps right three times.</text:span></text:p>
      <text:p text:style-name="P96"><text:span text:style-name="T263">The command </text:span><text:span text:style-name="T240">a</text:span><text:span text:style-name="T263"> appends and writes a new cell to the right of the head. <text:s/>We use two special characters from the UTF character set to signify the rightmost and leftmost of the tape. <text:s/>This one looks like a little tape with its left cell inked in, </text:span><text:span text:style-name="T238">◧</text:span><text:span text:style-name="T235">, </text:span><text:span text:style-name="T263">so we use it to stand for </text:span><text:span text:style-name="T272">leftmost</text:span><text:span text:style-name="T263">. <text:s text:c="2"/>We use this one</text:span><text:span text:style-name="T269">, </text:span><text:span text:style-name="T238">◨</text:span><text:span text:style-name="T263"> ,to mean </text:span><text:span text:style-name="T272">rightmost</text:span><text:span text:style-name="T263">. <text:s/></text:span><text:span text:style-name="T264">Hence </text:span><text:span text:style-name="T238">a◨</text:span><text:span text:style-name="T235"> </text:span><text:span text:style-name="T264">creates a new rightmost cell, and </text:span><text:span text:style-name="T238">a◧</text:span><text:span text:style-name="T235"> </text:span><text:span text:style-name="T264">creates a new leftmost cell.</text:span></text:p>
      <text:p text:style-name="P98"><text:soft-page-break/><text:span text:style-name="T264">I</text:span><text:span text:style-name="T263">n some cases it is possible to implement higher performance implementations for commands </text:span><text:span text:style-name="T267">when the programmer tells us some additional information</text:span><text:span text:style-name="T263">. <text:s/></text:span><text:span text:style-name="T267">F</text:span><text:span text:style-name="T263">or example </text:span><text:span text:style-name="T238">a◨</text:span><text:span text:style-name="T237">&amp;h</text:span><text:span text:style-name="T238">◨ </text:span><text:span text:style-name="T263">has identical functionality as </text:span><text:span text:style-name="T238">a◨</text:span><text:span text:style-name="T263">, </text:span><text:span text:style-name="T267">while</text:span><text:span text:style-name="T263"> the programmer </text:span><text:span text:style-name="T267">also </text:span><text:span text:style-name="T263">guarantees that we are on the rightmost cell, so we know we don't have to scan to the end of the tape. <text:s/></text:span><text:span text:style-name="T266">Because contracts are just implementation hints, they have no consequence to the Turing Machine Model.</text:span></text:p>
      <text:p text:style-name="P99"><text:span text:style-name="T263">W</text:span><text:span text:style-name="T268">e </text:span><text:span text:style-name="T263">can concatenate the command letters into a string to summarize what would happen sequentially in adjacent state transitions. <text:s/>If these compound commands need args, then they are pulled from the arg list </text:span><text:span text:style-name="T268">in order as they are needed</text:span><text:span text:style-name="T263">. <text:s text:c="2"/>For example, </text:span><text:span text:style-name="T238">as</text:span><text:span text:style-name="T263"> means to append, with the parameter for the append taken from the arg list, and then to step.</text:span></text:p>
      <text:p text:style-name="P95">We have two different Turing Machine procedures for non-determinism. <text:s/>In one we never issue the commands from two different states at the same time, <text:span text:style-name="T286">rather each takes turns sending commands</text:span>. <text:s/>In the other <text:span text:style-name="T286">procedure </text:span>the states are conceptually traversed simultaneously, and commands are issued simultaneously. <text:s text:c="2"/>We also allow for a hybrid approach. <text:s/><text:span text:style-name="T273">The command </text:span><text:span text:style-name="T241">e</text:span><text:span text:style-name="T273">, <text:s/>creates a thread of execution of the first type. <text:s/></text:span><text:span text:style-name="T241">e </text:span><text:span text:style-name="T273">is short for </text:span><text:span text:style-name="T26">entangled</text:span><text:span text:style-name="T273">. <text:s/>We mean to say that two heads are entangled on the same tape. <text:s/>The second non-determinism operator is </text:span><text:span text:style-name="T238">☥</text:span><text:span text:style-name="T273">. <text:s/>This operator causes us to have entangled heads on controllers that might simultaneously issue commands. <text:s/>Thus the command </text:span><text:span text:style-name="T241">esr</text:span><text:span text:style-name="T273"> reads the right neighbor cell without moving the head. <text:s/>More specifically, the </text:span><text:span text:style-name="T241">e </text:span><text:span text:style-name="T273">says to make an entangled copy of the head. <text:s/>The </text:span><text:span text:style-name="T241">s</text:span><text:span text:style-name="T273"> says to step this copy, and the </text:span><text:span text:style-name="T241">r</text:span><text:span text:style-name="T273"> says to do the read.</text:span></text:p>
      <text:p text:style-name="P97">The combination of non-determinism and cell deletion creates the hazard <text:span text:style-name="T275">where</text:span> one thread, <text:span text:style-name="T274">say A,</text:span> <text:span text:style-name="T275">may </text:span>del<text:span text:style-name="T275">ete </text:span>a cell the head is on in another thread, <text:span text:style-name="T274">say thread B</text:span>. <text:s/><text:span text:style-name="T275">We add a </text:span><text:span text:style-name="T27">collision</text:span><text:span text:style-name="T275"> error to our non-deterministic Turing Machine for this situation.</text:span></text:p>
      <text:p text:style-name="P100">Apart from the collision error this language may be viewed as a notational convenience for specifying a Turing Machine.</text:p>
      <text:p text:style-name="P91"/>
      <text:p text:style-name="P91"/>
      <text:p text:style-name="P91"/>
      <text:p text:style-name="P90"/>
      <text:h text:style-name="P163" text:outline-level="1"><text:bookmark-start text:name="__RefHeading___Toc794_1864530906"/>TM <text:span text:style-name="T323">L</text:span>ibrary <text:span text:style-name="T322">- Base</text:span><text:bookmark-end text:name="__RefHeading___Toc794_1864530906"/></text:h>
      <text:p text:style-name="P84">The TM library may be used <text:span text:style-name="T210">as a tool when writing </text:span>Turing Complete programs. <text:s/><text:span text:style-name="T211">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there the Turing Complete architecture enables a physical implementation to simply adding more memory and continuing. <text:s/>However, the pumped address space and growing allocation pieces are not yet used in the implementation. <text:s/>Even while missing these pieces we still gain a great deal by having the interface and adopting a programming style free of scaling limitations.</text:span></text:p>
      <text:h text:style-name="P199" text:outline-level="2"><text:bookmark-start text:name="__RefHeading___Toc3782_1864530906"/>A few Comments About CLOS<text:bookmark-end text:name="__RefHeading___Toc3782_1864530906"/></text:h>
      <text:p text:style-name="P150">The concept of <text:span text:style-name="T3">data type</text:span><text:span text:style-name="T102"> was developed in a context of statically compiled languages. <text:s/></text:span><text:span text:style-name="T129">This concept of</text:span><text:span text:style-name="T102"> data type is formatting </text:span><text:span text:style-name="T129">information</text:span><text:span text:style-name="T102">. <text:s/>Shortly after </text:span><text:span text:style-name="T108">the advent of </text:span><text:span text:style-name="T102">structured programming it bec</text:span><text:span text:style-name="T108">a</text:span><text:span text:style-name="T102">me popular among languages to </text:span><text:span text:style-name="T108">support</text:span><text:span text:style-name="T102"> function </text:span><text:span text:style-name="T106">type signatures</text:span><text:span text:style-name="T102">. <text:s/></text:span><text:span text:style-name="T106">Accordingly the choice of function to </text:span><text:span text:style-name="T123">be </text:span><text:span text:style-name="T106">c</text:span><text:span text:style-name="T110">alled </text:span><text:span text:style-name="T106">was decided both by matching the function's name, and its argument type</text:span><text:span text:style-name="T107"> </text:span><text:span text:style-name="T129">names</text:span><text:span text:style-name="T106">. <text:s/></text:span><text:span text:style-name="T102">The classic example is that of a </text:span><text:span text:style-name="T3">print</text:span><text:span text:style-name="T102"> function. <text:s/>We call </text:span><text:span text:style-name="T3">print(x)</text:span><text:span text:style-name="T102"> </text:span><text:span text:style-name="T107">in the source code </text:span><text:span text:style-name="T102">and then based on the type of </text:span><text:span text:style-name="T3">x</text:span><text:span text:style-name="T102"> </text:span><text:span text:style-name="T106">the compiler choses the</text:span><text:span text:style-name="T102"> </text:span><text:span text:style-name="T106">actual print</text:span><text:span text:style-name="T102"> function that </text:span><text:span text:style-name="T106">will be called to </text:span><text:span text:style-name="T102">convert the value of </text:span><text:span text:style-name="T3">x </text:span><text:span text:style-name="T102">to ASCII and dumps it </text:span><text:span text:style-name="T106">to</text:span><text:span text:style-name="T102"> standard out. </text:span></text:p>
      <text:p text:style-name="P152"><text:span text:style-name="T102">Given such </text:span><text:span text:style-name="T107">a </text:span><text:span text:style-name="T102">signature </text:span><text:span text:style-name="T107">matching scheme</text:span><text:span text:style-name="T102">, we can ask </text:span><text:span text:style-name="T107">this question: what are </text:span><text:span text:style-name="T102">all the </text:span><text:span text:style-name="T107">f</text:span><text:span text:style-name="T102">unctions </text:span><text:span text:style-name="T107">that key on </text:span><text:span text:style-name="T123">a </text:span><text:span text:style-name="T107">given type </text:span><text:span text:style-name="T130">name</text:span><text:span text:style-name="T107">?</text:span><text:span text:style-name="T102"> <text:s text:c="2"/></text:span><text:span text:style-name="T110">T</text:span><text:span text:style-name="T107">he answer </text:span><text:span text:style-name="T133">will be</text:span><text:span text:style-name="T107"> </text:span><text:span text:style-name="T110">some</text:span><text:span text:style-name="T107"> set of functions. <text:s/></text:span><text:span text:style-name="T133">These functions form an equivalence class over the type name. <text:s/>This definition of type fits Donald Knuth's definition of abstract data type. <text:s/>For constructing this class the type name, rather than the formatting which is its old definition, becomes of central importance. </text:span></text:p>
      <text:p text:style-name="P152"><text:span text:style-name="T133">F</text:span><text:span text:style-name="T102">or example, </text:span><text:span text:style-name="T133">consider </text:span><text:span text:style-name="T102">that </text:span><text:span text:style-name="T3">x</text:span><text:span text:style-name="T102"> is a user defined type, </text:span><text:span text:style-name="T123">say</text:span><text:span text:style-name="T133"> data </text:span><text:span text:style-name="T102">structure</text:span><text:span text:style-name="T133">d</text:span><text:span text:style-name="T102"> </text:span><text:span text:style-name="T123">with two fields for holding a </text:span><text:span text:style-name="T132">numbers</text:span><text:span text:style-name="T131"> called </text:span><text:span text:style-name="T37">complex</text:span><text:span text:style-name="T102">. <text:s text:c="2"/></text:span><text:span text:style-name="T133">Now s</text:span><text:span text:style-name="T102">ay, for example, we want all the functions that work on real numbers to take on a new behavior when </text:span><text:span text:style-name="T110">an</text:span><text:span text:style-name="T102"> argument is complex. <text:s/></text:span><text:span text:style-name="T133">Provided that signature matching was supported we would write functions with the same name, but have then defined with a </text:span><text:span text:style-name="T38">complex</text:span><text:span text:style-name="T133"> <text:s/>argument. <text:s/>We have now defined the </text:span><text:span text:style-name="T38">complex</text:span><text:span text:style-name="T133"> class. <text:s/>In memory, an instance of the complex class is identical to an instance of the complex data structure; however, there will be additional overhead implied for the signature matching to work.</text:span></text:p>
      <text:p text:style-name="P151"><text:span text:style-name="T107">Hence</text:span><text:span text:style-name="T102"> class </text:span><text:span text:style-name="T107">follows from</text:span><text:span text:style-name="T102"> data type within a signature matching system. </text:span><text:span text:style-name="T133">T</text:span><text:span text:style-name="T110">his </text:span><text:span text:style-name="T102">is literally how Common Lisp's </text:span><text:span text:style-name="T114">Object</text:span><text:span text:style-name="T102"> System, CLOS, implements it. <text:s/></text:span><text:span text:style-name="T110">You won't see methods declared with the structures as though they were members. <text:s/>Rather the methods are more like friend functions as they are used as methods in C++. <text:s/>Whereas in C++ the </text:span><text:span text:style-name="T236">this</text:span><text:span text:style-name="T110"> argument is implicit, <text:s/>the </text:span><text:span text:style-name="T124">corresponding</text:span><text:span text:style-name="T110"> method in CLOS will</text:span><text:span text:style-name="T124"> simply take a first argument of the given </text:span><text:span text:style-name="T134">class</text:span><text:span text:style-name="T124">.</text:span></text:p>
      <text:p text:style-name="P153"><text:soft-page-break/><text:span text:style-name="T102">The actual data type that a user defined CLOS instance is based on is of a constrained form. <text:s/>It is a dynamic instance that is the analog of a static data structure. <text:s/></text:span><text:span text:style-name="T111">I</text:span><text:span text:style-name="T102">t is a keyed map. <text:s/>They keys are called </text:span><text:span text:style-name="T3">slot</text:span><text:span text:style-name="T36">s</text:span><text:span text:style-name="T102"> names rather than </text:span><text:span text:style-name="T3">field</text:span><text:span text:style-name="T102"> names to signify the difference from a static data structure. <text:s/></text:span><text:span text:style-name="T125">The signature matching is done at run time. <text:s/></text:span><text:span text:style-name="T102">This approach comes at a high run time cost compared to the static data structure approach used in C++. <text:s/>However, it is </text:span><text:span text:style-name="T111">more general </text:span><text:span text:style-name="T112">and more flexible.</text:span></text:p>
      <text:p text:style-name="P154"><text:span text:style-name="T102">When we make an instance of the base data type, i.e. of the keyed map, we say we are making an </text:span><text:span text:style-name="T3">instance</text:span><text:span text:style-name="T102"> of the </text:span><text:span text:style-name="T3">class</text:span><text:span text:style-name="T102">. <text:s text:c="2"/></text:span><text:span text:style-name="T113">Conventionally </text:span><text:span text:style-name="T115">an</text:span><text:span text:style-name="T113"> </text:span><text:span text:style-name="T34">instance</text:span><text:span text:style-name="T113"> is also called an </text:span><text:span text:style-name="T34">object</text:span><text:span text:style-name="T113">, </text:span><text:span text:style-name="T115">though in the interest of reserving </text:span><text:span text:style-name="T135">at least </text:span><text:span text:style-name="T115">some words for </text:span><text:span text:style-name="T135">continued </text:span><text:span text:style-name="T115">use in the English language, we will not </text:span><text:span text:style-name="T135">use this term with this meaning in </text:span><text:span text:style-name="T115">this book.</text:span><text:span text:style-name="T109"> Notice</text:span><text:span text:style-name="T102"> we no longer need to talk about </text:span><text:span text:style-name="T3">data type</text:span><text:span text:style-name="T102"> </text:span><text:span text:style-name="T135">relative to instances.</text:span><text:span text:style-name="T102"> The definition of </text:span><text:span text:style-name="T3">class</text:span><text:span text:style-name="T102"> has subsumed it.</text:span></text:p>
      <text:p text:style-name="P155"><text:span text:style-name="T102">We can create </text:span><text:span text:style-name="T119">a new </text:span><text:span text:style-name="T116">more specialized </text:span><text:span text:style-name="T102">class by adding slot definitions to </text:span><text:span text:style-name="T118">another</text:span><text:span text:style-name="T116"> </text:span><text:span text:style-name="T102">class. The declaration facility allows </text:span><text:span text:style-name="T117">u</text:span><text:span text:style-name="T102">s to simply add a reference to the </text:span><text:span text:style-name="T117">other</text:span><text:span text:style-name="T102"> class as an argument, and </text:span><text:span text:style-name="T117">then </text:span><text:span text:style-name="T119">its</text:span><text:span text:style-name="T102"> slots</text:span><text:span text:style-name="T117"> </text:span><text:span text:style-name="T102">will </text:span><text:span text:style-name="T119">be </text:span><text:span text:style-name="T102">automatically included. <text:s/></text:span><text:span text:style-name="T122">Such specialization is also known as </text:span><text:span text:style-name="T35">inheritance </text:span><text:span text:style-name="T122">though we don't use that term in this book. <text:s/></text:span><text:span text:style-name="T102"><text:s/></text:span><text:span text:style-name="T126">Typically i</text:span><text:span text:style-name="T117">nstances of the </text:span><text:span text:style-name="T118">specialized</text:span><text:span text:style-name="T102"> class can be used by code designed for the </text:span><text:span text:style-name="T120">more general </text:span><text:span text:style-name="T102">class, as all the required slots will be present, </text:span><text:span text:style-name="T120">and </text:span><text:span text:style-name="T126">typically </text:span><text:span text:style-name="T120">code ignores slots it does not need.</text:span><text:span text:style-name="T102"> </text:span><text:span text:style-name="T127">In fact, CLOS assume this is the case, and it will fall back to methods signature matching against more general classes when it does not find a signature on the most specialized ones.</text:span></text:p>
      <text:p text:style-name="P155"><text:span text:style-name="T120">T</text:span><text:span text:style-name="T118">here</text:span><text:span text:style-name="T102"> can be multiple specializations for a given class. <text:s/></text:span><text:span text:style-name="T121">This happens in the TM library. <text:s/>One can also specialize from more than one more general class, which also occurs in the TM library. <text:s/></text:span></text:p>
      <text:h text:style-name="P199" text:outline-level="2">tm-def.lisp</text:h>
      <text:p text:style-name="P136"><text:span text:style-name="T83">tape-machine</text:span> is <text:span text:style-name="T343">the most general class definition in the TM library. <text:s/>This definition is found in the file “tm.def.lisp”:</text:span></text:p>
      <text:p text:style-name="P14"><draw:frame draw:style-name="fr1" draw:name="Frame1" text:anchor-type="as-char" svg:width="499.35pt" draw:z-index="0"><draw:text-box fo:min-height="1.16pt"><text:p text:style-name="P1"><text:span text:style-name="T48"><text:s/></text:span><text:span text:style-name="T79">(defclass tape-machine () (</text:span></text:p><text:p text:style-name="Standard"><text:s/><text:span text:style-name="T79"><text:s text:c="6"/>(</text:span><text:span text:style-name="T80">head</text:span><text:span text:style-name="T79"> ; locates a cell on the tape</text:span></text:p><text:p text:style-name="Standard"><text:s/><text:span text:style-name="T79"><text:s text:c="8"/>:initarg :</text:span><text:span text:style-name="T81">head</text:span><text:span text:style-name="T79"> </text:span></text:p><text:p text:style-name="Standard"><text:s/><text:span text:style-name="T79"><text:s text:c="8"/>:accessor </text:span><text:span text:style-name="T81">head</text:span></text:p><text:p text:style-name="Standard"><text:s/><text:span text:style-name="T79"><text:s text:c="8"/>)</text:span></text:p><text:p text:style-name="Standard"><text:s/><text:span text:style-name="T79"><text:s text:c="6"/>(tape ; a sequence of cells, each that may hold an instance</text:span></text:p><text:p text:style-name="Standard"><text:s/><text:span text:style-name="T79"><text:s text:c="8"/>:initarg :tape</text:span></text:p><text:p text:style-name="Standard"><text:s/><text:span text:style-name="T79"><text:s text:c="8"/>:accessor tape</text:span></text:p><text:p text:style-name="Standard"><text:s/><text:span text:style-name="T79"><text:s text:c="8"/>)))</text:span></text:p><text:p text:style-name="P1"/><text:p text:style-name="Figure">Figure <text:sequence text:ref-name="refFigure0" text:name="Figure" text:formula="ooow:Figure+1" style:num-format="1">2</text:sequence>: tape-machine base class</text:p></draw:text-box></draw:frame></text:p>
      <text:p text:style-name="P136"><text:span text:style-name="T343">The empty parens, i.e. the empty list, following the </text:span><text:span text:style-name="T231">tape-machine</text:span><text:span text:style-name="T343"> literal states that </text:span><text:span text:style-name="T231">tape-machine </text:span><text:span text:style-name="T343">is not an explicit specialization of any other class. </text:span></text:p>
      <text:p text:style-name="P156"><text:soft-page-break/><text:span text:style-name="T344">This says </text:span><text:span text:style-name="T215">tape</text:span><text:span text:style-name="T214">-</text:span><text:span text:style-name="T215">machine</text:span><text:span text:style-name="T82"> has two slots, </text:span><text:span text:style-name="T215">head</text:span><text:span text:style-name="T82"> and </text:span><text:span text:style-name="T215">tape</text:span><text:span text:style-name="T82">. <text:s/></text:span></text:p>
      <text:p text:style-name="P156"><text:span text:style-name="T346">No instance will be made of </text:span><text:span text:style-name="T215">tape-machine.</text:span><text:span text:style-name="T82"> </text:span><text:span text:style-name="T215">tape</text:span><text:span text:style-name="T214">-</text:span><text:span text:style-name="T215">machine </text:span><text:span text:style-name="T82">has been defined only as a basis for further specialization. <text:s/>We also say that </text:span><text:span text:style-name="T231">tape-machine</text:span><text:span text:style-name="T343"> has no implementation. To use the interface (i.e. to use the methods) one must instantiate a more specialized class that has an implementation. <text:s/>We discuss some implementations in a later chapter, </text:span><text:span text:style-name="T343"><text:bookmark-ref text:reference-format="text" text:ref-name="__RefHeading___Toc4804_1864530906">TM Library - Implementations</text:bookmark-ref></text:span><text:span text:style-name="T343">.</text:span></text:p>
      <text:p text:style-name="P149"><text:span text:style-name="T82">The calling <text:s/>program plays the role of the state controller. <text:s/>The calling program sends commands, or statements, by invoking methods. <text:s/>Hence our method names will correspond to command names.</text:span></text:p>
      <text:p text:style-name="P85">In <text:span text:style-name="T344">the </text:span>TM software <text:span text:style-name="T344">library we use software </text:span>instances <text:span text:style-name="T344">as tape elements and as Turing Machine symbols.</text:span><text:span text:style-name="T344"><text:note text:id="ftn0" text:note-class="footnote"><text:note-citation>2</text:note-citation><text:note-body><text:p text:style-name="P190"><text:span text:style-name="T3">Turing Machine symbols</text:span> are defined in the section <text:bookmark-ref text:reference-format="text" text:ref-name="__RefHeading___Toc2229_1864530906">A Conventional Turing Machine Definition</text:bookmark-ref>. <text:s/><text:span text:style-name="T345">These should not be confused with </text:span><text:span text:style-name="T33">Lisp symbols</text:span><text:span text:style-name="T105">, which are part of the Lisp language definition. <text:s/>Often the definition for symbol is clear from the context of the discussion and the adjective qualifiers are not required.</text:span></text:p></text:note-body></text:note></text:span><text:span text:style-name="T344"> <text:s/></text:span>Hence <text:span text:style-name="T344">in the context of discussing the TM software we drop the abstract language and say that </text:span><text:span text:style-name="T3">instances</text:span> <text:span text:style-name="T345">are</text:span> written to, <text:span text:style-name="T335">and read from, </text:span>the tape. <text:s/><text:span text:style-name="T345">etc.</text:span></text:p>
      <text:h text:style-name="Heading_20_2" text:outline-level="2"><text:bookmark-start text:name="__RefHeading___Toc6191_1864530906"/>tm-mk.lisp<text:bookmark-end text:name="__RefHeading___Toc6191_1864530906"/></text:h>
      <text:p text:style-name="P106">In this chapter we discuss the abstract base class and <text:span text:style-name="T336">its </text:span>generic methods. <text:s/>We will need an implementation at some point. <text:s/>W<text:span text:style-name="T336">hen we have an implementation we can </text:span>create new tape machine <text:span text:style-name="T336">of that class by </text:span>using the the function <text:span text:style-name="T213">mk</text:span>. <text:s/>We may also use a Lisp's <text:span text:style-name="T213">make-instance</text:span> followed by a call to <text:span text:style-name="T213">init</text:span>.</text:p>
      <text:p text:style-name="P106"><draw:frame draw:style-name="fr2" draw:name="Frame5" text:anchor-type="as-char" svg:width="527.19pt" draw:z-index="5"><draw:text-box fo:min-height="42.41pt"><text:p text:style-name="P169"><text:s text:c="2"/>(defun mk</text:p><text:p text:style-name="P169"><text:s text:c="4"/>(</text:p><text:p text:style-name="P169"><text:s text:c="6"/>tm-<text:span text:style-name="T351">class</text:span></text:p><text:p text:style-name="P169"><text:s text:c="6"/>init-value</text:p><text:p text:style-name="P169"><text:s text:c="6"/>&amp;optional</text:p><text:p text:style-name="P169"><text:s text:c="6"/>(cont-ok #'echo)</text:p><text:p text:style-name="P169"><text:s text:c="6"/>(cont-fail (λ()(error 'bad-init-value)))</text:p><text:p text:style-name="P169"><text:s text:c="6"/>(cont-no-alloc #'alloc-fail))</text:p><text:p text:style-name="P169"><text:s text:c="4"/>(declare (ignore cont-no-alloc)) ; need to fix this</text:p><text:p text:style-name="P169"><text:s text:c="4"/>(let(</text:p><text:p text:style-name="P169"><text:s text:c="10"/>(instance (make-instance tm-type))</text:p><text:p text:style-name="P169"><text:s text:c="10"/>)</text:p><text:p text:style-name="P169"><text:s text:c="6"/>(init instance init-value cont-ok cont-fail)</text:p><text:p text:style-name="P169"><text:s text:c="6"/>))</text:p><text:p text:style-name="P169"/></draw:text-box></draw:frame></text:p>
      <text:p text:style-name="P107">You will notice that <text:span text:style-name="T213">mk</text:span> is a function. <text:s/>It is not a method for a class. <text:s/><text:span text:style-name="T336">As such, in Common Lisp, we can not have multiple versions of it that are called depending on the class of the argument. <text:s/></text:span><text:span text:style-name="T226">mk</text:span><text:span text:style-name="T336"> creates a new instance of the class. <text:s/>It then calls </text:span><text:span text:style-name="T244">ini</text:span><text:span text:style-name="T245">t.</text:span><text:span text:style-name="T336"> </text:span><text:span text:style-name="T244">init</text:span><text:span text:style-name="T336"> is a method, so we can have a different version for each class.</text:span></text:p>
      <text:p text:style-name="P108"><text:span text:style-name="T226">mk</text:span> accepts two arguments, and three function continuations. </text:p>
      <text:p text:style-name="P108"><text:soft-page-break/>The first argument is the <text:span text:style-name="T289">symbol representing a specialization that has an implementation.</text:span>.<text:span text:style-name="T288"> Later we will see that </text:span><text:span text:style-name="T227">list</text:span><text:span text:style-name="T228">-solo-tm</text:span><text:span text:style-name="T288"> is such a specialization. <text:s/>Hence, an example legal first argument is</text:span><text:span text:style-name="T242"> </text:span><text:span text:style-name="T227">'list</text:span><text:span text:style-name="T228">-solo-tm</text:span><text:span text:style-name="T288">. <text:s/></text:span></text:p>
      <text:p text:style-name="P108"><text:span text:style-name="T288">The second argument is initialization data for the tape. <text:s/>We might, for example give this argument a value of </text:span><text:span text:style-name="T227">(list 1 2 3)</text:span><text:span text:style-name="T288">. <text:s text:c="2"/>Because list data is so common, we have defined a reader macro for list making, so one can alternatively provide </text:span><text:span text:style-name="T227">{1 2 3}</text:span><text:span text:style-name="T288"> as the argument value.</text:span></text:p>
      <text:p text:style-name="P109">The continuation arguments that follow the init-value are functions. <text:s/>Exactly one of these functions will be called <text:span text:style-name="T290">just </text:span>before <text:span text:style-name="T212">mk</text:span> returns. <text:s/><text:span text:style-name="T212">cont-ok</text:span> is called and passed the newly made instance if all goes well. <text:s/><text:span text:style-name="T212">cont-fail</text:span> is called if there is a problem initializing the instance. <text:s/>And <text:span text:style-name="T212">cont-no-alloc</text:span> is called if there is a problem in creating the instance. <text:s/><text:span text:style-name="T291">Note each of these continuations is set to a default functions.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stub off continuation functions:</text:span></text:p>
      <text:p text:style-name="Text_20_body"><text:bookmark-start text:name="__RefHeading___Toc3786_1864530906"/><draw:frame draw:style-name="fr2" draw:name="Frame6" text:anchor-type="as-char" svg:width="495.41pt" draw:z-index="6"><draw:text-box fo:min-height="23.41pt"><text:p text:style-name="P171">(defun do-nothing (&amp;rest x) (declare (ignore x))(values))</text:p><text:p text:style-name="P171"/><text:p text:style-name="P171">(defun echo (&amp;rest x) (apply #'values x))</text:p><text:p text:style-name="P171"/><text:p text:style-name="P171">(defun be (&amp;rest it) </text:p><text:p text:style-name="P171"><text:s text:c="4"/>(λ (&amp;rest args)(declare (ignore args))(apply #'values it))</text:p><text:p text:style-name="P171"><text:s text:c="4"/>) <text:s/></text:p><text:p text:style-name="P171"/><text:p text:style-name="P171">(defun cant-happen () (error 'impossible-to-get-here))</text:p><text:p text:style-name="P171"><text:s text:c="2"/></text:p><text:p text:style-name="P171">(defun alloc-fail () (error 'alloc-fail)) </text:p></draw:text-box></draw:frame><text:bookmark-end text:name="__RefHeading___Toc3786_1864530906"/></text:p>
      <text:p text:style-name="P110"><text:span text:style-name="T213">do-nothing</text:span> lives up to its name. <text:s/><text:span text:style-name="T293">It accepts any number of arguments, performs no operations and does not return anything</text:span>. <text:s/><text:span text:style-name="T213">echo</text:span> returns its arguments. <text:s/><text:span text:style-name="T213">be</text:span> returns a constant. <text:s/><text:span text:style-name="T213">cant-happen</text:span> throws an error saying it is impossible to get to this function. <text:s/><text:span text:style-name="T293">This is useful for finding mistaken assumptions.</text:span> <text:s text:c="2"/><text:span text:style-name="T213">alloc-fai</text:span><text:span text:style-name="T246">l </text:span>throws an error saying that allocation failed. <text:s/><text:span text:style-name="T337">However, in this version of the library you will see the Lisp allocation failure rather than calls the allocation fail continuations.</text:span></text:p>
      <text:p text:style-name="P111">Users may, of course, provide their own continuation <text:span text:style-name="T338">functions</text:span>.</text:p>
      <text:p text:style-name="P111">Note all the functions in the library follow this format, instead of using Lisp conditions, they call continuations for end cases. <text:s/>This is particularly useful, because what is one person's error, is another person's opportunity to run some more code. <text:s/><text:span text:style-name="T294">In particular, this is how we add code for handling the left from leftmost, and the right from rightmost control arcs.</text:span></text:p>
      <text:p text:style-name="P111"><text:soft-page-break/><draw:frame draw:style-name="fr2" draw:name="Frame7" text:anchor-type="as-char" svg:width="513.75pt" draw:z-index="7"><draw:text-box fo:min-height="23.5pt"><text:p text:style-name="P170">(defgeneric init (instance init-value &amp;optional cont-ok cont-fail &amp;rest ⋯))</text:p><text:p text:style-name="P170"/><text:p text:style-name="P170">(defmethod init </text:p><text:p text:style-name="P170"><text:s text:c="2"/>(</text:p><text:p text:style-name="P170"><text:s text:c="4"/><text:span text:style-name="T341">(</text:span>tm <text:span text:style-name="T341">tape-machine)</text:span></text:p><text:p text:style-name="P170"><text:s text:c="4"/>init-value</text:p><text:p text:style-name="P170"><text:s text:c="4"/>&amp;optional</text:p><text:p text:style-name="P170"><text:s text:c="4"/>(cont-ok #'echo)</text:p><text:p text:style-name="P170"><text:s text:c="4"/>(cont-fail (λ()(error 'bad-init-value)))</text:p><text:p text:style-name="P170"><text:s text:c="4"/>&amp;rest ⋯</text:p><text:p text:style-name="P170"><text:s text:c="4"/>)</text:p><text:p text:style-name="P170"><text:s text:c="2"/>(declare (ignore ⋯ cont-ok))</text:p><text:p text:style-name="P170"><text:s text:c="2"/>(funcall cont-fail)</text:p><text:p text:style-name="P170"><text:s text:c="2"/>)</text:p></draw:text-box></draw:frame></text:p>
      <text:p text:style-name="P113">As we mentioned earlier, CLOS makes use of signature matching on the argument <text:span text:style-name="T347">classe</text:span>s to identify methods that <text:span text:style-name="T339">will</text:span> be called. <text:s/>This is similar to <text:span text:style-name="T339">using</text:span> friend functions <text:span text:style-name="T340">as methods</text:span> in C++. <text:s text:c="2"/><text:span text:style-name="T341">CLOS allows us to </text:span>de<text:span text:style-name="T341">clare</text:span> a method <text:span text:style-name="T341">before defining it, by calling it 'generic'. </text:span>This <text:span text:style-name="T341">declaration, i.e. this </text:span>generic method, does not have <text:span text:style-name="T347">class</text:span> <text:span text:style-name="T347">specifiers</text:span> <text:span text:style-name="T341">so it does little more than provide an argument count. <text:s/>We can't even declare defaults for optional arguments</text:span>. <text:s/>So here in the first line we have <text:span text:style-name="T213">init</text:span> <text:span text:style-name="T341">declaring that definitions will take two arguments followed by two optional arguments, perhaps followed by more. <text:s/>The name of the list that will capture rest arguments is a variable called '</text:span><text:span text:style-name="T229">⋯</text:span><text:span text:style-name="T341">'. <text:s/>The reason that we allow more continuations is that some specializations might run into end cases that we don't know about at the time of declaration. </text:span></text:p>
      <text:p text:style-name="P112">Just below the generic declaration is a definition for a<text:span text:style-name="T341">n</text:span> <text:span text:style-name="T213">init</text:span> <text:span text:style-name="T341">method.</text:span> <text:s/>This <text:span text:style-name="T232">init</text:span> <text:span text:style-name="T348">function w</text:span>ill be called if no other <text:span text:style-name="T213">init</text:span> function has <text:span text:style-name="T342">a more specialized </text:span><text:span text:style-name="T230">tm</text:span><text:span text:style-name="T342"> class specifier.</text:span> <text:s/><text:span text:style-name="T230">tape-machine</text:span><text:span text:style-name="T342"> has no implementation, so this </text:span><text:span text:style-name="T230">init</text:span> <text:span text:style-name="T349">does the only thing it can do and </text:span>calls <text:span text:style-name="T213">cont-fail</text:span>. <text:s/><text:span text:style-name="T213">cont-fai</text:span><text:span text:style-name="T246">l</text:span> by default throws an error. <text:s/><text:span text:style-name="T342">Notice that the second argument, </text:span><text:span text:style-name="T230">init-value</text:span><text:span text:style-name="T342">, has no class specifier. <text:s/>This means it can be of any class. <text:s/>At run time a version of </text:span><text:span text:style-name="T230">init</text:span><text:span text:style-name="T342"> that operates on a more specialized </text:span><text:span text:style-name="T230">tm</text:span><text:span text:style-name="T342"> may chose to run checks. </text:span><text:s/></text:p>
      <text:h text:style-name="P195" text:outline-level="2"><text:bookmark-start text:name="__RefHeading___Toc3788_1864530906"/><text:span text:style-name="T292">tm-primitives.lisp</text:span><text:bookmark-end text:name="__RefHeading___Toc3788_1864530906"/></text:h>
      <text:p text:style-name="P114"><text:span text:style-name="T128">In the argo fo the TM library, p</text:span><text:span text:style-name="T3">rimitive</text:span> methods are those <text:span text:style-name="T342">for </text:span>which a <text:span text:style-name="T295">new</text:span> <text:span text:style-name="T350">definition</text:span> must be provide<text:span text:style-name="T350">d</text:span> <text:span text:style-name="T350">for each new</text:span> <text:span text:style-name="T233">tm</text:span><text:span text:style-name="T350"> implementation</text:span>. <text:s/>This stands in contrast to <text:span text:style-name="T3">derived</text:span> methods <text:span text:style-name="T295">which are built only upon primitive methods and other independent derived functions (which eventually reduce to primitives), so a new definition does not have to provided for new implementations. <text:s/>In this sense Derived methods are generic. <text:s/>As part of a new implementation we may chose to provide a specialized version for a derived method for performance reasons, but it is not obligatory to do so. <text:s/></text:span></text:p>
      <text:p text:style-name="P114"/>
      <text:p text:style-name="P105"><text:soft-page-break/><draw:frame draw:style-name="fr2" draw:name="Frame8" text:anchor-type="as-char" svg:width="501.85pt" draw:z-index="8"><draw:text-box fo:min-height="38.61pt"><text:p text:style-name="P172"><text:s text:c="2"/>(defgeneric r (tm &amp;rest ⋯))</text:p><text:p text:style-name="P172"><text:s text:c="2"/>(defgeneric esr (tm &amp;optional cont-ok cont-rightmost &amp;rest ⋯))</text:p><text:p text:style-name="P172"/><text:p text:style-name="P172"><text:s text:c="2"/>(defgeneric w (tm instance &amp;rest ⋯))</text:p><text:p text:style-name="P172"><text:s text:c="2"/>(defgeneric esw (tm instance &amp;optional cont-ok cont-rightmost &amp;rest ⋯))</text:p><text:p text:style-name="P172"/><text:p text:style-name="P172"><text:s text:c="2"/>(defgeneric cue-leftmost (tm &amp;rest ⋯))</text:p><text:p text:style-name="P172"/><text:p text:style-name="P172"><text:s text:c="2"/>(defgeneric s (tm &amp;optional cont-ok cont-rightmost))</text:p><text:p text:style-name="P172"/><text:p text:style-name="P172"><text:s text:c="2"/>(defgeneric a (tm instance &amp;optional cont-ok cont-no-alloc))</text:p><text:p text:style-name="P172"><text:s text:c="6"/></text:p><text:p text:style-name="P172"><text:s text:c="2"/>(defgeneric on-leftmost (tm &amp;optional cont-true cont-false))</text:p><text:p text:style-name="P172"/><text:p text:style-name="P172"><text:s text:c="2"/>(defgeneric on-rightmost (tm &amp;optional cont-true cont-false))</text:p></draw:text-box></draw:frame></text:p>
      <text:p text:style-name="P116">These are pretty much what one would expect given the lead up to this point. <text:s/><text:span text:style-name="T213">r</text:span><text:span text:style-name="T269">,</text:span><text:span text:style-name="T213"> w</text:span><text:span text:style-name="T269">, </text:span><text:span text:style-name="T271">and</text:span><text:span text:style-name="T213"> s</text:span><text:span text:style-name="T269">, </text:span>have been discussed at length already. <text:s text:c="2"/><text:span text:style-name="T213">esr</text:span> was <text:span text:style-name="T296">described</text:span> in the section on commands, <text:bookmark-ref text:reference-format="text" text:ref-name="__RefHeading___Toc3303_1864530906">Commands</text:bookmark-ref>. <text:span text:style-name="T296"><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234">esr</text:span><text:span text:style-name="T296"> and </text:span><text:span text:style-name="T234">esw</text:span><text:span text:style-name="T296"> to be primitive.</text:span></text:p>
      <text:p text:style-name="P117"><text:span text:style-name="T213">r</text:span> and <text:span text:style-name="T213">w</text:span> do not require continuations, as the head is always on some cell, and in the presence of our write before read requirement there is no error condition associated with these operations. On the other hand, <text:span text:style-name="T213">s</text:span> has a cont-rightmost function that is invoked if one attempts to step right from rightmost. <text:s text:c="2"/>Otherwise <text:span text:style-name="T213">cont-ok</text:span> is called. <text:s/>Note that at least one of the continuations will always be called. <text:s/>In this manner we are not forced to execute code that is associated with a different path than the one we care to continue on.</text:p>
      <text:p text:style-name="P117"><text:span text:style-name="T213">on-leftmost</text:span> and <text:span text:style-name="T213">on-rightmost</text:span> are Boolean functions of convenience. <text:span text:style-name="T213">on-leftmost</text:span> is true when the head is on the leftmost cell. <text:s/><text:span text:style-name="T213">on-rightmost</text:span> is true when the head is on the rightmost cell. <text:s/><text:span text:style-name="T297">Note that these functions are similar to the Common Lisp if statement. <text:s/>If the test is true, the first continuation is evaluated, and if the test is false the second continuation is evaluated. <text:s text:c="2"/></text:span></text:p>
      <text:p text:style-name="P119"><draw:frame draw:style-name="fr2" draw:name="Frame9" text:anchor-type="as-char" svg:width="508pt" draw:z-index="9"><draw:text-box fo:min-height="17.35pt"><text:p text:style-name="P173">(on-leftmost tm</text:p><text:p text:style-name="P173"><text:s text:c="3"/>(<text:span text:style-name="T257">λ</text:span>() … code to be executed when on-leftmost is true)</text:p><text:p text:style-name="P173"><text:s text:c="3"/>(<text:span text:style-name="T257">λ</text:span>() … code to be executed when on-leftmost is false)</text:p><text:p text:style-name="P173"><text:s text:c="3"/>)</text:p></draw:text-box></draw:frame></text:p>
      <text:p text:style-name="P118"><text:span text:style-name="T297">If one wants conventional behavior from these tests, then use the </text:span><text:span text:style-name="T243">be</text:span><text:span text:style-name="T297"> functions.</text:span></text:p>
      <text:p text:style-name="P118"><draw:frame draw:style-name="fr2" draw:name="Frame10" text:anchor-type="as-char" svg:width="508pt" draw:z-index="10"><draw:text-box fo:min-height="17.35pt"><text:p text:style-name="P173">(on-leftmost tm (be t) (be <text:span text:style-name="T259">ϕ</text:span>))</text:p></draw:text-box></draw:frame></text:p>
      <text:p text:style-name="P121">This call will return true or false.</text:p>
      <text:p text:style-name="P120"><text:soft-page-break/>Note, I have provided reader macros and key bindings for lambda, nil, and some other commonly used characters that are <text:span text:style-name="T300">conventionally</text:span> spelled out <text:span text:style-name="T300">in Lisp</text:span>, but surely would not have been had UTF8 been available. <text:s/><text:span text:style-name="T298">These can be found in “synonyms.lisp” under the src-0 directory, and in “emacs-key-defs” <text:s/>under the docs directory.</text:span></text:p>
      <text:p text:style-name="P122">tm-primitives also defines a shallow copy function. <text:s/>When given a tm-machine, it returns another tm machine that has a new head and a new tape. <text:s/>However, the tape references for both machines will point at the same instances. <text:s/><text:span text:style-name="T299">However,</text:span> <text:span text:style-name="T299">chances are good that the entanglement copies are a better choice when one desires to have some non-determinism.</text:span></text:p>
      <text:p text:style-name="P115"><text:span text:style-name="T295">As we will discuss in the next chapter, non-determinism combined with potential cell deletion leads to a number of generic state machine classes, each which must have more specialized implementations <text:s/>if their methods are to be called from a program. <text:s/>Hence, we will be defining more primitives and more derived methods for these.</text:span></text:p>
      <text:h text:style-name="P196" text:outline-level="2"><text:bookmark-start text:name="__RefHeading___Toc6193_1864530906"/>tm-derived.lisp<text:bookmark-end text:name="__RefHeading___Toc6193_1864530906"/></text:h>
      <text:p text:style-name="P129">The derived functions call only primitives and other independent derived functions. <text:s/>Hence one does not need to provide specializations of these functions when creating a new <text:span text:style-name="T305">kind</text:span> of Tape Machine <text:span text:style-name="T305">implementation</text:span>. <text:s/><text:span text:style-name="T319">In this section we show both the generic declaration for the method, and the method specialized on tape-machine.</text:span></text:p>
      <text:p text:style-name="P129"><draw:frame draw:style-name="fr2" draw:name="Frame14" text:anchor-type="as-char" svg:width="497.91pt" draw:z-index="13"><draw:text-box fo:min-height="143.6pt"><text:p text:style-name="P177"><text:s text:c="2"/>(defgeneric cue-rightmost (tm))</text:p><text:p text:style-name="P177"><text:s text:c="4"/>(:documentation</text:p><text:p text:style-name="P177"><text:s text:c="6"/>"Cue tm's head to the rightmost cell."</text:p><text:p text:style-name="P177"><text:s text:c="6"/>))</text:p><text:p text:style-name="P177"/><text:p text:style-name="P177"><text:s text:c="2"/>(defmethod cue-rightmost ((tm tape-machine))</text:p><text:p text:style-name="P177"><text:s text:c="4"/>(labels(</text:p><text:p text:style-name="P177"><text:s text:c="13"/>(work() (s tm #'work (be t)))</text:p><text:p text:style-name="P177"><text:s text:c="13"/>)</text:p><text:p text:style-name="P177"><text:s text:c="6"/>(work)</text:p><text:p text:style-name="P177"><text:s text:c="6"/>))</text:p></draw:text-box></draw:frame></text:p>
      <text:p text:style-name="P132">This default implementation for <text:span text:style-name="T213">cue-rightmost </text:span>might not be the fastest but it will always work. <text:s/>A programmer is free to implement a faster specialized version for a given tape-machine, but is not obligated to do so.</text:p>
      <text:p text:style-name="P132"><text:soft-page-break/><draw:frame draw:style-name="fr5" draw:name="Frame15" text:anchor-type="as-char" svg:y="-304.81pt" svg:width="514.15pt" draw:z-index="14"><draw:text-box fo:min-height="347.75pt"><text:p text:style-name="P178"><text:s text:c="2"/>(defgeneric as (tm instance &amp;optional cont-ok cont-no-alloc)</text:p><text:p text:style-name="P178"><text:s text:c="4"/>(:documentation</text:p><text:p text:style-name="P178"><text:s text:c="6"/>"Like #'a, but tm is stepped to the new cell</text:p><text:p text:style-name="P178"><text:s text:c="6"/>"))</text:p><text:p text:style-name="P178"/><text:p text:style-name="P178"><text:s text:c="2"/>(defmethod as(</text:p><text:p text:style-name="P178"><text:s text:c="6"/>(tm tape-machine)</text:p><text:p text:style-name="P178"><text:s text:c="6"/>instance</text:p><text:p text:style-name="P178"><text:s text:c="6"/>&amp;optional</text:p><text:p text:style-name="P178"><text:s text:c="6"/>(cont-ok (be t))</text:p><text:p text:style-name="P178"><text:s text:c="6"/>(cont-no-alloc #'alloc-fail)</text:p><text:p text:style-name="P178"><text:s text:c="6"/>)</text:p><text:p text:style-name="P178"><text:s text:c="4"/>(a tm instance </text:p><text:p text:style-name="P178"><text:s text:c="6"/>(λ()(s tm cont-ok #'cant-happen))</text:p><text:p text:style-name="P178"><text:s text:c="6"/>cont-no-alloc</text:p><text:p text:style-name="P178"><text:s text:c="6"/>))</text:p><text:p text:style-name="P178"/><text:p text:style-name="P178"><text:s text:c="2"/>(defgeneric a&amp;h◨ (tm instance &amp;optional cont-ok cont-no-alloc)</text:p><text:p text:style-name="P178"><text:s text:c="4"/>(:documentation</text:p><text:p text:style-name="P178"><text:s text:c="6"/>"#'a with a contract that the head is on rightmost.</text:p><text:p text:style-name="P178"><text:s text:c="6"/>"))</text:p><text:p text:style-name="P178"/><text:p text:style-name="P178"><text:s text:c="2"/>(defmethod a&amp;h◨ </text:p><text:p text:style-name="P178"><text:s text:c="4"/>(</text:p><text:p text:style-name="P178"><text:s text:c="6"/>(tm tape-machine)</text:p><text:p text:style-name="P178"><text:s text:c="6"/>instance</text:p><text:p text:style-name="P178"><text:s text:c="6"/>&amp;optional</text:p><text:p text:style-name="P178"><text:s text:c="6"/>(cont-ok (be t))</text:p><text:p text:style-name="P178"><text:s text:c="6"/>(cont-no-alloc #'alloc-fail)</text:p><text:p text:style-name="P178"><text:s text:c="6"/>)</text:p><text:p text:style-name="P178"><text:s text:c="4"/>;; specializations might make better use of the contract</text:p><text:p text:style-name="P178"><text:s text:c="4"/>(a tm instance cont-ok cont-no-alloc)</text:p><text:p text:style-name="P178"><text:s text:c="4"/>)</text:p><text:p text:style-name="P178"/><text:p text:style-name="P179"><text:s text:c="2"/>(defgeneric as&amp;h◨ (tm instance &amp;optional cont-ok cont-no-alloc)</text:p><text:p text:style-name="P178"><text:s text:c="4"/>(:documentation</text:p><text:p text:style-name="P178"><text:s text:c="6"/>"#'as with a contract that the head is on rightmost.</text:p><text:p text:style-name="P178"><text:s text:c="6"/>"))</text:p><text:p text:style-name="P178"/><text:p text:style-name="P178"><text:s text:c="2"/>(defmethod as&amp;h◨ </text:p><text:p text:style-name="P178"><text:s text:c="4"/>(</text:p><text:p text:style-name="P178"><text:s text:c="6"/>(tm tape-machine)</text:p><text:p text:style-name="P178"><text:s text:c="6"/>instance</text:p><text:p text:style-name="P178"><text:s text:c="6"/>&amp;optional</text:p><text:p text:style-name="P178"><text:s text:c="6"/>(cont-ok (be t))</text:p><text:p text:style-name="P178"><text:s text:c="6"/>(cont-no-alloc #'alloc-fail)</text:p><text:p text:style-name="P178"><text:s text:c="6"/>)</text:p><text:p text:style-name="P178"><text:s text:c="4"/>;; specializations might make better use of the contract</text:p><text:p text:style-name="P178"><text:s text:c="4"/>(as tm instance cont-ok cont-no-alloc)</text:p><text:p text:style-name="P178"><text:s text:c="4"/>)</text:p><text:p text:style-name="P178"/></draw:text-box></draw:frame></text:p>
      <text:h text:style-name="P194" text:outline-level="2"><text:bookmark-start text:name="__RefHeading___Toc3790_1864530906"/><text:span text:style-name="T287">tm-quantifiers.lisp</text:span><text:bookmark-end text:name="__RefHeading___Toc3790_1864530906"/></text:h>
      <text:p text:style-name="P123"><draw:frame draw:style-name="fr4" draw:name="Frame11" text:anchor-type="paragraph" svg:x="2.04pt" svg:y="8.5pt" svg:width="499.61pt" draw:z-index="11"><draw:text-box fo:min-height="24.04pt"><text:p text:style-name="P174">(defun <text:s/>∃ (tm pred &amp;optional (cont-true (be t)) (cont-false (be ∅)))</text:p><text:p text:style-name="P175">(defun ¬∀ (tm pred &amp;optional (cont-true (be t)) (cont-false (be ∅)))</text:p><text:p text:style-name="P175">(defun <text:span text:style-name="T301">¬∃ </text:span>(tm pred &amp;optional (cont-true (be t)) (cont-false (be ∅)))</text:p><text:p text:style-name="P175">(defun <text:s/><text:span text:style-name="T301">∀</text:span> (tm pred &amp;optional (cont-true (be t)) (cont-false (be ∅)))</text:p></draw:text-box></draw:frame><text:span text:style-name="T302">Each</text:span> quantifier accept<text:span text:style-name="T302">s</text:span> a machine, a predicate, and two continuation arguments. <text:span text:style-name="T310">The predicate accepts a machine and two continuations. <text:s/>The predicate will examine the instance in the cell under the head, and perhaps other cells within easy reach, and then call the first continuation signifying </text:span><text:span text:style-name="T29">true</text:span><text:span text:style-name="T306">, or the second continuation signifying </text:span><text:span text:style-name="T29">false</text:span><text:span text:style-name="T306">.</text:span></text:p>
      <text:p text:style-name="P124"><text:span text:style-name="T307">T</text:span>he existence predicate, <text:span text:style-name="T216">∃, </text:span><text:span text:style-name="T302">initially calls the predicate using: </text:span></text:p>
      <text:p text:style-name="P124"><text:span text:style-name="T213">(funcall pred tm </text:span><text:span text:style-name="T217">cont-true cont-loop</text:span><text:span text:style-name="T218">)</text:span> </text:p>
      <text:p text:style-name="P124"><text:span text:style-name="T320">The predicate can exit the </text:span><text:span text:style-name="T216">∃</text:span><text:span text:style-name="T302"> function taking the </text:span><text:span text:style-name="T217">cont-true</text:span><text:span text:style-name="T302"> continuation. <text:s/>Alternatively the </text:span><text:span text:style-name="T217">cont-loop</text:span><text:span text:style-name="T302"> function steps </text:span><text:span text:style-name="T217">tm</text:span><text:span text:style-name="T302"> right. <text:s/>If the step goes right of rightmost then </text:span><text:span text:style-name="T216">∃</text:span><text:span text:style-name="T302"> exits by evaluating </text:span><text:span text:style-name="T217">cont-false.</text:span><text:span text:style-name="T302"> <text:s/>Otherwise it calls the pred again. <text:s/></text:span></text:p>
      <text:p text:style-name="P124"><text:span text:style-name="T302">N</text:span>ote that the predicate is passed the machine, not the instance in the cell under the head. <text:s/>This <text:span text:style-name="T302">enables having</text:span> <text:span text:style-name="T302">predicates that look at </text:span>sliding window<text:span text:style-name="T302">s</text:span>. <text:s/>Also note that the quantification starts from the location that the head is on. <text:s/>Hence it can be mixed with <text:span text:style-name="T303">prefix</text:span> tests. <text:s/>If one wants quantification over the entire tape, one should call cue-leftmost before <text:span text:style-name="T313">calling </text:span><text:span text:style-name="T216">∃</text:span><text:span text:style-name="T313">. <text:s/>When </text:span><text:span text:style-name="T216">∃ </text:span><text:span text:style-name="T313">takes cont-true, the machine head will be left on the cell where the pred was found to be true.</text:span></text:p>
      <text:p text:style-name="P130">In summary, <text:span text:style-name="T216">∃ </text:span>takes <text:span text:style-name="T213">cont-true</text:span> upon finding <text:span text:style-name="T316">the</text:span> first case where <text:span text:style-name="T213">pred</text:span> holds. <text:s/><text:span text:style-name="T320">If it doesn't find such a case by the time it </text:span>scans the whole tape <text:span text:style-name="T320">it</text:span> takes <text:span text:style-name="T213">cont-false</text:span>.<text:span text:style-name="T317"> <text:s/></text:span></text:p>
      <text:p text:style-name="P125"><text:span text:style-name="T216">∀ </text:span>takes <text:span text:style-name="T213">cont-true</text:span> <text:span text:style-name="T309">after scanning the entire tape and finding that </text:span>the predicate holds <text:span text:style-name="T314">for all contained instances</text:span>. <text:s/>It takes <text:span text:style-name="T213">cont-false</text:span> upon finding the first <text:span text:style-name="T309">case</text:span> for which the predicate does not hold. <text:s/><text:span text:style-name="T311">This is <text:s/>'while loop' behavior, as scanning continues while the predicate holds.</text:span></text:p>
      <text:p text:style-name="P125"><text:span text:style-name="T216">¬∀ </text:span>takes <text:span text:style-name="T213">cont-true</text:span> <text:span text:style-name="T308">upon finding that</text:span> <text:span text:style-name="T213">pred</text:span> does not hold. <text:s/><text:span text:style-name="T315">Otherwise it scans the entire tape and returns </text:span><text:span text:style-name="T220">cont-false</text:span><text:span text:style-name="T315">. <text:s/></text:span>This is the same as saying that there exists an element where <text:span text:style-name="T213">pred</text:span> is false.</text:p>
      <text:p text:style-name="P125"><text:span text:style-name="T219">¬∃ </text:span>takes <text:span text:style-name="T213">cont-true</text:span> if there is no element where <text:span text:style-name="T213">pred</text:span> is true. <text:s/>This is the same as saying that <text:span text:style-name="T213">pred</text:span> is false for all elements on the tape.</text:p>
      <text:p text:style-name="P133">Star suffixed versions of these functions, <text:span text:style-name="T216">∃</text:span><text:span text:style-name="T213">*</text:span><text:span text:style-name="T216">, ∀</text:span><text:span text:style-name="T213">*</text:span><text:span text:style-name="T216">, ¬∀</text:span><text:span text:style-name="T213">*</text:span><text:span text:style-name="T216">, </text:span><text:span text:style-name="T219">¬∃</text:span><text:span text:style-name="T213">*</text:span><text:span text:style-name="T216"> </text:span>always traverse the whole tape before taking a continuation.</text:p>
      <text:p text:style-name="P126">Here are two trivial predicates:</text:p>
      <text:p text:style-name="P125"><text:soft-page-break/><draw:frame draw:style-name="fr2" draw:name="Frame12" text:anchor-type="as-char" svg:width="511.34pt" draw:z-index="12"><draw:text-box fo:min-height="35.8pt"><text:p text:style-name="P176"><text:s text:c="2"/>(defun always-false (tm &amp;optional (cont-true (be t)) (cont-false (be ∅)))</text:p><text:p text:style-name="P176"><text:s text:c="4"/>(declare (ignore tm cont-true))</text:p><text:p text:style-name="P176"><text:s text:c="4"/>(funcall cont-false)</text:p><text:p text:style-name="P176"><text:s text:c="4"/>)</text:p><text:p text:style-name="P176"/><text:p text:style-name="P176"><text:s text:c="2"/>(defun always-true (tm &amp;optional (cont-true (be t)) (cont-false (be ∅)))</text:p><text:p text:style-name="P176"><text:s text:c="4"/>(declare (ignore tm cont-false))</text:p><text:p text:style-name="P176"><text:s text:c="4"/>(funcall cont-true)</text:p><text:p text:style-name="P176"><text:s text:c="4"/>)</text:p></draw:text-box></draw:frame></text:p>
      <text:p text:style-name="P127">The quantifiers may be used to implement the same functionality as <text:span text:style-name="T304">map and as </text:span>while loops. <text:s/>I<text:span text:style-name="T311">n</text:span> a later chapter we discuss machines that create ranges of numbers. <text:s/>When used with these machines the quantifiers can be used to create for loops. <text:s/>Note also, the <text:span text:style-name="T304">'</text:span>'together' <text:span text:style-name="T304">machine</text:span> which is used to bind multiple machines together <text:span text:style-name="T304">so they step as one machine.</text:span></text:p>
      <text:h text:style-name="P162" text:outline-level="1"><text:bookmark-start text:name="__RefHeading___Toc6195_1864530906"/><text:span text:style-name="T321">TM Library – Specialization Tree</text:span><text:bookmark-end text:name="__RefHeading___Toc6195_1864530906"/></text:h>
      <text:p text:style-name="P134">As we mentioned in the <text:bookmark-ref text:reference-format="text" text:ref-name="__RefHeading___Toc3303_1864530906">Commands</text:bookmark-ref> section of the prior chapter, the combination of non-determinism and a <text:span text:style-name="T324">cell delete </text:span>command <text:span text:style-name="T324">creates</text:span> <text:span text:style-name="T324">collision </text:span>hazard<text:span text:style-name="T324">s</text:span>. <text:s/><text:span text:style-name="T324">How we handle this has profound affects on our program, and upon the tape machine itself. <text:s/>This section discusses the various approaches and specialized tape machine classes that go with them.</text:span></text:p>
      <text:p text:style-name="P134"><draw:frame draw:style-name="fr2" draw:name="Frame13" text:anchor-type="as-char" svg:width="518.06pt" draw:z-index="15"><draw:text-box fo:min-height="81.84pt"><text:p text:style-name="P180">generic <text:s text:c="19"/>tape-machine(tm-def)</text:p><text:p text:style-name="P180">| <text:s text:c="28"/>/ <text:s text:c="10"/>\</text:p><text:p text:style-name="P180">. <text:s text:c="6"/>nd-tape-machine(nd-tm-def) <text:s text:c="6"/>solo-tape-machine(solo-tm-def)</text:p><text:p text:style-name="P180">. <text:s text:c="29"/>\ <text:s text:c="9"/>/</text:p><text:p text:style-name="P180"><text:s text:c="27"/>ea-tape-machine(ea-tm-def)</text:p></draw:text-box></draw:frame></text:p>
      <text:p text:style-name="P135"><text:span text:style-name="T325">If the programmer never uses the delete cell command, then we can not have the collision hazard whether we have non-determinism or not. <text:s/>This is the simplification we experience when adopting non-destructive programming techniques. <text:s/>Hence for the </text:span><text:span text:style-name="T221">nd-tape-machine</text:span><text:span text:style-name="T325"> class we do not add a delete command, but we do add commands to support of non-determinism, and related primitive and derived commands.</text:span></text:p>
      <text:p text:style-name="P137">A<text:span text:style-name="T326">nother approach to avoiding the collision hazard is not allow</text:span> non-determinism. <text:s/><text:span text:style-name="T326">Hence the </text:span><text:span text:style-name="T222">solo-tape-machine</text:span><text:span text:style-name="T326"> includes commands for deletion, but not for non-determinism. <text:s/>Without non-determinism we can not make copies of the head state (i.e. have an additional machine head), which limits what we can implement in the library as typically we can't move the callers version of the head.</text:span></text:p>
      <text:p text:style-name="P138"><text:span text:style-name="T327">We can suppose both the ability to</text:span> delete cells, <text:span text:style-name="T3">and</text:span> <text:span text:style-name="T327">the ability</text:span> to make cop<text:span text:style-name="T327">ies if we add a feature we call </text:span><text:span text:style-name="T31">entanglement accounting</text:span><text:span text:style-name="T327">. <text:s/>However to support this feature we need to add a field to the tape machine which keeps a list of entangled machines. <text:s/>Then before we perform a delete cell command we check listed entangled machines to make sure none of their heads are on the cell to be deleted, if any are, then we take a collision continuation.</text:span></text:p>
      <text:p text:style-name="P139">As a further specialized version (not shown in the prior figure), copies are made on separate threads of execution in the calling program. <text:s/>In this version there is a complex problem of managing the entanglement list as a resources. <text:s/>We use Mutex locks.</text:p>
      <text:p text:style-name="P139">Note, for all of these we still do not have a version that implements a tape. <text:s/>We will take that up in the next chapter.</text:p>
      <text:h text:style-name="P197" text:outline-level="2"><text:bookmark-start text:name="__RefHeading___Toc7400_1864530906"/>nd-t<text:span text:style-name="T330">m</text:span><text:bookmark-end text:name="__RefHeading___Toc7400_1864530906"/></text:h>
      <text:p text:style-name="P140"><text:span text:style-name="T332">Here 'nd' stands for </text:span><text:span text:style-name="T32">non-destructive</text:span><text:span text:style-name="T332">. <text:s text:c="2"/>This is the generic declaration for a tape machine that supports non-determinism, but does not have a delete cell command. <text:s/></text:span>There are no additional fields (slots) added to the class:</text:p>
      <text:p text:style-name="P140"><text:soft-page-break/><draw:frame draw:style-name="fr2" draw:name="Frame16" text:anchor-type="as-char" svg:width="510.21pt" draw:z-index="16"><draw:text-box fo:min-height="25.8pt"><text:p text:style-name="P181">(defclass nd-tape-machine (tape-machine)())</text:p></draw:text-box></draw:frame></text:p>
      <text:p text:style-name="P142"><text:span text:style-name="T329">W</text:span>e <text:span text:style-name="T329">required a new feature for </text:span><text:span text:style-name="T224">in</text:span><text:span text:style-name="T223">it</text:span><text:span text:style-name="T329"> methods so as to support non-determinism. <text:s/>Namely, when a new tape machine instance is passed in to be initialized, and the </text:span><text:span text:style-name="T223">init-value</text:span><text:span text:style-name="T329"> argument is a tape machine argument of the same class, that </text:span><text:span text:style-name="T223">init</text:span><text:span text:style-name="T329"> makes an entangled copy of the </text:span><text:span text:style-name="T223">init-value</text:span><text:span text:style-name="T329"> machine. <text:s/></text:span><text:span text:style-name="T223">init</text:span><text:span text:style-name="T329"> will do this by copying the tape reference and making a new head. <text:s/>The new head initially points to the same cell as for the </text:span><text:span text:style-name="T223">init-value</text:span><text:span text:style-name="T329"> machine. <text:s/>(This is a sort of fork() function for tape machines. <text:s/>In this analogy the head is the program pointer.)</text:span></text:p>
      <text:p text:style-name="P142"><text:span text:style-name="T329">We also add an scoped environment for the clean creation and destruction of entangled machines.</text:span></text:p>
      <text:p text:style-name="P142"><draw:frame draw:style-name="fr2" draw:name="Frame18" text:anchor-type="as-char" svg:width="499.04pt" draw:z-index="18"><draw:text-box fo:min-height="43.65pt"><text:p text:style-name="P183"><text:s/>(defgeneric with-mk-entangled (tm continuation)</text:p><text:p text:style-name="P183"><text:s text:c="4"/>(:documentation</text:p><text:p text:style-name="P183"><text:s text:c="6"/>"Calls continuation with a locally scoped entangled copy of tm.</text:p><text:p text:style-name="P183"><text:s text:c="7"/>"))</text:p><text:p text:style-name="P183"/><text:p text:style-name="P183"><text:s text:c="2"/>(defmethod with-mk-entangled</text:p><text:p text:style-name="P183"><text:s text:c="4"/>(</text:p><text:p text:style-name="P183"><text:s text:c="6"/>(tm0 nd-tape-machine)</text:p><text:p text:style-name="P183"><text:s text:c="6"/>continuation</text:p><text:p text:style-name="P183"><text:s text:c="6"/>)</text:p><text:p text:style-name="P183"><text:s text:c="4"/>(let(</text:p><text:p text:style-name="P183"><text:s text:c="10"/>(tm1 (mk (type-of tm0) tm0))</text:p><text:p text:style-name="P183"><text:s text:c="10"/>)</text:p><text:p text:style-name="P183"><text:s text:c="6"/>(funcall continuation tm1)</text:p><text:p text:style-name="P183"><text:s text:c="6"/>))</text:p></draw:text-box></draw:frame></text:p>
      <text:p text:style-name="P141">We pick up <text:span text:style-name="T328">only one new primitive method, that of a predicate to test if two machines have their heads on the same cell.</text:span></text:p>
      <text:p text:style-name="P141"><draw:frame draw:style-name="fr2" draw:name="Frame17" text:anchor-type="as-char" svg:width="498.44pt" draw:z-index="17"><draw:text-box fo:min-height="61.51pt"><text:p text:style-name="P182"><text:s/>(defgeneric heads-on-same-cell</text:p><text:p text:style-name="P182"><text:s text:c="4"/>(</text:p><text:p text:style-name="P182"><text:s text:c="6"/>tm0</text:p><text:p text:style-name="P182"><text:s text:c="6"/>tm1 </text:p><text:p text:style-name="P182"><text:s text:c="6"/>&amp;optional</text:p><text:p text:style-name="P182"><text:s text:c="6"/>cont-true</text:p><text:p text:style-name="P182"><text:s text:c="6"/>cont-false</text:p><text:p text:style-name="P182"><text:s text:c="6"/>&amp;rest ⋯</text:p><text:p text:style-name="P182"><text:s text:c="6"/>))</text:p><text:p text:style-name="P182"/><text:p text:style-name="P182"/></draw:text-box></draw:frame></text:p>
      <text:p text:style-name="P144"><text:span text:style-name="T225">heads-on-same-cell</text:span> could not be <text:span text:style-name="T331">placed</text:span> <text:span text:style-name="T331">with</text:span> the base <text:span text:style-name="T331">declarations b</text:span>ecause <text:span text:style-name="T331">one must have two entangled copies before it makes sense to have a comparison to see if two entangled copies have their heads on the same cell, and the base machine has no mechanism for making copies. </text:span></text:p>
      <text:p text:style-name="P143">We also pick up some <text:span text:style-name="T331">quantified </text:span>functions:</text:p>
      <text:p text:style-name="P143"><text:soft-page-break/></text:p>
      <text:p text:style-name="P143"><text:soft-page-break/><draw:frame draw:style-name="fr2" draw:name="Frame19" text:anchor-type="as-char" svg:width="501.85pt" draw:z-index="19"><draw:text-box fo:min-height="64.35pt"><text:p text:style-name="P187">;;--------------------------------------------------------------------------------</text:p><text:p text:style-name="P187">;; indexed read and write</text:p><text:p text:style-name="P187">;;</text:p><text:p text:style-name="P187"><text:s text:c="2"/>(defgeneric esnr </text:p><text:p text:style-name="P187"><text:s text:c="4"/>(</text:p><text:p text:style-name="P187"><text:s text:c="6"/>tm</text:p><text:p text:style-name="P187"><text:s text:c="6"/>index</text:p><text:p text:style-name="P187"><text:s text:c="6"/>&amp;optional</text:p><text:p text:style-name="P187"><text:s text:c="6"/>cont-ok</text:p><text:p text:style-name="P187"><text:s text:c="6"/>cont-rightmost</text:p><text:p text:style-name="P187"><text:s text:c="6"/>)</text:p><text:p text:style-name="P187"><text:s text:c="4"/>(:documentation</text:p><text:p text:style-name="P187"><text:s text:c="6"/>" This is an indexed read operation. <text:s/>It makes an entangled copy of 'tm', </text:p><text:p text:style-name="P187"><text:s text:c="8"/>steps it 'index' times, then reads it.</text:p><text:p text:style-name="P187"><text:s text:c="6"/>"</text:p><text:p text:style-name="P187"><text:s text:c="6"/>))</text:p><text:p text:style-name="P187"/><text:p text:style-name="P187"><text:s text:c="2"/>(defmethod esnr </text:p><text:p text:style-name="P187"><text:s text:c="4"/>(</text:p><text:p text:style-name="P187"><text:s text:c="6"/>tm</text:p><text:p text:style-name="P187"><text:s text:c="6"/>index</text:p><text:p text:style-name="P187"><text:s text:c="6"/>&amp;optional</text:p><text:p text:style-name="P187"><text:s text:c="6"/>(cont-ok #'echo)</text:p><text:p text:style-name="P187"><text:s text:c="6"/>(cont-rightmost (λ(index)(declare (ignore index))(error 'step-from-rightmost)))</text:p><text:p text:style-name="P187"><text:s text:c="6"/>)</text:p><text:p text:style-name="P187"><text:s text:c="4"/>(with-mk-entangled tm</text:p><text:p text:style-name="P187"><text:s text:c="6"/>(λ(tm1)</text:p><text:p text:style-name="P187"><text:s text:c="8"/>(sn tm1 index</text:p><text:p text:style-name="P187"><text:s text:c="10"/>(λ()(funcall cont-ok (r tm1)))</text:p><text:p text:style-name="P187"><text:s text:c="10"/>(λ(n)(funcall cont-rightmost n))</text:p><text:p text:style-name="P187"><text:s text:c="10"/>))))</text:p><text:p text:style-name="P187"/><text:p text:style-name="P187"><text:s text:c="2"/>(defgeneric esnw </text:p><text:p text:style-name="P187"><text:s text:c="4"/>(</text:p><text:p text:style-name="P187"><text:s text:c="6"/>tm</text:p><text:p text:style-name="P187"><text:s text:c="6"/>index</text:p><text:p text:style-name="P187"><text:s text:c="6"/>instance</text:p><text:p text:style-name="P187"><text:s text:c="6"/>&amp;optional</text:p><text:p text:style-name="P187"><text:s text:c="6"/>cont-ok</text:p><text:p text:style-name="P187"><text:s text:c="6"/>cont-rightmost</text:p><text:p text:style-name="P187"><text:s text:c="6"/>)</text:p><text:p text:style-name="P187"><text:s text:c="4"/>(:documentation</text:p><text:p text:style-name="P187"><text:s text:c="6"/>" This is an indexed write operation. <text:s/>It makes an entangled copy of 'tm', </text:p><text:p text:style-name="P187"><text:s text:c="8"/>steps it 'index' places, then writes the 'instance'.</text:p><text:p text:style-name="P187"><text:s text:c="6"/>"</text:p><text:p text:style-name="P187"><text:s text:c="6"/>))</text:p><text:p text:style-name="P187"/><text:p text:style-name="P187"><text:s text:c="2"/>(defmethod esnw </text:p><text:p text:style-name="P187"><text:s text:c="4"/>(</text:p><text:p text:style-name="P187"><text:s text:c="6"/>tm</text:p><text:p text:style-name="P187"><text:s text:c="6"/>index</text:p><text:p text:style-name="P187"><text:s text:c="6"/>instance</text:p><text:p text:style-name="P187"><text:s text:c="6"/>&amp;optional</text:p><text:p text:style-name="P187"><text:s text:c="6"/>(cont-ok (be t))</text:p><text:p text:style-name="P187"><text:s text:c="6"/>(cont-rightmost (λ(index)(declare (ignore index))(error 'step-from-rightmost)))</text:p><text:p text:style-name="P187"><text:s text:c="6"/>)</text:p><text:p text:style-name="P187"><text:s text:c="4"/>(with-mk-entangled tm</text:p><text:p text:style-name="P187"><text:s text:c="6"/>(λ(tm1)</text:p><text:p text:style-name="P187"><text:s text:c="8"/>(sn tm1 index</text:p><text:p text:style-name="P187"><text:s text:c="10"/>(λ()(w tm1 instance cont-ok #'cant-happen))</text:p><text:p text:style-name="P187"><text:s text:c="10"/>(λ(n)(funcall cont-rightmost n))</text:p><text:p text:style-name="P187"><text:s text:c="10"/>))))</text:p></draw:text-box></draw:frame></text:p>
      <text:p text:style-name="P143"><text:soft-page-break/><draw:frame draw:style-name="fr2" draw:name="Frame20" text:anchor-type="as-char" svg:width="497.91pt" draw:z-index="20"><draw:text-box fo:min-height="57.06pt"><text:p text:style-name="P186">;;--------------------------------------------------------------------------------</text:p><text:p text:style-name="P186">;; repeated until end of tape operations</text:p><text:p text:style-name="P186">;; <text:s text:c="2"/>more specific versions, if they exist, are surely more efficient</text:p><text:p text:style-name="P186">;;</text:p><text:p text:style-name="P186"><text:s text:c="2"/>(defgeneric eas* (tm tm-fill &amp;optional cont-ok cont-no-alloc)</text:p><text:p text:style-name="P186"><text:s text:c="4"/>(:documentation </text:p><text:p text:style-name="P186"><text:s text:c="6"/>"calls #'as repeatedly on a mk-entangled copy of tm, filling</text:p><text:p text:style-name="P186"><text:s text:c="7"/>with successive instances from tm-fill.</text:p><text:p text:style-name="P186"><text:s text:c="7"/>tm will not be stepped. <text:s/>tm-fill will be stepped.</text:p><text:p text:style-name="P186"><text:s text:c="7"/>"</text:p><text:p text:style-name="P186"><text:s text:c="6"/>))</text:p><text:p text:style-name="P186"/><text:p text:style-name="P186"><text:s text:c="2"/>(defmethod eas*</text:p><text:p text:style-name="P186"><text:s text:c="4"/>(</text:p><text:p text:style-name="P186"><text:s text:c="6"/>(tm0 tape-machine) </text:p><text:p text:style-name="P186"><text:s text:c="6"/>fill</text:p><text:p text:style-name="P186"><text:s text:c="6"/>&amp;optional</text:p><text:p text:style-name="P186"><text:s text:c="6"/>(cont-ok (be t))</text:p><text:p text:style-name="P186"><text:s text:c="6"/>(cont-no-alloc #'alloc-fail)</text:p><text:p text:style-name="P186"><text:s text:c="6"/>)</text:p><text:p text:style-name="P186"><text:s text:c="4"/>(with-mk-entangled tm0</text:p><text:p text:style-name="P186"><text:s text:c="6"/>(λ(tm1)</text:p><text:p text:style-name="P186"><text:s text:c="8"/>(as* tm1 fill cont-ok cont-no-alloc)</text:p><text:p text:style-name="P186"><text:s text:c="8"/>)))</text:p><text:p text:style-name="P186"/><text:p text:style-name="P186">;;--------------------------------------------------------------------------------</text:p><text:p text:style-name="P186">;; repeated by count operations</text:p><text:p text:style-name="P186">;; <text:s text:c="2"/>more specific versions, if they exist, are surely more efficient</text:p><text:p text:style-name="P186">;;</text:p><text:p text:style-name="P186"><text:s text:c="2"/>(defgeneric an (tm count tm-fill &amp;optional cont-ok cont-rightmost cont-no-alloc)</text:p><text:p text:style-name="P186"><text:s text:c="4"/>(:documentation </text:p><text:p text:style-name="P186"><text:s text:c="6"/>"Similar to calling #'a n times on a mk-entangled-with of tm."</text:p><text:p text:style-name="P186"><text:s text:c="6"/>))</text:p><text:p text:style-name="P186"/><text:p text:style-name="P186"><text:s text:c="2"/>(defmethod an</text:p><text:p text:style-name="P186"><text:s text:c="4"/>(</text:p><text:p text:style-name="P186"><text:s text:c="6"/>(tm nd-tape-machine)</text:p><text:p text:style-name="P186"><text:s text:c="6"/>(n integer)</text:p><text:p text:style-name="P186"><text:s text:c="6"/>fill</text:p><text:p text:style-name="P186"><text:s text:c="6"/>&amp;optional </text:p><text:p text:style-name="P186"><text:s text:c="6"/>(cont-ok (be t))</text:p><text:p text:style-name="P186"><text:s text:c="6"/>(cont-rightmost (λ(tm1 n)(declare (ignore tm1 n))(be ∅)))</text:p><text:p text:style-name="P186"><text:s text:c="6"/>(cont-no-alloc (λ(tm1 n)(declare (ignore tm1 n))(error 'alloc-fail)))</text:p><text:p text:style-name="P186"><text:s text:c="6"/>)</text:p><text:p text:style-name="P186"><text:s text:c="4"/>(with-mk-entangled tm</text:p><text:p text:style-name="P186"><text:s text:c="6"/>(λ(tm1) (asn tm1 n fill cont-ok cont-rightmost cont-no-alloc))</text:p><text:p text:style-name="P186"><text:s text:c="6"/>))</text:p></draw:text-box></draw:frame></text:p>
      <text:h text:style-name="P198" text:outline-level="2"><text:bookmark-start text:name="__RefHeading___Toc7402_1864530906"/>solo-tm<text:bookmark-end text:name="__RefHeading___Toc7402_1864530906"/></text:h>
      <text:p text:style-name="P145">Here 'solo' <text:span text:style-name="T333">indicates that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46"><text:soft-page-break/>Again there is no overhead added to the class:</text:p>
      <text:p text:style-name="P146"><draw:frame draw:style-name="fr2" draw:name="Frame21" text:anchor-type="as-char" svg:width="505.76pt" draw:z-index="21"><draw:text-box fo:min-height="11.2pt"><text:p text:style-name="P188"><text:s text:c="2"/>(defclass solo-tape-machine (tape-machine)())</text:p></draw:text-box></draw:frame></text:p>
      <text:p text:style-name="P147">We gain these primitives:</text:p>
      <text:p text:style-name="P147"><draw:frame draw:style-name="fr2" draw:name="Frame22" text:anchor-type="as-char" svg:width="501.85pt" draw:z-index="22"><draw:text-box fo:min-height="25.74pt"><text:p text:style-name="P184"><text:s/>(defgeneric d (</text:p><text:p text:style-name="P184"><text:s text:c="18"/>tm </text:p><text:p text:style-name="P184"><text:s text:c="18"/>&amp;optional </text:p><text:p text:style-name="P184"><text:s text:c="18"/>spill </text:p><text:p text:style-name="P184"><text:s text:c="18"/>cont-ok ; #'echo</text:p><text:p text:style-name="P184"><text:s text:c="18"/>cont-rightmost ;(λ()(error 'dealloc-on-rightmost))</text:p><text:p text:style-name="P184"><text:s text:c="18"/>cont-no-alloc ;#'alloc-fail</text:p><text:p text:style-name="P184"><text:s text:c="18"/>&amp;rest ⋯</text:p><text:p text:style-name="P184"><text:s text:c="18"/>)</text:p><text:p text:style-name="P184"><text:s text:c="4"/>(:documentation</text:p><text:p text:style-name="P184"><text:s text:c="6"/>"Deallocate the right neighbor of the cell the head is on.</text:p><text:p text:style-name="P184"><text:s text:c="7"/>I.e. deallocates a region of length 1 located to the right of the head.</text:p><text:p text:style-name="P184"><text:s text:c="7"/>Returns the instance from the deallocated cell.</text:p><text:p text:style-name="P184"><text:s text:c="7"/>If spill is not ∅, the deallocated cell is moved to spill, or a new</text:p><text:p text:style-name="P184"><text:s text:c="7"/>cell is allocated to spill and the instance reference is moved there.</text:p><text:p text:style-name="P184"><text:s text:c="6"/>"</text:p><text:p text:style-name="P184"><text:s text:c="6"/>))</text:p><text:p text:style-name="P184"/><text:p text:style-name="P184"><text:s text:c="2"/>(defgeneric d◧ (</text:p><text:p text:style-name="P184"><text:s text:c="19"/>tm </text:p><text:p text:style-name="P184"><text:s text:c="19"/>&amp;optional </text:p><text:p text:style-name="P184"><text:s text:c="19"/>spill </text:p><text:p text:style-name="P184"><text:s text:c="19"/>cont-ok ; #'echo</text:p><text:p text:style-name="P184"><text:s text:c="19"/>cont-collision ; (λ()(error 'dealloc-collision))</text:p><text:p text:style-name="P184"><text:s text:c="19"/>cont-no-alloc ; #'alloc-fail</text:p><text:p text:style-name="P184"><text:s text:c="19"/>)</text:p><text:p text:style-name="P184"><text:s text:c="4"/>(:documentation</text:p><text:p text:style-name="P184"><text:s text:c="6"/>"Deallocates leftmost.</text:p><text:p text:style-name="P184"><text:s text:c="7"/>Returns the instance from the deallocated cell.</text:p><text:p text:style-name="P184"><text:s text:c="7"/>If spill is not ∅, the deallocated cell is moved to spill, or a new</text:p><text:p text:style-name="P184"><text:s text:c="7"/>cell is allocated to spill and the instance reference is moved there.</text:p><text:p text:style-name="P184"><text:s text:c="6"/>"</text:p><text:p text:style-name="P184"><text:s text:c="6"/>))</text:p></draw:text-box></draw:frame></text:p>
      <text:p text:style-name="P148">We also gain quantified versions of these functions:</text:p>
      <text:p text:style-name="P148"><text:soft-page-break/><draw:frame draw:style-name="fr2" draw:name="Frame23" text:anchor-type="as-char" svg:width="499.01pt" draw:z-index="23"><draw:text-box fo:min-height="27.44pt"><text:p text:style-name="P185"><text:s text:c="2"/>(defmethod d* <text:s/>(</text:p><text:p text:style-name="P185"><text:s text:c="7"/>(tm solo-tape-machine)</text:p><text:p text:style-name="P185"><text:s text:c="7"/>&amp;optional </text:p><text:p text:style-name="P185"><text:s text:c="7"/>spill </text:p><text:p text:style-name="P185"><text:s text:c="7"/>(cont-ok (be t))</text:p><text:p text:style-name="P185"><text:s text:c="7"/>(cont-no-alloc #'alloc-fail)</text:p><text:p text:style-name="P185"><text:s text:c="7"/>)</text:p><text:p text:style-name="P185"><text:s/>(defmethod d◧*</text:p><text:p text:style-name="P185"><text:s text:c="5"/>(</text:p><text:p text:style-name="P185"><text:s text:c="7"/>(tm solo-tape-machine)</text:p><text:p text:style-name="P185"><text:s text:c="7"/>&amp;optional </text:p><text:p text:style-name="P185"><text:s text:c="7"/>spill </text:p><text:p text:style-name="P185"><text:s text:c="7"/>(cont-collision (be t))</text:p><text:p text:style-name="P185"><text:s text:c="7"/>(cont-no-alloc #'alloc-fail)</text:p><text:p text:style-name="P185"><text:s text:c="7"/>&amp;rest</text:p><text:p text:style-name="P185"><text:s text:c="7"/>⋯</text:p><text:p text:style-name="P185"><text:s text:c="7"/>)</text:p><text:p text:style-name="P185"><text:s/>(defmethod dn</text:p><text:p text:style-name="P185"><text:s text:c="4"/>(</text:p><text:p text:style-name="P185"><text:s text:c="6"/>(tm solo-tape-machine)</text:p><text:p text:style-name="P185"><text:s text:c="6"/>(n integer)</text:p><text:p text:style-name="P185"><text:s text:c="6"/>&amp;optional </text:p><text:p text:style-name="P185"><text:s text:c="6"/>spill</text:p><text:p text:style-name="P185"><text:s text:c="6"/>(cont-ok (be t))</text:p><text:p text:style-name="P185"><text:s text:c="6"/>(cont-rightmost (be ∅))</text:p><text:p text:style-name="P185"><text:s text:c="6"/>(cont-no-alloc #'alloc-fail)</text:p><text:p text:style-name="P185"><text:s text:c="6"/>)</text:p></draw:text-box></draw:frame></text:p>
      <text:p text:style-name="P148"/>
      <text:h text:style-name="P164" text:outline-level="1"><text:bookmark-start text:name="__RefHeading___Toc4804_1864530906"/>TM Library - Implementations<text:bookmark-end text:name="__RefHeading___Toc4804_1864530906"/></text:h>
      <text:p text:style-name="P131"><text:span text:style-name="T30">list-tm</text:span><text:span text:style-name="T318"> is a specialization for a </text:span><text:span text:style-name="T215">tape</text:span><text:span text:style-name="T214">-</text:span><text:span text:style-name="T215">machine</text:span><text:span text:style-name="T247"> where the tape is as a list. <text:s/>As we are working with Lisp, this seemed to be the best choice for a reference implementation. </text:span></text:p>
      <text:h text:style-name="P194" text:outline-level="2"><text:bookmark-start text:name="__RefHeading___Toc3796_1864530906"/><text:span text:style-name="T312">list-tm-def.lisp</text:span> <text:s/><text:bookmark-end text:name="__RefHeading___Toc3796_1864530906"/></text:h>
      <text:p text:style-name="P128"/>
      <text:p text:style-name="P15"><draw:frame draw:style-name="fr1" draw:name="Frame2" text:anchor-type="as-char" svg:width="499.35pt" draw:z-index="1"><draw:text-box fo:min-height="1.16pt"><text:p text:style-name="P16"><text:s/>(defclass list-tm (tape-machine)())</text:p></draw:text-box></draw:frame></text:p>
      <text:p text:style-name="P104">This class inherits from <text:span text:style-name="T212">tape-machine</text:span> (or one might say that it is derived from <text:span text:style-name="T212">tape-machine</text:span>, or that it specializes <text:span text:style-name="T212">tape-machine</text:span>, whichever one prefers).</text:p>
      <text:p text:style-name="P104"/>
      <text:h text:style-name="P161" text:outline-level="1"><text:bookmark-start text:name="__RefHeading___Toc3798_1864530906"/>work functions<text:bookmark-end text:name="__RefHeading___Toc3798_18645309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1" svg:font-family="'DejaVu Sans Mono'" style:font-pitch="fixed"/>
    <style:font-face style:name="DejaVu Sans Mono2"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class="text">
      <style:paragraph-properties style:writing-mode="page"/>
      <style:text-properties fo:text-shadow="1pt 1pt"/>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top="14.14pt"/>
      </style:footer-style>
    </style:page-layout>
  </office:automatic-styles>
  <office:master-styles>
    <style:master-page style:name="Standard" style:page-layout-name="Mpm1">
      <style:footer>
        <text:p text:style-name="MP1"><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6-12-29T12:12:48.811784427</dc:date>
    <meta:editing-duration>P4DT16H39M2S</meta:editing-duration>
    <meta:editing-cycles>626</meta:editing-cycles>
    <meta:generator>LibreOffice/5.2.4.1$Linux_X86_64 LibreOffice_project/20m0$Build-1</meta:generator>
    <meta:document-statistic meta:table-count="0" meta:image-count="0" meta:object-count="0" meta:page-count="36" meta:paragraph-count="634" meta:word-count="10923" meta:character-count="66916" meta:non-whitespace-character-count="54137"/>
  </office:meta>
</office:document-meta>
</file>